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97cm" fo:margin-left="0cm" table:align="left"/>
    </style:style>
    <style:style style:name="Tabla1.A" style:family="table-column">
      <style:table-column-properties style:column-width="3.281cm"/>
    </style:style>
    <style:style style:name="Tabla1.B" style:family="table-column">
      <style:table-column-properties style:column-width="2.487cm"/>
    </style:style>
    <style:style style:name="Tabla1.C" style:family="table-column">
      <style:table-column-properties style:column-width="7.534cm"/>
    </style:style>
    <style:style style:name="Tabla1.D" style:family="table-column">
      <style:table-column-properties style:column-width="2.669cm"/>
    </style:style>
    <style:style style:name="Tabla1.A1" style:family="table-cell">
      <style:table-cell-properties style:border-line-width-bottom="0.053cm 0.053cm 0.053cm" fo:padding-left="0.191cm" fo:padding-right="0.191cm" fo:padding-top="0cm" fo:padding-bottom="0cm" fo:border-left="1.5pt solid #000000" fo:border-right="0.75pt solid #000000" fo:border-top="1.5pt solid #000000" fo:border-bottom="4.5pt double #000000" style:writing-mode="lr-tb"/>
    </style:style>
    <style:style style:name="Tabla1.B1" style:family="table-cell">
      <style:table-cell-properties style:border-line-width-bottom="0.053cm 0.053cm 0.053cm" fo:padding-left="0.191cm" fo:padding-right="0.191cm" fo:padding-top="0cm" fo:padding-bottom="0cm" fo:border-left="0.75pt solid #000000" fo:border-right="0.75pt solid #000000" fo:border-top="1.5pt solid #000000" fo:border-bottom="4.5pt double #000000" style:writing-mode="lr-tb"/>
    </style:style>
    <style:style style:name="Tabla1.D1" style:family="table-cell">
      <style:table-cell-properties style:border-line-width-bottom="0.053cm 0.053cm 0.053cm" fo:padding-left="0.191cm" fo:padding-right="0.191cm" fo:padding-top="0cm" fo:padding-bottom="0cm" fo:border-left="0.75pt solid #000000" fo:border-right="1.5pt solid #000000" fo:border-top="1.5pt solid #000000" fo:border-bottom="4.5pt double #000000" style:writing-mode="lr-tb"/>
    </style:style>
    <style:style style:name="Tabla1.A2" style:family="table-cell">
      <style:table-cell-properties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la1.B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D2" style:family="table-cell">
      <style:table-cell-properties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la1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a1.B3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a1.D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a2" style:family="table">
      <style:table-properties style:width="16.51cm" fo:margin-left="-0.009cm" table:align="left"/>
    </style:style>
    <style:style style:name="Tabla2.A" style:family="table-column">
      <style:table-column-properties style:column-width="4.128cm"/>
    </style:style>
    <style:style style:name="Tabla2.B" style:family="table-column">
      <style:table-column-properties style:column-width="12.383cm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6cm" fo:margin-left="0.009cm" table:align="left"/>
    </style:style>
    <style:style style:name="Tabla3.A" style:family="table-column">
      <style:table-column-properties style:column-width="3.969cm"/>
    </style:style>
    <style:style style:name="Tabla3.B" style:family="table-column">
      <style:table-column-properties style:column-width="4.609cm"/>
    </style:style>
    <style:style style:name="Tabla3.C" style:family="table-column">
      <style:table-column-properties style:column-width="3.134cm"/>
    </style:style>
    <style:style style:name="Tabla3.D" style:family="table-column">
      <style:table-column-properties style:column-width="4.784cm"/>
    </style:style>
    <style:style style:name="Tab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3.B1" style:family="table-cell">
      <style:table-cell-properties fo:padding="0.097cm" fo:border="0.25pt solid #000000" style:writing-mode="lr-tb"/>
    </style:style>
    <style:style style:name="Tab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3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3.B3" style:family="table-cell">
      <style:table-cell-properties fo:padding="0.097cm" fo:border="0.5pt solid #000000" style:writing-mode="lr-tb"/>
    </style:style>
    <style:style style:name="Tabla3.C3" style:family="table-cell">
      <style:table-cell-properties fo:padding-left="0.018cm" fo:padding-right="0.018cm" fo:padding-top="0cm" fo:padding-bottom="0cm" fo:border="0.5pt solid #000000" style:writing-mode="lr-tb"/>
    </style:style>
    <style:style style:name="Tabla3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3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4" style:family="table">
      <style:table-properties style:width="16.51cm" fo:margin-left="-0.016cm" table:align="left"/>
    </style:style>
    <style:style style:name="Tabla4.A" style:family="table-column">
      <style:table-column-properties style:column-width="3.969cm"/>
    </style:style>
    <style:style style:name="Tabla4.B" style:family="table-column">
      <style:table-column-properties style:column-width="4.18cm"/>
    </style:style>
    <style:style style:name="Tabla4.A1" style:family="table-cell">
      <style:table-cell-properties fo:padding="0.097cm" fo:border="0.5pt solid #000000" style:writing-mode="lr-tb"/>
    </style:style>
    <style:style style:name="Tabla4.C3" style:family="table-cell">
      <style:table-cell-properties fo:padding-left="0.018cm" fo:padding-right="0.018cm" fo:padding-top="0cm" fo:padding-bottom="0cm" fo:border="0.5pt solid #000000" style:writing-mode="lr-tb"/>
    </style:style>
    <style:style style:name="Tabla5" style:family="table">
      <style:table-properties style:width="16.51cm" fo:margin-left="-0.016cm" table:align="left"/>
    </style:style>
    <style:style style:name="Tabla5.A" style:family="table-column">
      <style:table-column-properties style:column-width="3.969cm"/>
    </style:style>
    <style:style style:name="Tabla5.B" style:family="table-column">
      <style:table-column-properties style:column-width="4.18cm"/>
    </style:style>
    <style:style style:name="Tabla5.A1" style:family="table-cell">
      <style:table-cell-properties fo:padding="0.097cm" fo:border="0.5pt solid #000000" style:writing-mode="lr-tb"/>
    </style:style>
    <style:style style:name="Tabla5.C3" style:family="table-cell">
      <style:table-cell-properties fo:padding-left="0.018cm" fo:padding-right="0.018cm" fo:padding-top="0cm" fo:padding-bottom="0cm" fo:border="0.5pt solid #000000" style:writing-mode="lr-tb"/>
    </style:style>
    <style:style style:name="Tabla6" style:family="table">
      <style:table-properties style:width="16.51cm" fo:margin-left="-0.016cm" table:align="left"/>
    </style:style>
    <style:style style:name="Tabla6.A" style:family="table-column">
      <style:table-column-properties style:column-width="3.969cm"/>
    </style:style>
    <style:style style:name="Tabla6.B" style:family="table-column">
      <style:table-column-properties style:column-width="4.18cm"/>
    </style:style>
    <style:style style:name="Tabla6.A1" style:family="table-cell">
      <style:table-cell-properties fo:padding="0.097cm" fo:border="0.5pt solid #000000" style:writing-mode="lr-tb"/>
    </style:style>
    <style:style style:name="Tabla6.C3" style:family="table-cell">
      <style:table-cell-properties fo:padding-left="0.018cm" fo:padding-right="0.018cm" fo:padding-top="0cm" fo:padding-bottom="0cm" fo:border="0.5pt solid #000000" style:writing-mode="lr-tb"/>
    </style:style>
    <style:style style:name="Tabla7" style:family="table">
      <style:table-properties style:width="16.496cm" fo:margin-left="0.009cm" table:align="left"/>
    </style:style>
    <style:style style:name="Tabla7.A" style:family="table-column">
      <style:table-column-properties style:column-width="3.969cm"/>
    </style:style>
    <style:style style:name="Tabla7.B" style:family="table-column">
      <style:table-column-properties style:column-width="4.609cm"/>
    </style:style>
    <style:style style:name="Tabla7.C" style:family="table-column">
      <style:table-column-properties style:column-width="3.134cm"/>
    </style:style>
    <style:style style:name="Tabla7.D" style:family="table-column">
      <style:table-column-properties style:column-width="4.784cm"/>
    </style:style>
    <style:style style:name="Tabla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7.B1" style:family="table-cell">
      <style:table-cell-properties fo:padding="0.097cm" fo:border="0.25pt solid #000000" style:writing-mode="lr-tb"/>
    </style:style>
    <style:style style:name="Tabla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7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7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7.B3" style:family="table-cell">
      <style:table-cell-properties fo:padding="0.097cm" fo:border="0.5pt solid #000000" style:writing-mode="lr-tb"/>
    </style:style>
    <style:style style:name="Tabla7.C3" style:family="table-cell">
      <style:table-cell-properties fo:padding-left="0.018cm" fo:padding-right="0.018cm" fo:padding-top="0cm" fo:padding-bottom="0cm" fo:border="0.5pt solid #000000" style:writing-mode="lr-tb"/>
    </style:style>
    <style:style style:name="Tabla7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7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7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8" style:family="table">
      <style:table-properties style:width="16.496cm" fo:margin-left="0.009cm" table:align="left"/>
    </style:style>
    <style:style style:name="Tabla8.A" style:family="table-column">
      <style:table-column-properties style:column-width="3.969cm"/>
    </style:style>
    <style:style style:name="Tabla8.B" style:family="table-column">
      <style:table-column-properties style:column-width="4.609cm"/>
    </style:style>
    <style:style style:name="Tabla8.C" style:family="table-column">
      <style:table-column-properties style:column-width="3.134cm"/>
    </style:style>
    <style:style style:name="Tabla8.D" style:family="table-column">
      <style:table-column-properties style:column-width="4.784cm"/>
    </style:style>
    <style:style style:name="Tabla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8.B1" style:family="table-cell">
      <style:table-cell-properties fo:padding="0.097cm" fo:border="0.25pt solid #000000" style:writing-mode="lr-tb"/>
    </style:style>
    <style:style style:name="Tabla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8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8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8.B3" style:family="table-cell">
      <style:table-cell-properties fo:padding="0.097cm" fo:border="0.5pt solid #000000" style:writing-mode="lr-tb"/>
    </style:style>
    <style:style style:name="Tabla8.C3" style:family="table-cell">
      <style:table-cell-properties fo:padding-left="0.018cm" fo:padding-right="0.018cm" fo:padding-top="0cm" fo:padding-bottom="0cm" fo:border="0.5pt solid #000000" style:writing-mode="lr-tb"/>
    </style:style>
    <style:style style:name="Tabla8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8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8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9" style:family="table">
      <style:table-properties style:width="16.496cm" fo:margin-left="0.009cm" table:align="left"/>
    </style:style>
    <style:style style:name="Tabla9.A" style:family="table-column">
      <style:table-column-properties style:column-width="3.969cm"/>
    </style:style>
    <style:style style:name="Tabla9.B" style:family="table-column">
      <style:table-column-properties style:column-width="4.609cm"/>
    </style:style>
    <style:style style:name="Tabla9.C" style:family="table-column">
      <style:table-column-properties style:column-width="3.134cm"/>
    </style:style>
    <style:style style:name="Tabla9.D" style:family="table-column">
      <style:table-column-properties style:column-width="4.784cm"/>
    </style:style>
    <style:style style:name="Tabla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9.B1" style:family="table-cell">
      <style:table-cell-properties fo:padding="0.097cm" fo:border="0.25pt solid #000000" style:writing-mode="lr-tb"/>
    </style:style>
    <style:style style:name="Tabla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9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9.B3" style:family="table-cell">
      <style:table-cell-properties fo:padding="0.097cm" fo:border="0.5pt solid #000000" style:writing-mode="lr-tb"/>
    </style:style>
    <style:style style:name="Tabla9.C3" style:family="table-cell">
      <style:table-cell-properties fo:padding-left="0.018cm" fo:padding-right="0.018cm" fo:padding-top="0cm" fo:padding-bottom="0cm" fo:border="0.5pt solid #000000" style:writing-mode="lr-tb"/>
    </style:style>
    <style:style style:name="Tabla9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9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0" style:family="table">
      <style:table-properties style:width="16.496cm" fo:margin-left="0.009cm" table:align="left"/>
    </style:style>
    <style:style style:name="Tabla10.A" style:family="table-column">
      <style:table-column-properties style:column-width="3.969cm"/>
    </style:style>
    <style:style style:name="Tabla10.B" style:family="table-column">
      <style:table-column-properties style:column-width="4.609cm"/>
    </style:style>
    <style:style style:name="Tabla10.C" style:family="table-column">
      <style:table-column-properties style:column-width="3.134cm"/>
    </style:style>
    <style:style style:name="Tabla10.D" style:family="table-column">
      <style:table-column-properties style:column-width="4.784cm"/>
    </style:style>
    <style:style style:name="Tab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0.B1" style:family="table-cell">
      <style:table-cell-properties fo:padding="0.097cm" fo:border="0.25pt solid #000000" style:writing-mode="lr-tb"/>
    </style:style>
    <style:style style:name="Tab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0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0.B3" style:family="table-cell">
      <style:table-cell-properties fo:padding="0.097cm" fo:border="0.5pt solid #000000" style:writing-mode="lr-tb"/>
    </style:style>
    <style:style style:name="Tabla10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0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0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0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1" style:family="table">
      <style:table-properties style:width="16.496cm" fo:margin-left="0.009cm" table:align="left"/>
    </style:style>
    <style:style style:name="Tabla11.A" style:family="table-column">
      <style:table-column-properties style:column-width="3.969cm"/>
    </style:style>
    <style:style style:name="Tabla11.B" style:family="table-column">
      <style:table-column-properties style:column-width="4.609cm"/>
    </style:style>
    <style:style style:name="Tabla11.C" style:family="table-column">
      <style:table-column-properties style:column-width="3.134cm"/>
    </style:style>
    <style:style style:name="Tabla11.D" style:family="table-column">
      <style:table-column-properties style:column-width="4.784cm"/>
    </style:style>
    <style:style style:name="Tabla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1.B1" style:family="table-cell">
      <style:table-cell-properties fo:padding="0.097cm" fo:border="0.25pt solid #000000" style:writing-mode="lr-tb"/>
    </style:style>
    <style:style style:name="Tabla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1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1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1.B3" style:family="table-cell">
      <style:table-cell-properties fo:padding="0.097cm" fo:border="0.5pt solid #000000" style:writing-mode="lr-tb"/>
    </style:style>
    <style:style style:name="Tabla11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1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1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1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2" style:family="table">
      <style:table-properties style:width="16.496cm" fo:margin-left="0.009cm" table:align="left"/>
    </style:style>
    <style:style style:name="Tabla12.A" style:family="table-column">
      <style:table-column-properties style:column-width="3.969cm"/>
    </style:style>
    <style:style style:name="Tabla12.B" style:family="table-column">
      <style:table-column-properties style:column-width="4.609cm"/>
    </style:style>
    <style:style style:name="Tabla12.C" style:family="table-column">
      <style:table-column-properties style:column-width="3.134cm"/>
    </style:style>
    <style:style style:name="Tabla12.D" style:family="table-column">
      <style:table-column-properties style:column-width="4.784cm"/>
    </style:style>
    <style:style style:name="Tabla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2.B1" style:family="table-cell">
      <style:table-cell-properties fo:padding="0.097cm" fo:border="0.25pt solid #000000" style:writing-mode="lr-tb"/>
    </style:style>
    <style:style style:name="Tabla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2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2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2.B3" style:family="table-cell">
      <style:table-cell-properties fo:padding="0.097cm" fo:border="0.5pt solid #000000" style:writing-mode="lr-tb"/>
    </style:style>
    <style:style style:name="Tabla12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2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2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2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3" style:family="table">
      <style:table-properties style:width="16.496cm" fo:margin-left="0.009cm" table:align="left"/>
    </style:style>
    <style:style style:name="Tabla13.A" style:family="table-column">
      <style:table-column-properties style:column-width="3.969cm"/>
    </style:style>
    <style:style style:name="Tabla13.B" style:family="table-column">
      <style:table-column-properties style:column-width="4.609cm"/>
    </style:style>
    <style:style style:name="Tabla13.C" style:family="table-column">
      <style:table-column-properties style:column-width="3.134cm"/>
    </style:style>
    <style:style style:name="Tabla13.D" style:family="table-column">
      <style:table-column-properties style:column-width="4.784cm"/>
    </style:style>
    <style:style style:name="Tab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3.B1" style:family="table-cell">
      <style:table-cell-properties fo:padding="0.097cm" fo:border="0.25pt solid #000000" style:writing-mode="lr-tb"/>
    </style:style>
    <style:style style:name="Tab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3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3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3.B3" style:family="table-cell">
      <style:table-cell-properties fo:padding="0.097cm" fo:border="0.5pt solid #000000" style:writing-mode="lr-tb"/>
    </style:style>
    <style:style style:name="Tabla13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3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3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3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4" style:family="table">
      <style:table-properties style:width="16.496cm" fo:margin-left="0.009cm" table:align="left"/>
    </style:style>
    <style:style style:name="Tabla14.A" style:family="table-column">
      <style:table-column-properties style:column-width="3.969cm"/>
    </style:style>
    <style:style style:name="Tabla14.B" style:family="table-column">
      <style:table-column-properties style:column-width="4.609cm"/>
    </style:style>
    <style:style style:name="Tabla14.C" style:family="table-column">
      <style:table-column-properties style:column-width="3.134cm"/>
    </style:style>
    <style:style style:name="Tabla14.D" style:family="table-column">
      <style:table-column-properties style:column-width="4.784cm"/>
    </style:style>
    <style:style style:name="Tab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4.B1" style:family="table-cell">
      <style:table-cell-properties fo:padding="0.097cm" fo:border="0.25pt solid #000000" style:writing-mode="lr-tb"/>
    </style:style>
    <style:style style:name="Tab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4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4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4.B3" style:family="table-cell">
      <style:table-cell-properties fo:padding="0.097cm" fo:border="0.5pt solid #000000" style:writing-mode="lr-tb"/>
    </style:style>
    <style:style style:name="Tabla14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4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4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4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5" style:family="table">
      <style:table-properties style:width="16.496cm" fo:margin-left="0.009cm" table:align="left"/>
    </style:style>
    <style:style style:name="Tabla15.A" style:family="table-column">
      <style:table-column-properties style:column-width="3.969cm"/>
    </style:style>
    <style:style style:name="Tabla15.B" style:family="table-column">
      <style:table-column-properties style:column-width="4.609cm"/>
    </style:style>
    <style:style style:name="Tabla15.C" style:family="table-column">
      <style:table-column-properties style:column-width="3.134cm"/>
    </style:style>
    <style:style style:name="Tabla15.D" style:family="table-column">
      <style:table-column-properties style:column-width="4.784cm"/>
    </style:style>
    <style:style style:name="Tab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5.B1" style:family="table-cell">
      <style:table-cell-properties fo:padding="0.097cm" fo:border="0.25pt solid #000000" style:writing-mode="lr-tb"/>
    </style:style>
    <style:style style:name="Tab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5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5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5.B3" style:family="table-cell">
      <style:table-cell-properties fo:padding="0.097cm" fo:border="0.5pt solid #000000" style:writing-mode="lr-tb"/>
    </style:style>
    <style:style style:name="Tabla15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5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5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5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6" style:family="table">
      <style:table-properties style:width="16.496cm" fo:margin-left="0.012cm" table:align="left"/>
    </style:style>
    <style:style style:name="Tabla16.A" style:family="table-column">
      <style:table-column-properties style:column-width="3.969cm"/>
    </style:style>
    <style:style style:name="Tabla16.B" style:family="table-column">
      <style:table-column-properties style:column-width="4.609cm"/>
    </style:style>
    <style:style style:name="Tabla16.C" style:family="table-column">
      <style:table-column-properties style:column-width="3.134cm"/>
    </style:style>
    <style:style style:name="Tabla16.D" style:family="table-column">
      <style:table-column-properties style:column-width="4.784cm"/>
    </style:style>
    <style:style style:name="Tab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6.B1" style:family="table-cell">
      <style:table-cell-properties fo:padding="0.097cm" fo:border="0.25pt solid #000000" style:writing-mode="lr-tb"/>
    </style:style>
    <style:style style:name="Tab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6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6.B3" style:family="table-cell">
      <style:table-cell-properties fo:padding="0.097cm" fo:border="0.5pt solid #000000" style:writing-mode="lr-tb"/>
    </style:style>
    <style:style style:name="Tabla16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6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6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7" style:family="table">
      <style:table-properties style:width="16.496cm" fo:margin-left="0.012cm" table:align="left"/>
    </style:style>
    <style:style style:name="Tabla17.A" style:family="table-column">
      <style:table-column-properties style:column-width="3.969cm"/>
    </style:style>
    <style:style style:name="Tabla17.B" style:family="table-column">
      <style:table-column-properties style:column-width="4.609cm"/>
    </style:style>
    <style:style style:name="Tabla17.C" style:family="table-column">
      <style:table-column-properties style:column-width="3.134cm"/>
    </style:style>
    <style:style style:name="Tabla17.D" style:family="table-column">
      <style:table-column-properties style:column-width="4.784cm"/>
    </style:style>
    <style:style style:name="Tabla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7.B1" style:family="table-cell">
      <style:table-cell-properties fo:padding="0.097cm" fo:border="0.25pt solid #000000" style:writing-mode="lr-tb"/>
    </style:style>
    <style:style style:name="Tabla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7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7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7.B3" style:family="table-cell">
      <style:table-cell-properties fo:padding="0.097cm" fo:border="0.5pt solid #000000" style:writing-mode="lr-tb"/>
    </style:style>
    <style:style style:name="Tabla17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7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7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7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8" style:family="table">
      <style:table-properties style:width="16.496cm" fo:margin-left="0.009cm" table:align="left"/>
    </style:style>
    <style:style style:name="Tabla18.A" style:family="table-column">
      <style:table-column-properties style:column-width="3.969cm"/>
    </style:style>
    <style:style style:name="Tabla18.B" style:family="table-column">
      <style:table-column-properties style:column-width="4.609cm"/>
    </style:style>
    <style:style style:name="Tabla18.C" style:family="table-column">
      <style:table-column-properties style:column-width="3.134cm"/>
    </style:style>
    <style:style style:name="Tabla18.D" style:family="table-column">
      <style:table-column-properties style:column-width="4.784cm"/>
    </style:style>
    <style:style style:name="Tabla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8.B1" style:family="table-cell">
      <style:table-cell-properties fo:padding="0.097cm" fo:border="0.25pt solid #000000" style:writing-mode="lr-tb"/>
    </style:style>
    <style:style style:name="Tabla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8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8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8.B3" style:family="table-cell">
      <style:table-cell-properties fo:padding="0.097cm" fo:border="0.5pt solid #000000" style:writing-mode="lr-tb"/>
    </style:style>
    <style:style style:name="Tabla18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8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8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8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19" style:family="table">
      <style:table-properties style:width="16.496cm" fo:margin-left="0.009cm" table:align="left"/>
    </style:style>
    <style:style style:name="Tabla19.A" style:family="table-column">
      <style:table-column-properties style:column-width="3.969cm"/>
    </style:style>
    <style:style style:name="Tabla19.B" style:family="table-column">
      <style:table-column-properties style:column-width="4.609cm"/>
    </style:style>
    <style:style style:name="Tabla19.C" style:family="table-column">
      <style:table-column-properties style:column-width="3.134cm"/>
    </style:style>
    <style:style style:name="Tabla19.D" style:family="table-column">
      <style:table-column-properties style:column-width="4.784cm"/>
    </style:style>
    <style:style style:name="Tabla1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9.B1" style:family="table-cell">
      <style:table-cell-properties fo:padding="0.097cm" fo:border="0.25pt solid #000000" style:writing-mode="lr-tb"/>
    </style:style>
    <style:style style:name="Tabla1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9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19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19.B3" style:family="table-cell">
      <style:table-cell-properties fo:padding="0.097cm" fo:border="0.5pt solid #000000" style:writing-mode="lr-tb"/>
    </style:style>
    <style:style style:name="Tabla19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9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19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9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20" style:family="table">
      <style:table-properties style:width="16.496cm" fo:margin-left="0.009cm" table:align="left"/>
    </style:style>
    <style:style style:name="Tabla20.A" style:family="table-column">
      <style:table-column-properties style:column-width="3.969cm"/>
    </style:style>
    <style:style style:name="Tabla20.B" style:family="table-column">
      <style:table-column-properties style:column-width="4.609cm"/>
    </style:style>
    <style:style style:name="Tabla20.C" style:family="table-column">
      <style:table-column-properties style:column-width="3.134cm"/>
    </style:style>
    <style:style style:name="Tabla20.D" style:family="table-column">
      <style:table-column-properties style:column-width="4.784cm"/>
    </style:style>
    <style:style style:name="Tabla2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0.B1" style:family="table-cell">
      <style:table-cell-properties fo:padding="0.097cm" fo:border="0.25pt solid #000000" style:writing-mode="lr-tb"/>
    </style:style>
    <style:style style:name="Tabla2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0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20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20.B3" style:family="table-cell">
      <style:table-cell-properties fo:padding="0.097cm" fo:border="0.5pt solid #000000" style:writing-mode="lr-tb"/>
    </style:style>
    <style:style style:name="Tabla20.C3" style:family="table-cell">
      <style:table-cell-properties fo:padding-left="0.018cm" fo:padding-right="0.018cm" fo:padding-top="0cm" fo:padding-bottom="0cm" fo:border="0.5pt solid #000000" style:writing-mode="lr-tb"/>
    </style:style>
    <style:style style:name="Tabla20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20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0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21" style:family="table">
      <style:table-properties style:width="16.496cm" fo:margin-left="0.009cm" table:align="left"/>
    </style:style>
    <style:style style:name="Tabla21.A" style:family="table-column">
      <style:table-column-properties style:column-width="3.969cm"/>
    </style:style>
    <style:style style:name="Tabla21.B" style:family="table-column">
      <style:table-column-properties style:column-width="4.609cm"/>
    </style:style>
    <style:style style:name="Tabla21.C" style:family="table-column">
      <style:table-column-properties style:column-width="3.134cm"/>
    </style:style>
    <style:style style:name="Tabla21.D" style:family="table-column">
      <style:table-column-properties style:column-width="4.784cm"/>
    </style:style>
    <style:style style:name="Tabla2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1.B1" style:family="table-cell">
      <style:table-cell-properties fo:padding="0.097cm" fo:border="0.25pt solid #000000" style:writing-mode="lr-tb"/>
    </style:style>
    <style:style style:name="Tabla2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1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21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21.B3" style:family="table-cell">
      <style:table-cell-properties fo:padding="0.097cm" fo:border="0.5pt solid #000000" style:writing-mode="lr-tb"/>
    </style:style>
    <style:style style:name="Tabla21.C3" style:family="table-cell">
      <style:table-cell-properties fo:padding-left="0.018cm" fo:padding-right="0.018cm" fo:padding-top="0cm" fo:padding-bottom="0cm" fo:border="0.5pt solid #000000" style:writing-mode="lr-tb"/>
    </style:style>
    <style:style style:name="Tabla21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21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1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22" style:family="table">
      <style:table-properties style:width="16.496cm" fo:margin-left="0.009cm" table:align="left"/>
    </style:style>
    <style:style style:name="Tabla22.A" style:family="table-column">
      <style:table-column-properties style:column-width="3.969cm"/>
    </style:style>
    <style:style style:name="Tabla22.B" style:family="table-column">
      <style:table-column-properties style:column-width="4.609cm"/>
    </style:style>
    <style:style style:name="Tabla22.C" style:family="table-column">
      <style:table-column-properties style:column-width="3.134cm"/>
    </style:style>
    <style:style style:name="Tabla22.D" style:family="table-column">
      <style:table-column-properties style:column-width="4.784cm"/>
    </style:style>
    <style:style style:name="Tabla2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2.B1" style:family="table-cell">
      <style:table-cell-properties fo:padding="0.097cm" fo:border="0.25pt solid #000000" style:writing-mode="lr-tb"/>
    </style:style>
    <style:style style:name="Tabla2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2.B2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22.A3" style:family="table-cell">
      <style:table-cell-properties fo:padding="0.097cm" fo:border-left="0.25pt solid #000000" fo:border-right="0.5pt solid #000000" fo:border-top="none" fo:border-bottom="0.25pt solid #000000" style:writing-mode="lr-tb"/>
    </style:style>
    <style:style style:name="Tabla22.B3" style:family="table-cell">
      <style:table-cell-properties fo:padding="0.097cm" fo:border="0.5pt solid #000000" style:writing-mode="lr-tb"/>
    </style:style>
    <style:style style:name="Tabla22.C3" style:family="table-cell">
      <style:table-cell-properties fo:padding-left="0.018cm" fo:padding-right="0.018cm" fo:padding-top="0cm" fo:padding-bottom="0cm" fo:border="0.5pt solid #000000" style:writing-mode="lr-tb"/>
    </style:style>
    <style:style style:name="Tabla22.B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a22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2.A1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1pt" style:font-size-asian="11pt"/>
    </style:style>
    <style:style style:name="P3" style:family="paragraph" style:parent-style-name="Normal">
      <style:paragraph-properties fo:margin-top="0.423cm" fo:margin-bottom="1.27cm" style:contextual-spacing="false"/>
    </style:style>
    <style:style style:name="P4" style:family="paragraph" style:parent-style-name="Normal">
      <style:paragraph-properties fo:margin-top="0.423cm" fo:margin-bottom="1.27cm" style:contextual-spacing="false" fo:text-align="end" style:justify-single-word="false"/>
    </style:style>
    <style:style style:name="P5" style:family="paragraph" style:parent-style-name="Normal">
      <style:paragraph-properties fo:margin-top="0.423cm" fo:margin-bottom="1.27cm" style:contextual-spacing="false" fo:text-align="end" style:justify-single-word="false"/>
      <style:text-properties fo:color="#000000" style:font-name="Arial" fo:font-size="14pt" fo:font-weight="bold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P6" style:family="paragraph" style:parent-style-name="Normal">
      <style:paragraph-properties fo:margin-top="0.423cm" fo:margin-bottom="1.27cm" style:contextual-spacing="false" fo:text-align="justify" style:justify-single-word="false"/>
      <style:text-properties officeooo:paragraph-rsid="000e83ae"/>
    </style:style>
    <style:style style:name="P7" style:family="paragraph" style:parent-style-name="Normal">
      <style:paragraph-properties fo:margin-top="0.423cm" fo:margin-bottom="1.27cm" style:contextual-spacing="false" fo:line-height="150%" fo:text-align="justify" style:justify-single-word="false"/>
      <style:text-properties style:font-name="Arial" officeooo:paragraph-rsid="000e83ae"/>
    </style:style>
    <style:style style:name="P8" style:family="paragraph" style:parent-style-name="Standard">
      <style:paragraph-properties fo:margin-top="0.423cm" fo:margin-bottom="1.27cm" style:contextual-spacing="false" fo:line-height="150%" fo:text-align="justify" style:justify-single-word="false"/>
      <style:text-properties style:font-name="Arial" officeooo:paragraph-rsid="000e83ae"/>
    </style:style>
    <style:style style:name="P9" style:family="paragraph" style:parent-style-name="Normal">
      <style:paragraph-properties fo:margin-top="0cm" fo:margin-bottom="0.706cm" style:contextual-spacing="false" fo:text-align="end" style:justify-single-word="false"/>
    </style:style>
    <style:style style:name="P10" style:family="paragraph" style:parent-style-name="Normal">
      <style:paragraph-properties fo:line-height="150%" fo:text-align="justify" style:justify-single-word="false"/>
      <style:text-properties officeooo:paragraph-rsid="000e83ae"/>
    </style:style>
    <style:style style:name="P11" style:family="paragraph" style:parent-style-name="Normal">
      <style:paragraph-properties fo:line-height="150%" fo:text-align="justify" style:justify-single-word="false"/>
      <style:text-properties style:font-name="Arial" officeooo:rsid="00167d8e" officeooo:paragraph-rsid="00167d8e"/>
    </style:style>
    <style:style style:name="P12" style:family="paragraph" style:parent-style-name="Normal">
      <style:paragraph-properties fo:line-height="150%" fo:text-align="justify" style:justify-single-word="false"/>
      <style:text-properties style:font-name="Arial" officeooo:paragraph-rsid="000e83ae"/>
    </style:style>
    <style:style style:name="P13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officeooo:paragraph-rsid="000e83ae"/>
    </style:style>
    <style:style style:name="P14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style:font-name="Arial" fo:font-style="italic" officeooo:paragraph-rsid="000e83ae" style:font-name-asian="Times New Roman" style:language-asian="es" style:country-asian="CR" style:font-style-asian="italic" style:font-name-complex="Arial"/>
    </style:style>
    <style:style style:name="P15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style:font-name="Arial" fo:font-style="italic" officeooo:rsid="00184e03" officeooo:paragraph-rsid="00184e03" style:font-name-asian="Times New Roman" style:language-asian="es" style:country-asian="CR" style:font-style-asian="italic" style:font-name-complex="Arial"/>
    </style:style>
    <style:style style:name="P16" style:family="paragraph" style:parent-style-name="TDC_20_2">
      <style:paragraph-properties>
        <style:tab-stops>
          <style:tab-stop style:position="15.166cm" style:type="right" style:leader-style="dotted" style:leader-text="."/>
        </style:tab-stops>
      </style:paragraph-properties>
    </style:style>
    <style:style style:name="P17" style:family="paragraph" style:parent-style-name="Table_20_Contents">
      <style:paragraph-properties fo:line-height="150%" fo:text-align="justify" style:justify-single-word="false"/>
      <style:text-properties style:font-name="Arial" officeooo:rsid="00167d8e" officeooo:paragraph-rsid="00167d8e"/>
    </style:style>
    <style:style style:name="P18" style:family="paragraph" style:parent-style-name="Table_20_Contents">
      <style:paragraph-properties fo:line-height="150%" fo:text-align="justify" style:justify-single-word="false"/>
      <style:text-properties style:font-name="Arial" officeooo:rsid="000a07ed" officeooo:paragraph-rsid="000e83ae"/>
    </style:style>
    <style:style style:name="P19" style:family="paragraph" style:parent-style-name="Table_20_Contents">
      <style:paragraph-properties fo:line-height="150%" fo:text-align="justify" style:justify-single-word="false"/>
      <style:text-properties style:font-name="Arial" officeooo:paragraph-rsid="000e83ae"/>
    </style:style>
    <style:style style:name="P20" style:family="paragraph" style:parent-style-name="Table_20_Text">
      <style:paragraph-properties fo:line-height="150%" fo:text-align="justify" style:justify-single-word="false"/>
      <style:text-properties style:font-name="Arial" officeooo:paragraph-rsid="000e83ae"/>
    </style:style>
    <style:style style:name="P21" style:family="paragraph" style:parent-style-name="Table_20_Text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Arial" officeooo:paragraph-rsid="000e83ae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officeooo:rsid="00108388" officeooo:paragraph-rsid="00108388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officeooo:paragraph-rsid="000e83ae"/>
    </style:style>
    <style:style style:name="P24" style:family="paragraph" style:parent-style-name="Table_20_Head">
      <style:paragraph-properties fo:line-height="150%" fo:text-align="justify" style:justify-single-word="false"/>
      <style:text-properties style:font-name="Arial" officeooo:paragraph-rsid="000e83ae"/>
    </style:style>
    <style:style style:name="P25" style:family="paragraph" style:parent-style-name="Table_20_Text" style:list-style-name="L1">
      <style:paragraph-properties fo:line-height="150%" fo:text-align="justify" style:justify-single-word="false"/>
      <style:text-properties style:font-name="Arial" officeooo:paragraph-rsid="000e83ae"/>
    </style:style>
    <style:style style:name="P26" style:family="paragraph" style:parent-style-name="Table_20_Text" style:list-style-name="L1">
      <style:paragraph-properties fo:line-height="150%" fo:text-align="justify" style:justify-single-word="false"/>
      <style:text-properties style:font-name="Arial" officeooo:rsid="001366f8" officeooo:paragraph-rsid="000e83ae"/>
    </style:style>
    <style:style style:name="P27" style:family="paragraph" style:parent-style-name="Table_20_Text" style:list-style-name="L1">
      <style:paragraph-properties fo:margin-left="0cm" fo:margin-right="0.127cm" fo:line-height="150%" fo:text-align="justify" style:justify-single-word="false" fo:text-indent="0cm" style:auto-text-indent="false"/>
      <style:text-properties style:font-name="Arial" officeooo:rsid="001366f8" officeooo:paragraph-rsid="0015a768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Arial" officeooo:paragraph-rsid="000e83ae"/>
    </style:style>
    <style:style style:name="P29" style:family="paragraph" style:parent-style-name="Título_20_2">
      <style:paragraph-properties fo:line-height="150%" fo:text-align="justify" style:justify-single-word="false"/>
      <style:text-properties style:font-name="Arial" officeooo:paragraph-rsid="000e83ae"/>
    </style:style>
    <style:style style:name="P30" style:family="paragraph" style:parent-style-name="Título_20_2">
      <style:paragraph-properties fo:line-height="150%" fo:text-align="justify" style:justify-single-word="false"/>
      <style:text-properties officeooo:paragraph-rsid="000e83ae"/>
    </style:style>
    <style:style style:name="P31" style:family="paragraph" style:parent-style-name="Standard" style:master-page-name="MP1">
      <style:paragraph-properties fo:line-height="150%" fo:text-align="justify" style:justify-single-word="false" style:page-number="1" fo:break-before="page"/>
      <style:text-properties style:font-name="Arial" officeooo:paragraph-rsid="000e83ae"/>
    </style:style>
    <style:style style:name="P32" style:family="paragraph" style:parent-style-name="Normal" style:master-page-name="MPF0">
      <style:paragraph-properties fo:margin-top="0.423cm" fo:margin-bottom="1.27cm" style:contextual-spacing="false" fo:text-align="end" style:justify-single-word="false" style:page-number="auto" fo:break-before="page"/>
    </style:style>
    <style:style style:name="P33" style:family="paragraph" style:parent-style-name="Párrafo_20_de_20_lista" style:list-style-name="L2">
      <style:paragraph-properties fo:line-height="150%" fo:text-align="justify" style:justify-single-word="false"/>
      <style:text-properties style:font-name="Arial" officeooo:paragraph-rsid="000e83ae"/>
    </style:style>
    <style:style style:name="P34" style:family="paragraph" style:parent-style-name="Párrafo_20_de_20_lista" style:list-style-name="L3">
      <style:paragraph-properties fo:line-height="150%" fo:text-align="justify" style:justify-single-word="false"/>
      <style:text-properties style:font-name="Arial" officeooo:paragraph-rsid="000e83ae"/>
    </style:style>
    <style:style style:name="P35" style:family="paragraph" style:parent-style-name="Párrafo_20_de_20_lista" style:list-style-name="L4">
      <style:paragraph-properties fo:line-height="150%" fo:text-align="justify" style:justify-single-word="false"/>
      <style:text-properties style:font-name="Arial" officeooo:paragraph-rsid="000e83ae"/>
    </style:style>
    <style:style style:name="P36" style:family="paragraph" style:parent-style-name="Párrafo_20_de_20_lista" style:list-style-name="L7">
      <style:paragraph-properties fo:line-height="150%" fo:text-align="justify" style:justify-single-word="false"/>
      <style:text-properties style:font-name="Arial" officeooo:paragraph-rsid="000e83ae"/>
    </style:style>
    <style:style style:name="P37" style:family="paragraph" style:parent-style-name="Párrafo_20_de_20_lista" style:list-style-name="L8">
      <style:paragraph-properties fo:line-height="150%" fo:text-align="justify" style:justify-single-word="false"/>
      <style:text-properties style:font-name="Arial" officeooo:paragraph-rsid="000e83ae"/>
    </style:style>
    <style:style style:name="P38" style:family="paragraph" style:parent-style-name="Párrafo_20_de_20_lista" style:list-style-name="L9">
      <style:paragraph-properties fo:line-height="150%" fo:text-align="justify" style:justify-single-word="false"/>
      <style:text-properties style:font-name="Arial" officeooo:paragraph-rsid="000e83ae"/>
    </style:style>
    <style:style style:name="P39" style:family="paragraph" style:parent-style-name="Párrafo_20_de_20_lista" style:list-style-name="L12">
      <style:paragraph-properties fo:line-height="150%" fo:text-align="justify" style:justify-single-word="false"/>
      <style:text-properties style:font-name="Arial" officeooo:paragraph-rsid="000e83ae"/>
    </style:style>
    <style:style style:name="P40" style:family="paragraph" style:parent-style-name="Párrafo_20_de_20_lista" style:list-style-name="L13">
      <style:paragraph-properties fo:line-height="150%" fo:text-align="justify" style:justify-single-word="false"/>
      <style:text-properties style:font-name="Arial" officeooo:paragraph-rsid="000e83ae"/>
    </style:style>
    <style:style style:name="P41" style:family="paragraph" style:parent-style-name="Párrafo_20_de_20_lista" style:list-style-name="L14">
      <style:paragraph-properties fo:line-height="150%" fo:text-align="justify" style:justify-single-word="false"/>
      <style:text-properties style:font-name="Arial" officeooo:paragraph-rsid="000e83ae"/>
    </style:style>
    <style:style style:name="P42" style:family="paragraph" style:parent-style-name="Párrafo_20_de_20_lista" style:list-style-name="L17">
      <style:paragraph-properties fo:line-height="150%" fo:text-align="justify" style:justify-single-word="false"/>
      <style:text-properties style:font-name="Arial" officeooo:paragraph-rsid="000e83ae"/>
    </style:style>
    <style:style style:name="P43" style:family="paragraph" style:parent-style-name="Párrafo_20_de_20_lista" style:list-style-name="L18">
      <style:paragraph-properties fo:line-height="150%" fo:text-align="justify" style:justify-single-word="false"/>
      <style:text-properties style:font-name="Arial" officeooo:paragraph-rsid="000e83ae"/>
    </style:style>
    <style:style style:name="P44" style:family="paragraph" style:parent-style-name="Párrafo_20_de_20_lista" style:list-style-name="L19">
      <style:paragraph-properties fo:line-height="150%" fo:text-align="justify" style:justify-single-word="false"/>
      <style:text-properties style:font-name="Arial" officeooo:paragraph-rsid="000e83ae"/>
    </style:style>
    <style:style style:name="P45" style:family="paragraph" style:parent-style-name="Párrafo_20_de_20_lista" style:list-style-name="L21">
      <style:paragraph-properties fo:line-height="150%" fo:text-align="justify" style:justify-single-word="false"/>
      <style:text-properties style:font-name="Arial" officeooo:paragraph-rsid="000e83ae"/>
    </style:style>
    <style:style style:name="P46" style:family="paragraph" style:parent-style-name="Párrafo_20_de_20_lista" style:list-style-name="L22">
      <style:paragraph-properties fo:line-height="150%" fo:text-align="justify" style:justify-single-word="false"/>
      <style:text-properties style:font-name="Arial" officeooo:paragraph-rsid="000e83ae"/>
    </style:style>
    <style:style style:name="P47" style:family="paragraph" style:parent-style-name="Párrafo_20_de_20_lista" style:list-style-name="L23">
      <style:paragraph-properties fo:line-height="150%" fo:text-align="justify" style:justify-single-word="false"/>
      <style:text-properties style:font-name="Arial" officeooo:paragraph-rsid="000e83ae"/>
    </style:style>
    <style:style style:name="P48" style:family="paragraph" style:parent-style-name="Párrafo_20_de_20_lista" style:list-style-name="L26">
      <style:paragraph-properties fo:line-height="150%" fo:text-align="justify" style:justify-single-word="false"/>
      <style:text-properties style:font-name="Arial" officeooo:paragraph-rsid="000e83ae"/>
    </style:style>
    <style:style style:name="P49" style:family="paragraph" style:parent-style-name="Párrafo_20_de_20_lista" style:list-style-name="L27">
      <style:paragraph-properties fo:line-height="150%" fo:text-align="justify" style:justify-single-word="false"/>
      <style:text-properties style:font-name="Arial" officeooo:paragraph-rsid="000e83ae"/>
    </style:style>
    <style:style style:name="P50" style:family="paragraph" style:parent-style-name="Párrafo_20_de_20_lista" style:list-style-name="L28">
      <style:paragraph-properties fo:line-height="150%" fo:text-align="justify" style:justify-single-word="false"/>
      <style:text-properties style:font-name="Arial" officeooo:paragraph-rsid="000e83ae"/>
    </style:style>
    <style:style style:name="P51" style:family="paragraph" style:parent-style-name="Párrafo_20_de_20_lista" style:list-style-name="L30">
      <style:paragraph-properties fo:line-height="150%" fo:text-align="justify" style:justify-single-word="false"/>
      <style:text-properties style:font-name="Arial" officeooo:paragraph-rsid="000e83ae"/>
    </style:style>
    <style:style style:name="P52" style:family="paragraph" style:parent-style-name="Párrafo_20_de_20_lista" style:list-style-name="L24">
      <style:paragraph-properties fo:line-height="150%" fo:text-align="justify" style:justify-single-word="false"/>
      <style:text-properties style:font-name="Arial" officeooo:paragraph-rsid="000e83ae"/>
    </style:style>
    <style:style style:name="P53" style:family="paragraph" style:parent-style-name="Párrafo_20_de_20_lista" style:list-style-name="L32">
      <style:paragraph-properties fo:line-height="150%" fo:text-align="justify" style:justify-single-word="false"/>
      <style:text-properties style:font-name="Arial" officeooo:paragraph-rsid="000e83ae"/>
    </style:style>
    <style:style style:name="P54" style:family="paragraph" style:parent-style-name="Párrafo_20_de_20_lista" style:list-style-name="L33">
      <style:paragraph-properties fo:line-height="150%" fo:text-align="justify" style:justify-single-word="false"/>
      <style:text-properties style:font-name="Arial" officeooo:paragraph-rsid="000e83ae"/>
    </style:style>
    <style:style style:name="P55" style:family="paragraph" style:parent-style-name="Párrafo_20_de_20_lista" style:list-style-name="L34">
      <style:paragraph-properties fo:line-height="150%" fo:text-align="justify" style:justify-single-word="false"/>
      <style:text-properties style:font-name="Arial" officeooo:paragraph-rsid="000e83ae"/>
    </style:style>
    <style:style style:name="P56" style:family="paragraph" style:parent-style-name="Párrafo_20_de_20_lista" style:list-style-name="L36">
      <style:paragraph-properties fo:line-height="150%" fo:text-align="justify" style:justify-single-word="false"/>
      <style:text-properties style:font-name="Arial" officeooo:paragraph-rsid="000e83ae"/>
    </style:style>
    <style:style style:name="P57" style:family="paragraph" style:parent-style-name="Párrafo_20_de_20_lista" style:list-style-name="L37">
      <style:paragraph-properties fo:line-height="150%" fo:text-align="justify" style:justify-single-word="false"/>
      <style:text-properties style:font-name="Arial" officeooo:paragraph-rsid="000e83ae"/>
    </style:style>
    <style:style style:name="P58" style:family="paragraph" style:parent-style-name="Párrafo_20_de_20_lista" style:list-style-name="L38">
      <style:paragraph-properties fo:line-height="150%" fo:text-align="justify" style:justify-single-word="false"/>
      <style:text-properties style:font-name="Arial" officeooo:paragraph-rsid="000e83ae"/>
    </style:style>
    <style:style style:name="P59" style:family="paragraph" style:parent-style-name="Párrafo_20_de_20_lista" style:list-style-name="L40">
      <style:paragraph-properties fo:line-height="150%" fo:text-align="justify" style:justify-single-word="false"/>
      <style:text-properties style:font-name="Arial" officeooo:paragraph-rsid="000e83ae"/>
    </style:style>
    <style:style style:name="P60" style:family="paragraph" style:parent-style-name="Párrafo_20_de_20_lista" style:list-style-name="L41">
      <style:paragraph-properties fo:line-height="150%" fo:text-align="justify" style:justify-single-word="false"/>
      <style:text-properties style:font-name="Arial" officeooo:paragraph-rsid="000e83ae"/>
    </style:style>
    <style:style style:name="P61" style:family="paragraph" style:parent-style-name="Párrafo_20_de_20_lista" style:list-style-name="L42">
      <style:paragraph-properties fo:line-height="150%" fo:text-align="justify" style:justify-single-word="false"/>
      <style:text-properties style:font-name="Arial" officeooo:paragraph-rsid="000e83ae"/>
    </style:style>
    <style:style style:name="P62" style:family="paragraph" style:parent-style-name="Párrafo_20_de_20_lista" style:list-style-name="L43">
      <style:paragraph-properties fo:line-height="150%" fo:text-align="justify" style:justify-single-word="false"/>
      <style:text-properties style:font-name="Arial" officeooo:paragraph-rsid="000e83ae"/>
    </style:style>
    <style:style style:name="P63" style:family="paragraph" style:parent-style-name="Párrafo_20_de_20_lista" style:list-style-name="L44">
      <style:paragraph-properties fo:line-height="150%" fo:text-align="justify" style:justify-single-word="false"/>
      <style:text-properties style:font-name="Arial" officeooo:paragraph-rsid="000e83ae"/>
    </style:style>
    <style:style style:name="P64" style:family="paragraph" style:parent-style-name="Párrafo_20_de_20_lista" style:list-style-name="L45">
      <style:paragraph-properties fo:line-height="150%" fo:text-align="justify" style:justify-single-word="false"/>
      <style:text-properties style:font-name="Arial" officeooo:paragraph-rsid="000e83ae"/>
    </style:style>
    <style:style style:name="P65" style:family="paragraph" style:parent-style-name="Párrafo_20_de_20_lista" style:list-style-name="L47">
      <style:paragraph-properties fo:line-height="150%" fo:text-align="justify" style:justify-single-word="false"/>
      <style:text-properties style:font-name="Arial" officeooo:paragraph-rsid="000e83ae"/>
    </style:style>
    <style:style style:name="P66" style:family="paragraph" style:parent-style-name="Párrafo_20_de_20_lista" style:list-style-name="L48">
      <style:paragraph-properties fo:line-height="150%" fo:text-align="justify" style:justify-single-word="false"/>
      <style:text-properties style:font-name="Arial" officeooo:paragraph-rsid="000e83ae"/>
    </style:style>
    <style:style style:name="P67" style:family="paragraph" style:parent-style-name="Párrafo_20_de_20_lista" style:list-style-name="L49">
      <style:paragraph-properties fo:line-height="150%" fo:text-align="justify" style:justify-single-word="false"/>
      <style:text-properties style:font-name="Arial" officeooo:paragraph-rsid="000e83ae"/>
    </style:style>
    <style:style style:name="P68" style:family="paragraph" style:parent-style-name="Párrafo_20_de_20_lista" style:list-style-name="L51">
      <style:paragraph-properties fo:line-height="150%" fo:text-align="justify" style:justify-single-word="false"/>
      <style:text-properties style:font-name="Arial" officeooo:paragraph-rsid="000e83ae"/>
    </style:style>
    <style:style style:name="P69" style:family="paragraph" style:parent-style-name="Párrafo_20_de_20_lista" style:list-style-name="L52">
      <style:paragraph-properties fo:line-height="150%" fo:text-align="justify" style:justify-single-word="false"/>
      <style:text-properties style:font-name="Arial" officeooo:paragraph-rsid="000e83ae"/>
    </style:style>
    <style:style style:name="P70" style:family="paragraph" style:parent-style-name="Párrafo_20_de_20_lista" style:list-style-name="L53">
      <style:paragraph-properties fo:line-height="150%" fo:text-align="justify" style:justify-single-word="false"/>
      <style:text-properties style:font-name="Arial" officeooo:paragraph-rsid="000e83ae"/>
    </style:style>
    <style:style style:name="P71" style:family="paragraph" style:parent-style-name="Párrafo_20_de_20_lista" style:list-style-name="L55">
      <style:paragraph-properties fo:line-height="150%" fo:text-align="justify" style:justify-single-word="false"/>
      <style:text-properties style:font-name="Arial" officeooo:paragraph-rsid="000e83ae"/>
    </style:style>
    <style:style style:name="P72" style:family="paragraph" style:parent-style-name="Párrafo_20_de_20_lista" style:list-style-name="L56">
      <style:paragraph-properties fo:line-height="150%" fo:text-align="justify" style:justify-single-word="false"/>
      <style:text-properties style:font-name="Arial" officeooo:paragraph-rsid="000e83ae"/>
    </style:style>
    <style:style style:name="P73" style:family="paragraph" style:parent-style-name="Párrafo_20_de_20_lista" style:list-style-name="L57">
      <style:paragraph-properties fo:line-height="150%" fo:text-align="justify" style:justify-single-word="false"/>
      <style:text-properties style:font-name="Arial" officeooo:paragraph-rsid="000e83ae"/>
    </style:style>
    <style:style style:name="P74" style:family="paragraph" style:parent-style-name="Párrafo_20_de_20_lista" style:list-style-name="L59">
      <style:paragraph-properties fo:line-height="150%" fo:text-align="justify" style:justify-single-word="false"/>
      <style:text-properties style:font-name="Arial" officeooo:paragraph-rsid="000e83ae"/>
    </style:style>
    <style:style style:name="P75" style:family="paragraph" style:parent-style-name="Párrafo_20_de_20_lista" style:list-style-name="L60">
      <style:paragraph-properties fo:line-height="150%" fo:text-align="justify" style:justify-single-word="false"/>
      <style:text-properties style:font-name="Arial" officeooo:paragraph-rsid="000e83ae"/>
    </style:style>
    <style:style style:name="P76" style:family="paragraph" style:parent-style-name="Párrafo_20_de_20_lista" style:list-style-name="L61">
      <style:paragraph-properties fo:line-height="150%" fo:text-align="justify" style:justify-single-word="false"/>
      <style:text-properties style:font-name="Arial" officeooo:paragraph-rsid="000e83ae"/>
    </style:style>
    <style:style style:name="P77" style:family="paragraph" style:parent-style-name="Párrafo_20_de_20_lista" style:list-style-name="L63">
      <style:paragraph-properties fo:line-height="150%" fo:text-align="justify" style:justify-single-word="false"/>
      <style:text-properties style:font-name="Arial" officeooo:paragraph-rsid="000e83ae"/>
    </style:style>
    <style:style style:name="P78" style:family="paragraph" style:parent-style-name="Párrafo_20_de_20_lista" style:list-style-name="L64">
      <style:paragraph-properties fo:line-height="150%" fo:text-align="justify" style:justify-single-word="false"/>
      <style:text-properties style:font-name="Arial" officeooo:paragraph-rsid="000e83ae"/>
    </style:style>
    <style:style style:name="P79" style:family="paragraph" style:parent-style-name="Párrafo_20_de_20_lista" style:list-style-name="L65">
      <style:paragraph-properties fo:line-height="150%" fo:text-align="justify" style:justify-single-word="false"/>
      <style:text-properties style:font-name="Arial" officeooo:paragraph-rsid="000e83ae"/>
    </style:style>
    <style:style style:name="P80" style:family="paragraph" style:parent-style-name="Párrafo_20_de_20_lista" style:list-style-name="L67">
      <style:paragraph-properties fo:line-height="150%" fo:text-align="justify" style:justify-single-word="false"/>
      <style:text-properties style:font-name="Arial" officeooo:paragraph-rsid="000e83ae"/>
    </style:style>
    <style:style style:name="P81" style:family="paragraph" style:parent-style-name="Párrafo_20_de_20_lista" style:list-style-name="L69">
      <style:paragraph-properties fo:line-height="150%" fo:text-align="justify" style:justify-single-word="false"/>
      <style:text-properties style:font-name="Arial" officeooo:paragraph-rsid="000e83ae"/>
    </style:style>
    <style:style style:name="P82" style:family="paragraph" style:parent-style-name="Párrafo_20_de_20_lista" style:list-style-name="L70">
      <style:paragraph-properties fo:line-height="150%" fo:text-align="justify" style:justify-single-word="false"/>
      <style:text-properties style:font-name="Arial" officeooo:paragraph-rsid="000e83ae"/>
    </style:style>
    <style:style style:name="P83" style:family="paragraph" style:parent-style-name="Párrafo_20_de_20_lista" style:list-style-name="L71">
      <style:paragraph-properties fo:line-height="150%" fo:text-align="justify" style:justify-single-word="false"/>
      <style:text-properties style:font-name="Arial" officeooo:paragraph-rsid="000e83ae"/>
    </style:style>
    <style:style style:name="P84" style:family="paragraph" style:parent-style-name="Párrafo_20_de_20_lista" style:list-style-name="L73">
      <style:paragraph-properties fo:line-height="150%" fo:text-align="justify" style:justify-single-word="false"/>
      <style:text-properties style:font-name="Arial" officeooo:paragraph-rsid="000e83ae"/>
    </style:style>
    <style:style style:name="P85" style:family="paragraph" style:parent-style-name="Párrafo_20_de_20_lista" style:list-style-name="L74">
      <style:paragraph-properties fo:line-height="150%" fo:text-align="justify" style:justify-single-word="false"/>
      <style:text-properties style:font-name="Arial" officeooo:paragraph-rsid="000e83ae"/>
    </style:style>
    <style:style style:name="P86" style:family="paragraph" style:parent-style-name="Párrafo_20_de_20_lista" style:list-style-name="L75">
      <style:paragraph-properties fo:line-height="150%" fo:text-align="justify" style:justify-single-word="false"/>
      <style:text-properties style:font-name="Arial" officeooo:paragraph-rsid="000e83ae"/>
    </style:style>
    <style:style style:name="P87" style:family="paragraph" style:parent-style-name="Párrafo_20_de_20_lista" style:list-style-name="L5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88" style:family="paragraph" style:parent-style-name="Párrafo_20_de_20_lista" style:list-style-name="L6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89" style:family="paragraph" style:parent-style-name="Párrafo_20_de_20_lista" style:list-style-name="L11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0" style:family="paragraph" style:parent-style-name="Párrafo_20_de_20_lista" style:list-style-name="L16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1" style:family="paragraph" style:parent-style-name="Párrafo_20_de_20_lista" style:list-style-name="L24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2" style:family="paragraph" style:parent-style-name="Párrafo_20_de_20_lista" style:list-style-name="L28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3" style:family="paragraph" style:parent-style-name="Párrafo_20_de_20_lista" style:list-style-name="L31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4" style:family="paragraph" style:parent-style-name="Párrafo_20_de_20_lista" style:list-style-name="L35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5" style:family="paragraph" style:parent-style-name="Párrafo_20_de_20_lista" style:list-style-name="L39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6" style:family="paragraph" style:parent-style-name="Párrafo_20_de_20_lista" style:list-style-name="L46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7" style:family="paragraph" style:parent-style-name="Párrafo_20_de_20_lista" style:list-style-name="L50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8" style:family="paragraph" style:parent-style-name="Párrafo_20_de_20_lista" style:list-style-name="L54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99" style:family="paragraph" style:parent-style-name="Párrafo_20_de_20_lista" style:list-style-name="L58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100" style:family="paragraph" style:parent-style-name="Párrafo_20_de_20_lista" style:list-style-name="L62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101" style:family="paragraph" style:parent-style-name="Párrafo_20_de_20_lista" style:list-style-name="L66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102" style:family="paragraph" style:parent-style-name="Párrafo_20_de_20_lista" style:list-style-name="L68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103" style:family="paragraph" style:parent-style-name="Párrafo_20_de_20_lista" style:list-style-name="L72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104" style:family="paragraph" style:parent-style-name="Párrafo_20_de_20_lista" style:list-style-name="L76">
      <style:paragraph-properties fo:margin-top="0cm" fo:margin-bottom="0cm" style:contextual-spacing="false" fo:line-height="150%" fo:text-align="justify" style:justify-single-word="false"/>
      <style:text-properties style:font-name="Arial" officeooo:paragraph-rsid="000e83ae"/>
    </style:style>
    <style:style style:name="P105" style:family="paragraph" style:parent-style-name="Párrafo_20_de_20_lista" style:list-style-name="L10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0e83ae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106" style:family="paragraph" style:parent-style-name="Párrafo_20_de_20_lista" style:list-style-name="L15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0e83ae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107" style:family="paragraph" style:parent-style-name="Párrafo_20_de_20_lista" style:list-style-name="L20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0e83ae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108" style:family="paragraph" style:parent-style-name="Párrafo_20_de_20_lista" style:list-style-name="L11">
      <style:paragraph-properties fo:margin-top="0cm" fo:margin-bottom="0cm" style:contextual-spacing="false" fo:line-height="150%" fo:text-align="justify" style:justify-single-word="false"/>
      <style:text-properties style:font-name="Arial" officeooo:rsid="00167d8e" officeooo:paragraph-rsid="00167d8e"/>
    </style:style>
    <style:style style:name="P109" style:family="paragraph" style:parent-style-name="Text_20_body" style:list-style-name="L2">
      <style:paragraph-properties fo:line-height="150%" fo:text-align="justify" style:justify-single-word="false"/>
      <style:text-properties style:font-name="Arial" officeooo:paragraph-rsid="000e83ae"/>
    </style:style>
    <style:style style:name="P110" style:family="paragraph" style:parent-style-name="Text_20_body" style:list-style-name="L21">
      <style:paragraph-properties fo:line-height="150%" fo:text-align="justify" style:justify-single-word="false"/>
      <style:text-properties style:font-name="Arial" officeooo:paragraph-rsid="000e83ae"/>
    </style:style>
    <style:style style:name="P111" style:family="paragraph" style:parent-style-name="Text_20_body" style:list-style-name="L25">
      <style:paragraph-properties fo:line-height="150%" fo:text-align="justify" style:justify-single-word="false"/>
      <style:text-properties style:font-name="Arial" officeooo:paragraph-rsid="000e83ae"/>
    </style:style>
    <style:style style:name="P112" style:family="paragraph" style:parent-style-name="Text_20_body" style:list-style-name="L29">
      <style:paragraph-properties fo:line-height="150%" fo:text-align="justify" style:justify-single-word="false"/>
      <style:text-properties style:font-name="Arial" officeooo:paragraph-rsid="000e83ae"/>
    </style:style>
    <style:style style:name="P113" style:family="paragraph" style:parent-style-name="Text_20_body" style:list-style-name="L32">
      <style:paragraph-properties fo:line-height="150%" fo:text-align="justify" style:justify-single-word="false"/>
      <style:text-properties style:font-name="Arial" officeooo:paragraph-rsid="000e83ae"/>
    </style:style>
    <style:style style:name="P114" style:family="paragraph" style:parent-style-name="Text_20_body" style:list-style-name="L36">
      <style:paragraph-properties fo:line-height="150%" fo:text-align="justify" style:justify-single-word="false"/>
      <style:text-properties style:font-name="Arial" officeooo:paragraph-rsid="000e83ae"/>
    </style:style>
    <style:style style:name="P115" style:family="paragraph" style:parent-style-name="Text_20_body" style:list-style-name="L40">
      <style:paragraph-properties fo:line-height="150%" fo:text-align="justify" style:justify-single-word="false"/>
      <style:text-properties style:font-name="Arial" officeooo:paragraph-rsid="000e83ae"/>
    </style:style>
    <style:style style:name="P116" style:family="paragraph" style:parent-style-name="Text_20_body" style:list-style-name="L43">
      <style:paragraph-properties fo:line-height="150%" fo:text-align="justify" style:justify-single-word="false"/>
      <style:text-properties style:font-name="Arial" officeooo:paragraph-rsid="000e83ae"/>
    </style:style>
    <style:style style:name="P117" style:family="paragraph" style:parent-style-name="Text_20_body" style:list-style-name="L47">
      <style:paragraph-properties fo:line-height="150%" fo:text-align="justify" style:justify-single-word="false"/>
      <style:text-properties style:font-name="Arial" officeooo:paragraph-rsid="000e83ae"/>
    </style:style>
    <style:style style:name="P118" style:family="paragraph" style:parent-style-name="Text_20_body" style:list-style-name="L51">
      <style:paragraph-properties fo:line-height="150%" fo:text-align="justify" style:justify-single-word="false"/>
      <style:text-properties style:font-name="Arial" officeooo:paragraph-rsid="000e83ae"/>
    </style:style>
    <style:style style:name="P119" style:family="paragraph" style:parent-style-name="Text_20_body" style:list-style-name="L55">
      <style:paragraph-properties fo:line-height="150%" fo:text-align="justify" style:justify-single-word="false"/>
      <style:text-properties style:font-name="Arial" officeooo:paragraph-rsid="000e83ae"/>
    </style:style>
    <style:style style:name="P120" style:family="paragraph" style:parent-style-name="Text_20_body" style:list-style-name="L59">
      <style:paragraph-properties fo:line-height="150%" fo:text-align="justify" style:justify-single-word="false"/>
      <style:text-properties style:font-name="Arial" officeooo:paragraph-rsid="000e83ae"/>
    </style:style>
    <style:style style:name="P121" style:family="paragraph" style:parent-style-name="Text_20_body" style:list-style-name="L63">
      <style:paragraph-properties fo:line-height="150%" fo:text-align="justify" style:justify-single-word="false"/>
      <style:text-properties style:font-name="Arial" officeooo:paragraph-rsid="000e83ae"/>
    </style:style>
    <style:style style:name="P122" style:family="paragraph" style:parent-style-name="Text_20_body" style:list-style-name="L67">
      <style:paragraph-properties fo:line-height="150%" fo:text-align="justify" style:justify-single-word="false"/>
      <style:text-properties style:font-name="Arial" officeooo:paragraph-rsid="000e83ae"/>
    </style:style>
    <style:style style:name="P123" style:family="paragraph" style:parent-style-name="Text_20_body" style:list-style-name="L69">
      <style:paragraph-properties fo:line-height="150%" fo:text-align="justify" style:justify-single-word="false"/>
      <style:text-properties style:font-name="Arial" officeooo:paragraph-rsid="000e83ae"/>
    </style:style>
    <style:style style:name="P124" style:family="paragraph" style:parent-style-name="Text_20_body" style:list-style-name="L73">
      <style:paragraph-properties fo:line-height="150%" fo:text-align="justify" style:justify-single-word="false"/>
      <style:text-properties style:font-name="Arial" officeooo:paragraph-rsid="000e83ae"/>
    </style:style>
    <style:style style:name="P125" style:family="paragraph" style:parent-style-name="Text_20_body" style:list-style-name="L2">
      <style:paragraph-properties fo:line-height="150%" fo:text-align="justify" style:justify-single-word="false"/>
      <style:text-properties officeooo:paragraph-rsid="000e83ae"/>
    </style:style>
    <style:style style:name="P126" style:family="paragraph" style:parent-style-name="Text_20_body" style:list-style-name="L6">
      <style:paragraph-properties fo:line-height="150%" fo:text-align="justify" style:justify-single-word="false"/>
      <style:text-properties officeooo:paragraph-rsid="000e83ae"/>
    </style:style>
    <style:style style:name="P127" style:family="paragraph" style:parent-style-name="Text_20_body" style:list-style-name="L11">
      <style:paragraph-properties fo:line-height="150%" fo:text-align="justify" style:justify-single-word="false"/>
      <style:text-properties officeooo:paragraph-rsid="000e83ae"/>
    </style:style>
    <style:style style:name="P128" style:family="paragraph" style:parent-style-name="Text_20_body" style:list-style-name="L16">
      <style:paragraph-properties fo:line-height="150%" fo:text-align="justify" style:justify-single-word="false"/>
      <style:text-properties officeooo:paragraph-rsid="000e83ae"/>
    </style:style>
    <style:style style:name="P129" style:family="paragraph" style:parent-style-name="Text_20_body" style:list-style-name="L21">
      <style:paragraph-properties fo:line-height="150%" fo:text-align="justify" style:justify-single-word="false"/>
      <style:text-properties officeooo:paragraph-rsid="000e83ae"/>
    </style:style>
    <style:style style:name="P130" style:family="paragraph" style:parent-style-name="Text_20_body" style:list-style-name="L32">
      <style:paragraph-properties fo:line-height="150%" fo:text-align="justify" style:justify-single-word="false"/>
      <style:text-properties officeooo:paragraph-rsid="000e83ae"/>
    </style:style>
    <style:style style:name="P131" style:family="paragraph" style:parent-style-name="Text_20_body" style:list-style-name="L36">
      <style:paragraph-properties fo:line-height="150%" fo:text-align="justify" style:justify-single-word="false"/>
      <style:text-properties officeooo:paragraph-rsid="000e83ae"/>
    </style:style>
    <style:style style:name="P132" style:family="paragraph" style:parent-style-name="Text_20_body" style:list-style-name="L40">
      <style:paragraph-properties fo:line-height="150%" fo:text-align="justify" style:justify-single-word="false"/>
      <style:text-properties officeooo:paragraph-rsid="000e83ae"/>
    </style:style>
    <style:style style:name="P133" style:family="paragraph" style:parent-style-name="Text_20_body" style:list-style-name="L43">
      <style:paragraph-properties fo:line-height="150%" fo:text-align="justify" style:justify-single-word="false"/>
      <style:text-properties officeooo:paragraph-rsid="000e83ae"/>
    </style:style>
    <style:style style:name="P134" style:family="paragraph" style:parent-style-name="Text_20_body" style:list-style-name="L47">
      <style:paragraph-properties fo:line-height="150%" fo:text-align="justify" style:justify-single-word="false"/>
      <style:text-properties officeooo:paragraph-rsid="000e83ae"/>
    </style:style>
    <style:style style:name="P135" style:family="paragraph" style:parent-style-name="Text_20_body" style:list-style-name="L51">
      <style:paragraph-properties fo:line-height="150%" fo:text-align="justify" style:justify-single-word="false"/>
      <style:text-properties officeooo:paragraph-rsid="000e83ae"/>
    </style:style>
    <style:style style:name="P136" style:family="paragraph" style:parent-style-name="Text_20_body" style:list-style-name="L55">
      <style:paragraph-properties fo:line-height="150%" fo:text-align="justify" style:justify-single-word="false"/>
      <style:text-properties officeooo:paragraph-rsid="000e83ae"/>
    </style:style>
    <style:style style:name="P137" style:family="paragraph" style:parent-style-name="Text_20_body" style:list-style-name="L59">
      <style:paragraph-properties fo:line-height="150%" fo:text-align="justify" style:justify-single-word="false"/>
      <style:text-properties officeooo:paragraph-rsid="000e83ae"/>
    </style:style>
    <style:style style:name="P138" style:family="paragraph" style:parent-style-name="Text_20_body" style:list-style-name="L63">
      <style:paragraph-properties fo:line-height="150%" fo:text-align="justify" style:justify-single-word="false"/>
      <style:text-properties officeooo:paragraph-rsid="000e83ae"/>
    </style:style>
    <style:style style:name="P139" style:family="paragraph" style:parent-style-name="Text_20_body" style:list-style-name="L67">
      <style:paragraph-properties fo:line-height="150%" fo:text-align="justify" style:justify-single-word="false"/>
      <style:text-properties officeooo:paragraph-rsid="000e83ae"/>
    </style:style>
    <style:style style:name="P140" style:family="paragraph" style:parent-style-name="Text_20_body" style:list-style-name="L69">
      <style:paragraph-properties fo:line-height="150%" fo:text-align="justify" style:justify-single-word="false"/>
      <style:text-properties officeooo:paragraph-rsid="000e83ae"/>
    </style:style>
    <style:style style:name="P141" style:family="paragraph" style:parent-style-name="Text_20_body" style:list-style-name="L73">
      <style:paragraph-properties fo:line-height="150%" fo:text-align="justify" style:justify-single-word="false"/>
      <style:text-properties officeooo:paragraph-rsid="000e83ae"/>
    </style:style>
    <style:style style:name="T1" style:family="text">
      <style:text-properties fo:language="es" fo:country="ES"/>
    </style:style>
    <style:style style:name="T2" style:family="text">
      <style:text-properties style:font-name="Arial"/>
    </style:style>
    <style:style style:name="T3" style:family="text">
      <style:text-properties style:font-name="Arial" fo:font-size="32pt" fo:font-style="normal" style:font-size-asian="32pt" style:font-style-asian="normal" style:font-name-complex="Arial" style:font-size-complex="32pt"/>
    </style:style>
    <style:style style:name="T4" style:family="text">
      <style:text-properties style:font-name="Arial" fo:font-style="italic" fo:font-weight="bold" style:font-name-asian="Times New Roman" style:language-asian="es" style:country-asian="CR" style:font-style-asian="italic" style:font-weight-asian="bold" style:font-name-complex="Arial" style:font-weight-complex="bold"/>
    </style:style>
    <style:style style:name="T5" style:family="text">
      <style:text-properties style:font-name="Arial" fo:font-size="11pt" style:font-size-asian="11pt"/>
    </style:style>
    <style:style style:name="T6" style:family="text">
      <style:text-properties style:font-name="Arial" fo:font-size="11pt" officeooo:rsid="00167d8e" style:font-size-asian="11pt"/>
    </style:style>
    <style:style style:name="T7" style:family="text">
      <style:text-properties style:font-name="Arial" officeooo:rsid="0012762f"/>
    </style:style>
    <style:style style:name="T8" style:family="text">
      <style:text-properties fo:color="#000000" style:font-name="Arial" fo:font-size="20pt" fo:font-weight="bold" style:font-name-asian="Times New Roman" style:font-size-asian="20pt" style:language-asian="es" style:country-asian="CR" style:font-weight-asian="bold" style:font-name-complex="Arial" style:font-size-complex="20pt" style:font-weight-complex="bold"/>
    </style:style>
    <style:style style:name="T9" style:family="text">
      <style:text-properties fo:color="#000000" style:font-name="Arial" fo:font-size="26pt" fo:font-weight="bold" style:font-name-asian="Times New Roman" style:font-size-asian="26pt" style:language-asian="es" style:country-asian="CR" style:font-weight-asian="bold" style:font-name-complex="Arial" style:font-size-complex="32pt" style:font-weight-complex="bold"/>
    </style:style>
    <style:style style:name="T10" style:family="text">
      <style:text-properties fo:color="#000000" style:font-name="Arial" fo:font-size="14pt" fo:font-weight="bold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T11" style:family="text">
      <style:text-properties fo:color="#000000" style:font-name="Arial" fo:font-size="14pt" fo:font-weight="bold" officeooo:rsid="0019ed86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T12" style:family="text">
      <style:text-properties officeooo:rsid="000a4125"/>
    </style:style>
    <style:style style:name="T13" style:family="text">
      <style:text-properties officeooo:rsid="000a8344"/>
    </style:style>
    <style:style style:name="T14" style:family="text">
      <style:text-properties officeooo:rsid="00108388"/>
    </style:style>
    <style:style style:name="T15" style:family="text">
      <style:text-properties officeooo:rsid="0012762f"/>
    </style:style>
    <style:style style:name="T16" style:family="text">
      <style:text-properties officeooo:rsid="00167d8e"/>
    </style:style>
    <style:style style:name="T17" style:family="text">
      <style:text-properties officeooo:rsid="001ae3e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10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ítulo_20_del_20_libro"><text:span text:style-name="T3">Documento de Casos De Uso</text:span></text:span></text:p>
      <text:p text:style-name="P9"><text:span text:style-name="Fuente_20_de_20_párrafo_20_predeter."><text:span text:style-name="T8">Para</text:span></text:span></text:p>
      <text:p text:style-name="P4"><text:span text:style-name="Fuente_20_de_20_párrafo_20_predeter."><text:span text:style-name="T9">Automatizar La Administración De La Microempresa Agrícola</text:span></text:span></text:p>
      <text:p text:style-name="P4"><text:span text:style-name="Fuente_20_de_20_párrafo_20_predeter."><text:span text:style-name="T10">Versión 1.1</text:span></text:span></text:p>
      <text:p text:style-name="P5">Preparado por <text:s/>Carlos Alemán</text:p>
      <text:p text:style-name="P4"><text:span text:style-name="Fuente_20_de_20_párrafo_20_predeter."><text:span text:style-name="T10">Productos Agrícolas Alemán S.A</text:span></text:span></text:p>
      <text:p text:style-name="P4"><text:span text:style-name="Fuente_20_de_20_párrafo_20_predeter."><text:span text:style-name="T11">10</text:span></text:span><text:span text:style-name="Fuente_20_de_20_párrafo_20_predeter."><text:span text:style-name="T10">/05/2013</text:span></text:span></text:p>
      <text:p text:style-name="P4"/>
      <text:p text:style-name="P4"/>
      <text:p text:style-name="P4"/>
      <text:p text:style-name="Título_20_de_20_TDC"><text:soft-page-break/><text:span text:style-name="Fuente_20_de_20_párrafo_20_predeter."><text:span text:style-name="T1">Tabla de contenido</text:span></text:span></text:p>
      <text:table-of-content text:style-name="Sect1" text:name="_TOC0">
        <text:table-of-content-source text:outline-level="3" text:use-index-marks="false">
          <text:index-title-template text:style-name="Contents_20_Heading">Índice de contenid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Índice de contenido</text:p>
          </text:index-title>
          <text:p text:style-name="P16"><text:a xlink:type="simple" xlink:href="#__RefHeading__4010_274517593">Lista de Casos de Uso.<text:tab/>1</text:a></text:p>
          <text:p text:style-name="P16"><text:a xlink:type="simple" xlink:href="#__RefHeading__6043_442473116">Id -1<text:tab/>2</text:a></text:p>
          <text:p text:style-name="P16"><text:a xlink:type="simple" xlink:href="#__RefHeading__6045_442473116">Id -2<text:tab/>3</text:a></text:p>
          <text:p text:style-name="P16"><text:a xlink:type="simple" xlink:href="#__RefHeading__6047_442473116">Id -3<text:tab/>4</text:a></text:p>
          <text:p text:style-name="P16"><text:a xlink:type="simple" xlink:href="#__RefHeading__6049_442473116">Id -4<text:tab/>5</text:a></text:p>
          <text:p text:style-name="P16"><text:a xlink:type="simple" xlink:href="#__RefHeading__6051_442473116">Id -5<text:tab/>7</text:a></text:p>
          <text:p text:style-name="P16"><text:a xlink:type="simple" xlink:href="#__RefHeading__6053_442473116">Id -6<text:tab/>8</text:a></text:p>
          <text:p text:style-name="P16"><text:a xlink:type="simple" xlink:href="#__RefHeading__6055_442473116">Id -7<text:tab/>9</text:a></text:p>
          <text:p text:style-name="P16"><text:a xlink:type="simple" xlink:href="#__RefHeading__6057_442473116">Id -8<text:tab/>10</text:a></text:p>
          <text:p text:style-name="P16"><text:a xlink:type="simple" xlink:href="#__RefHeading__6059_442473116">Id -9<text:tab/>11</text:a></text:p>
          <text:p text:style-name="P16"><text:a xlink:type="simple" xlink:href="#__RefHeading__4030_274517593">Id -10 <text:tab/>13</text:a></text:p>
          <text:p text:style-name="P16"><text:a xlink:type="simple" xlink:href="#__RefHeading__6061_442473116">Id -11<text:tab/>14</text:a></text:p>
          <text:p text:style-name="P16"><text:a xlink:type="simple" xlink:href="#__RefHeading__6063_442473116">Id -12<text:tab/>15</text:a></text:p>
          <text:p text:style-name="P16"><text:a xlink:type="simple" xlink:href="#__RefHeading__6065_442473116">Id -13<text:tab/>17</text:a></text:p>
          <text:p text:style-name="P16"><text:a xlink:type="simple" xlink:href="#__RefHeading__6067_442473116">Id -14<text:tab/>18</text:a></text:p>
          <text:p text:style-name="P16"><text:a xlink:type="simple" xlink:href="#__RefHeading__6069_442473116">Id -15<text:tab/>19</text:a></text:p>
          <text:p text:style-name="P16"><text:a xlink:type="simple" xlink:href="#__RefHeading__6071_442473116">Id -16<text:tab/>20</text:a></text:p>
          <text:p text:style-name="P16"><text:a xlink:type="simple" xlink:href="#__RefHeading__6073_442473116">Id -17<text:tab/>22</text:a></text:p>
          <text:p text:style-name="P16"><text:a xlink:type="simple" xlink:href="#__RefHeading__6075_442473116">Id -18<text:tab/>23</text:a></text:p>
          <text:p text:style-name="P16"><text:a xlink:type="simple" xlink:href="#__RefHeading__6077_442473116">Id -19<text:tab/>24</text:a></text:p>
          <text:p text:style-name="P16"><text:a xlink:type="simple" xlink:href="#__RefHeading__6079_442473116">Id -20<text:tab/>25</text:a></text:p>
        </text:index-body>
      </text:table-of-content>
      <text:p text:style-name="Normal"/>
      <text:p text:style-name="P3"/>
      <text:p text:style-name="P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_RefHeading__4226_274517593"/><text:bookmark-start text:name="_Toc351374045"/><text:bookmark-start text:name="_Toc355607474"/><text:soft-page-break/>Historial de revisiones<text:bookmark-end text:name="__RefHeading__4226_274517593"/><text:bookmark-end text:name="_Toc351374045"/><text:bookmark-end text:name="_Toc355607474"/>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3"><text:span text:style-name="Fuente_20_de_20_párrafo_20_predeter."><text:span text:style-name="T4">Nombre</text:span></text:span></text:p>
          </table:table-cell>
          <table:table-cell table:style-name="Tabla1.B1" office:value-type="string">
            <text:p text:style-name="P13"><text:span text:style-name="Fuente_20_de_20_párrafo_20_predeter."><text:span text:style-name="T4">Fecha</text:span></text:span></text:p>
          </table:table-cell>
          <table:table-cell table:style-name="Tabla1.B1" office:value-type="string">
            <text:p text:style-name="P13"><text:span text:style-name="Fuente_20_de_20_párrafo_20_predeter."><text:span text:style-name="T4">Razón de los cambios</text:span></text:span></text:p>
          </table:table-cell>
          <table:table-cell table:style-name="Tabla1.D1" office:value-type="string">
            <text:p text:style-name="P13"><text:span text:style-name="Fuente_20_de_20_párrafo_20_predeter."><text:span text:style-name="T4">Versión</text:span></text:span></text:p>
          </table:table-cell>
        </table:table-row>
        <table:table-row>
          <table:table-cell table:style-name="Tabla1.A2" office:value-type="string">
            <text:p text:style-name="P15">Carlos Alemán</text:p>
          </table:table-cell>
          <table:table-cell table:style-name="Tabla1.B2" office:value-type="string">
            <text:p text:style-name="P15">06/06/13</text:p>
          </table:table-cell>
          <table:table-cell table:style-name="Tabla1.B2" office:value-type="string">
            <text:p text:style-name="P15">Enumeración de paginas.</text:p>
            <text:p text:style-name="P15">Corrección de la lista de casos de uso.</text:p>
            <text:p text:style-name="P15">Hacer una mejor especificación de las <text:s/>pos-condiciones.</text:p>
            <text:p text:style-name="P15">Agregar mas detalles en el flujo normal.</text:p>
            <text:p text:style-name="P15">Ordenar el flujo alternativo de algunos casos de uso.</text:p>
            <text:p text:style-name="P15">Corregir la fuente en algunos reglones.</text:p>
            <text:p text:style-name="P15"/>
          </table:table-cell>
          <table:table-cell table:style-name="Tabla1.D2" office:value-type="string">
            <text:p text:style-name="P15">Versión 1.2 </text:p>
          </table:table-cell>
        </table:table-row>
        <table:table-row>
          <table:table-cell table:style-name="Tabla1.A3" office:value-type="string">
            <text:p text:style-name="P14"/>
          </table:table-cell>
          <table:table-cell table:style-name="Tabla1.B3" office:value-type="string">
            <text:p text:style-name="P14"/>
          </table:table-cell>
          <table:table-cell table:style-name="Tabla1.B3" office:value-type="string">
            <text:p text:style-name="P14"/>
          </table:table-cell>
          <table:table-cell table:style-name="Tabla1.D3" office:value-type="string">
            <text:p text:style-name="P14"/>
          </table:table-cell>
        </table:table-row>
      </table:table>
      <text:p text:style-name="P10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1">En este apartado vamos a definir una lista con los <text:span text:style-name="T14">diferentes casos de uso</text:span> que se esperan alcanzar cuando el software <text:span text:style-name="T14">se desarrolle y este en uso</text:span>.</text:p>
      <text:p text:style-name="P22"/>
      <text:h text:style-name="P29" text:outline-level="2"><text:bookmark-start text:name="__RefHeading__4010_274517593"/><text:bookmark-start text:name="_Toc355607475"/>Lista de Casos de Uso.<text:bookmark-end text:name="__RefHeading__4010_274517593"/><text:bookmark-end text:name="_Toc355607475"/></text:h>
      <text:p text:style-name="P2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4">Actor Principal</text:p>
          </table:table-cell>
          <table:table-cell table:style-name="Tabla2.B1" office:value-type="string">
            <text:p text:style-name="P24">Casos de uso</text:p>
          </table:table-cell>
        </table:table-row>
        <table:table-row>
          <table:table-cell table:style-name="Tabla2.A1" office:value-type="string">
            <text:p text:style-name="P20">Patrón</text:p>
          </table:table-cell>
          <table:table-cell table:style-name="Tabla2.B1" office:value-type="string">
            <text:list xml:id="list4679807014882208863" text:style-name="L1">
              <text:list-item>
                <text:p text:style-name="P25">Registrar Jefe</text:p>
              </text:list-item>
              <text:list-item>
                <text:p text:style-name="P25">Modificar datos personales y de empleados.</text:p>
              </text:list-item>
              <text:list-item>
                <text:p text:style-name="P26">Eliminar información de los empleados y productos.</text:p>
              </text:list-item>
              <text:list-item>
                <text:p text:style-name="P25">Chequear la hora de salida de los empleados en la finca y en el campo de venta.</text:p>
              </text:list-item>
              <text:list-item>
                <text:p text:style-name="P25">Registrar los artículos de las bodegas.</text:p>
              </text:list-item>
              <text:list-item>
                <text:p text:style-name="P25">Chequear el inventario de artículos.</text:p>
              </text:list-item>
              <text:list-item>
                <text:p text:style-name="P25">Chequear el préstamo de herramientas a empleados.</text:p>
              </text:list-item>
              <text:list-item>
                <text:p text:style-name="P25">Registrar lista de proveedores.</text:p>
              </text:list-item>
              <text:list-item>
                <text:p text:style-name="P25">Registro de gastos.</text:p>
              </text:list-item>
              <text:list-item>
                <text:p text:style-name="P25">Registro de ingresos semanales.</text:p>
              </text:list-item>
              <text:list-item>
                <text:p text:style-name="P25">Registro de productos de la empresa.</text:p>
              </text:list-item>
              <text:list-item>
                <text:p text:style-name="P25">Definir el sueldo de los empleados.</text:p>
              </text:list-item>
            </text:list>
          </table:table-cell>
        </table:table-row>
        <table:table-row>
          <table:table-cell table:style-name="Tabla2.A1" office:value-type="string">
            <text:p text:style-name="P20">Encargado o Capataz</text:p>
          </table:table-cell>
          <table:table-cell table:style-name="Tabla2.B1" office:value-type="string">
            <text:list xml:id="list92005418141685" text:continue-numbering="true" text:style-name="L1">
              <text:list-item>
                <text:p text:style-name="P25">Registrar Encargado</text:p>
              </text:list-item>
              <text:list-item>
                <text:p text:style-name="P25">Reporte de herramientas averiadas.</text:p>
              </text:list-item>
            </text:list>
          </table:table-cell>
        </table:table-row>
        <table:table-row>
          <table:table-cell table:style-name="Tabla2.A1" office:value-type="string">
            <text:p text:style-name="P20">Empleados</text:p>
          </table:table-cell>
          <table:table-cell table:style-name="Tabla2.B1" office:value-type="string">
            <text:list xml:id="list92005419142549" text:continue-numbering="true" text:style-name="L1">
              <text:list-item>
                <text:p text:style-name="P25">Registrar Empleados.</text:p>
              </text:list-item>
              <text:list-item>
                <text:p text:style-name="P25">Reportar días que no trabajara.</text:p>
              </text:list-item>
              <text:list-item>
                <text:p text:style-name="P25">Justificar los días que no se llegó al trabajo.</text:p>
              </text:list-item>
            </text:list>
          </table:table-cell>
        </table:table-row>
        <table:table-row>
          <table:table-cell table:style-name="Tabla2.A1" office:value-type="string">
            <text:p text:style-name="P20">Clientes</text:p>
          </table:table-cell>
          <table:table-cell table:style-name="Tabla2.B1" office:value-type="string">
            <text:list xml:id="list92005421151169" text:continue-numbering="true" text:style-name="L1">
              <text:list-item>
                <text:p text:style-name="P25">Registrar Clientes.</text:p>
              </text:list-item>
              <text:list-item>
                <text:p text:style-name="P25">Solicitud de pedidos.</text:p>
              </text:list-item>
              <text:list-item>
                <text:p text:style-name="P25">Anular pedidos.</text:p>
              </text:list-item>
            </text:list>
          </table:table-cell>
        </table:table-row>
      </table:table>
      <text:p text:style-name="P8"/>
      <text:p text:style-name="P8"><text:soft-page-break/></text:p>
      <text:p text:style-name="P8"/>
      <text:h text:style-name="P29" text:outline-level="2"><text:bookmark-start text:name="__RefHeading__4012_274517593"/><text:bookmark-start text:name="__RefHeading__6043_442473116"/><text:span text:style-name="T15">Id </text:span><text:bookmark-start text:name="_Toc355607476"/>-1<text:bookmark-end text:name="__RefHeading__4012_274517593"/><text:bookmark-end text:name="__RefHeading__6043_442473116"/><text:bookmark-end text:name="_Toc355607476"/></text:h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3">ID del caso de uso:</text:p>
          </table:table-cell>
          <table:table-cell table:style-name="Tabla3.B1" table:number-columns-spanned="3" office:value-type="string">
            <text:p text:style-name="P19">CU-1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Nombre del caso uso:</text:p>
          </table:table-cell>
          <table:table-cell table:style-name="Tabla3.B2" table:number-columns-spanned="3" office:value-type="string">
            <text:p text:style-name="P21">Registrar Jefe.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23">Creado por:</text:p>
          </table:table-cell>
          <table:table-cell table:style-name="Tabla3.B3" office:value-type="string">
            <text:p text:style-name="P19">Carlos Alemán.</text:p>
          </table:table-cell>
          <table:table-cell table:style-name="Tabla3.C3" office:value-type="string">
            <text:p text:style-name="P19">Modificado por:</text:p>
          </table:table-cell>
          <table:table-cell table:style-name="Tabla3.C3" office:value-type="string">
            <text:p text:style-name="P19"/>
          </table:table-cell>
        </table:table-row>
        <table:table-row>
          <table:table-cell table:style-name="Tabla3.A3" office:value-type="string">
            <text:p text:style-name="P23">Fecha de creación:</text:p>
          </table:table-cell>
          <table:table-cell table:style-name="Tabla3.B3" office:value-type="string">
            <text:p text:style-name="P19">Jueves <text:span text:style-name="T13">2 </text:span>de mayo del 2013.</text:p>
          </table:table-cell>
          <table:table-cell table:style-name="Tabla3.C3" office:value-type="string">
            <text:p text:style-name="P23">Fecha de Última Actualización:</text:p>
          </table:table-cell>
          <table:table-cell table:style-name="Tabla3.C3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23">Actores:</text:p>
          </table:table-cell>
          <table:table-cell table:style-name="Tabla3.B5" table:number-columns-spanned="3" office:value-type="string">
            <text:p text:style-name="P19">Jef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Descripción:</text:p>
          </table:table-cell>
          <table:table-cell table:style-name="Tabla3.B6" table:number-columns-spanned="3" office:value-type="string">
            <text:p text:style-name="P19">Se requiere de un administrador del sistema, por lo que el jefe procede a ingresar en el sistema, para registrars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Precondiciones:</text:p>
          </table:table-cell>
          <table:table-cell table:style-name="Tabla3.B6" table:number-columns-spanned="3" office:value-type="string">
            <text:p text:style-name="P19">Ser el jefe de la empres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Pos-condiciones:</text:p>
          </table:table-cell>
          <table:table-cell table:style-name="Tabla3.B6" table:number-columns-spanned="3" office:value-type="string">
            <text:p text:style-name="P19"/>
            <text:p text:style-name="P19">Debe de ingresar todos los datos personales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Flujo normal:</text:p>
          </table:table-cell>
          <table:table-cell table:style-name="Tabla3.B6" table:number-columns-spanned="3" office:value-type="string">
            <text:list xml:id="list4470367805425540108" text:style-name="L2">
              <text:list-item>
                <text:p text:style-name="P109">Llenar los datos del formulario</text:p>
              </text:list-item>
              <text:list-item>
                <text:p text:style-name="P109">Definir el tipo de nuevo usuario.</text:p>
              </text:list-item>
              <text:list-item>
                <text:p text:style-name="P109">El usuario procede a guardar los datos en el sistema.</text:p>
              </text:list-item>
              <text:list-item>
                <text:p text:style-name="P109">El sistema valida que los datos ingresados no tengan errores en el formado de la información.</text:p>
              </text:list-item>
              <text:list-item>
                <text:p text:style-name="P109">El sistema despliega un mensaje advertencia.</text:p>
              </text:list-item>
              <text:list-item>
                <text:p text:style-name="P109">El sistema registra el nuevo usuario.</text:p>
              </text:list-item>
              <text:list-item>
                <text:p text:style-name="P125"><text:span text:style-name="Fuente_20_de_20_párrafo_20_predeter."><text:span text:style-name="T5">El sistema muestra el mensaje indicando que el registro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Flujos alternativos:</text:p>
          </table:table-cell>
          <table:table-cell table:style-name="Tabla3.B6" table:number-columns-spanned="3" office:value-type="string">
            <text:list xml:id="list92005431151434" text:continue-numbering="true" text:style-name="L2">
              <text:list-item>
                <text:list>
                  <text:list-item>
                    <text:p text:style-name="P33">Error con la base de datos<text:soft-page-break/></text:p>
                  </text:list-item>
                </text:list>
              </text:list-item>
            </text:list>
            <text:list xml:id="list6906596735074586016" text:style-name="L3">
              <text:list-item>
                <text:list>
                  <text:list-item>
                    <text:p text:style-name="P34">Error con la conexión de base de datos.</text:p>
                  </text:list-item>
                  <text:list-item>
                    <text:p text:style-name="P34">Error interno en la base de datos</text:p>
                  </text:list-item>
                </text:list>
              </text:list-item>
            </text:list>
            <text:list xml:id="list92005432171510" text:continue-list="list92005431151434" text:style-name="L2">
              <text:list-item>
                <text:list>
                  <text:list-item>
                    <text:p text:style-name="P33">Error con los datos ingresados.</text:p>
                  </text:list-item>
                </text:list>
              </text:list-item>
            </text:list>
            <text:list xml:id="list6003621097734879876" text:style-name="L4">
              <text:list-item>
                <text:list>
                  <text:list-item>
                    <text:p text:style-name="P35">Error con el formato de algún campo del formulario.</text:p>
                  </text:list-item>
                  <text:list-item>
                    <text:p text:style-name="P35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Excepciones:</text:p>
          </table:table-cell>
          <table:table-cell table:style-name="Tabla3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Incluye:</text:p>
          </table:table-cell>
          <table:table-cell table:style-name="Tabla3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Prioridad:</text:p>
          </table:table-cell>
          <table:table-cell table:style-name="Tabla3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Frecuencia de uso:</text:p>
          </table:table-cell>
          <table:table-cell table:style-name="Tabla3.B6" table:number-columns-spanned="3" office:value-type="string">
            <text:p text:style-name="P19">Baj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Reglas de Negocio:</text:p>
          </table:table-cell>
          <table:table-cell table:style-name="Tabla3.B6" table:number-columns-spanned="3" office:value-type="string">
            <text:p text:style-name="P19">RN-1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Requisitos especiales:</text:p>
          </table:table-cell>
          <table:table-cell table:style-name="Tabla3.B6" table:number-columns-spanned="3" office:value-type="string">
            <text:list xml:id="list4414478775006052036" text:style-name="L5">
              <text:list-item>
                <text:p text:style-name="P87">Buen funcionamiento del sistema(Software y Hardware)</text:p>
              </text:list-item>
              <text:list-item>
                <text:p text:style-name="P87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3">Asunción:</text:p>
          </table:table-cell>
          <table:table-cell table:style-name="Tabla3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3.A18" office:value-type="string">
            <text:p text:style-name="P23">Notas y problemas:</text:p>
          </table:table-cell>
          <table:table-cell table:style-name="Tabla3.B2" table:number-columns-spanned="3" office:value-type="string">
            <text:p text:style-name="P19">Espere alta frecuencia de ejecución de este caso de uso dentro de las primeras 2 semanas después de soltar sistema.</text:p>
          </table:table-cell>
          <table:covered-table-cell/>
          <table:covered-table-cell/>
        </table:table-row>
        <table:table-row>
          <table:table-cell table:style-name="Tabla3.B3" office:value-type="string">
            <text:p text:style-name="P12">Tecnología:</text:p>
          </table:table-cell>
          <table:table-cell table:style-name="Tabla3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h text:style-name="P30" text:outline-level="2"><text:bookmark-start text:name="__RefHeading__4014_274517593"/><text:bookmark-start text:name="__RefHeading__6045_442473116"/><text:span text:style-name="T7">Id </text:span><text:bookmark-start text:name="_Toc355607477"/><text:span text:style-name="T2">-</text:span><text:span text:style-name="Título_20_2_20_Car"><text:span text:style-name="T2">2</text:span></text:span><text:bookmark-end text:name="__RefHeading__4014_274517593"/><text:bookmark-end text:name="__RefHeading__6045_442473116"/><text:bookmark-end text:name="_Toc355607477"/></text:h>
      <text:p text:style-name="P12"/>
      <table:table table:name="Tabla4" table:style-name="Tabla4">
        <table:table-column table:style-name="Tabla4.A"/>
        <table:table-column table:style-name="Tabla4.B" table:number-columns-repeated="3"/>
        <table:table-row>
          <table:table-cell table:style-name="Tabla4.A1" office:value-type="string">
            <text:p text:style-name="P12">ID del caso de uso:</text:p>
          </table:table-cell>
          <table:table-cell table:style-name="Tabla4.A1" table:number-columns-spanned="3" office:value-type="string">
            <text:p text:style-name="P12">CU-2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Nombre del caso <text:soft-page-break/>uso:</text:p>
          </table:table-cell>
          <table:table-cell table:style-name="Tabla4.A1" table:number-columns-spanned="3" office:value-type="string">
            <text:p text:style-name="P12">Modificar datos personales y de empleado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3">Creado por:</text:p>
          </table:table-cell>
          <table:table-cell table:style-name="Tabla4.A1" office:value-type="string">
            <text:p text:style-name="P19">Carlos Alemán.</text:p>
          </table:table-cell>
          <table:table-cell table:style-name="Tabla4.C3" office:value-type="string">
            <text:p text:style-name="P19">Modificado por:</text:p>
          </table:table-cell>
          <table:table-cell table:style-name="Tabla4.C3" office:value-type="string">
            <text:p text:style-name="P19"/>
          </table:table-cell>
        </table:table-row>
        <table:table-row>
          <table:table-cell table:style-name="Tabla4.A1" office:value-type="string">
            <text:p text:style-name="P23">Fecha de creación:</text:p>
          </table:table-cell>
          <table:table-cell table:style-name="Tabla4.A1" office:value-type="string">
            <text:p text:style-name="P19">Jueves <text:span text:style-name="T13">2</text:span> de mayo del 2013.</text:p>
          </table:table-cell>
          <table:table-cell table:style-name="Tabla4.C3" office:value-type="string">
            <text:p text:style-name="P23">Fecha de Última Actualización:</text:p>
          </table:table-cell>
          <table:table-cell table:style-name="Tabla4.C3" office:value-type="string">
            <text:p text:style-name="P19"/>
          </table:table-cell>
        </table:table-row>
        <table:table-row>
          <table:table-cell table:style-name="Tabla4.A1" office:value-type="string">
            <text:p text:style-name="P12">Actores:</text:p>
          </table:table-cell>
          <table:table-cell table:style-name="Tabla4.A1" table:number-columns-spanned="3" office:value-type="string">
            <text:p text:style-name="P12">Jefe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Descripción:</text:p>
          </table:table-cell>
          <table:table-cell table:style-name="Tabla4.A1" table:number-columns-spanned="3" office:value-type="string">
            <text:p text:style-name="P12">Se requiere la modificación de algún empleado en específico, lo cual debe de ser realizado por el jefe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Precondiciones:</text:p>
          </table:table-cell>
          <table:table-cell table:style-name="Tabla4.A1" table:number-columns-spanned="3" office:value-type="string">
            <text:p text:style-name="P12">Ingresar en el sistema.</text:p>
            <text:p text:style-name="P12">Ver si el sistema funciona correctamente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Pos-condiciones:</text:p>
          </table:table-cell>
          <table:table-cell table:style-name="Tabla4.A1" table:number-columns-spanned="3" office:value-type="string">
            <text:p text:style-name="P12">Debe de modificarse los datos del empleado correctamente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Flujo normal:</text:p>
          </table:table-cell>
          <table:table-cell table:style-name="Tabla4.A1" table:number-columns-spanned="3" office:value-type="string">
            <text:list xml:id="list6493319065915880574" text:style-name="L6">
              <text:list-item>
                <text:p text:style-name="P88">Buscar el empleado por nombre o id que se desea modificar y seleccionarlo.</text:p>
              </text:list-item>
              <text:list-item>
                <text:p text:style-name="P88">El jefe procede a cambiar los datos que se pretenden modificar.</text:p>
              </text:list-item>
              <text:list-item>
                <text:p text:style-name="P88">El jefe procede a guardar los cambios del empleado.</text:p>
              </text:list-item>
              <text:list-item>
                <text:p text:style-name="P88">El sistema valida que no hayan errores en el formato de los datos ingresados.</text:p>
              </text:list-item>
              <text:list-item>
                <text:p text:style-name="P88">El sistema despliega un mensaje advertencia para confirmar la modificación de los datos del empleado.</text:p>
              </text:list-item>
              <text:list-item>
                <text:p text:style-name="P126"><text:span text:style-name="Fuente_20_de_20_párrafo_20_predeter."><text:span text:style-name="T5">El sistema muestra el mensaje indicando que la modificación fue exitosa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Flujos alternativos:</text:p>
          </table:table-cell>
          <table:table-cell table:style-name="Tabla4.A1" table:number-columns-spanned="3" office:value-type="string">
            <text:list xml:id="list2111921549254481792" text:style-name="L7">
              <text:list-item>
                <text:list>
                  <text:list-item>
                    <text:p text:style-name="P36">Error con la base de datos</text:p>
                  </text:list-item>
                </text:list>
              </text:list-item>
            </text:list>
            <text:list xml:id="list895080770433327336" text:style-name="L8">
              <text:list-item>
                <text:list>
                  <text:list-item>
                    <text:p text:style-name="P37">Error con la conexión de base de datos.</text:p>
                  </text:list-item>
                  <text:list-item>
                    <text:p text:style-name="P37">Error interno en la base de datos</text:p>
                  </text:list-item>
                </text:list>
              </text:list-item>
            </text:list>
            <text:list xml:id="list92005449160520" text:continue-list="list2111921549254481792" text:style-name="L7">
              <text:list-item>
                <text:list>
                  <text:list-item>
                    <text:p text:style-name="P36">Error con los datos ingresados.</text:p>
                  </text:list-item>
                </text:list>
              </text:list-item>
            </text:list>
            <text:list xml:id="list6839932599861155300" text:style-name="L9">
              <text:list-item>
                <text:list>
                  <text:list-item>
                    <text:p text:style-name="P38">Error con el formato de algún campo del formulario.</text:p>
                  </text:list-item>
                  <text:list-item>
                    <text:p text:style-name="P38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Excepciones:</text:p>
          </table:table-cell>
          <table:table-cell table:style-name="Tabla4.A1" table:number-columns-spanned="3" office:value-type="string">
            <text:p text:style-name="P12">El ordenador no responde.</text:p>
            <text:p text:style-name="P12">El ordenados esta averiado.</text:p>
            <text:p text:style-name="P12">Problemas con la conexión a internet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Incluye:</text:p>
          </table:table-cell>
          <table:table-cell table:style-name="Tabla4.A1" table:number-columns-spanned="3" office:value-type="string">
            <text:p text:style-name="P12">Autenticar la identidad del usuario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Prioridad:</text:p>
          </table:table-cell>
          <table:table-cell table:style-name="Tabla4.A1" table:number-columns-spanned="3" office:value-type="string">
            <text:p text:style-name="P12">Normal</text:p>
          </table:table-cell>
          <table:covered-table-cell/>
          <table:covered-table-cell/>
        </table:table-row>
        <text:soft-page-break/>
        <table:table-row>
          <table:table-cell table:style-name="Tabla4.A1" office:value-type="string">
            <text:p text:style-name="P12">Frecuencia de uso:</text:p>
          </table:table-cell>
          <table:table-cell table:style-name="Tabla4.A1" table:number-columns-spanned="3" office:value-type="string">
            <text:p text:style-name="P12">Baja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Reglas de Negocio:</text:p>
          </table:table-cell>
          <table:table-cell table:style-name="Tabla4.A1" table:number-columns-spanned="3" office:value-type="string">
            <text:p text:style-name="P12">RN-4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Requisitos especiales:</text:p>
          </table:table-cell>
          <table:table-cell table:style-name="Tabla4.A1" table:number-columns-spanned="3" office:value-type="string">
            <text:list xml:id="list2764739427869455078" text:style-name="L10">
              <text:list-item>
                <text:p text:style-name="P105">Buen funcionamiento del sistema(Software y Hardware)</text:p>
              </text:list-item>
              <text:list-item>
                <text:p text:style-name="P105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Asunción:</text:p>
          </table:table-cell>
          <table:table-cell table:style-name="Tabla4.A1" table:number-columns-spanned="3" office:value-type="string">
            <text:p text:style-name="P12">El usuario debería saber cómo usar el sistema</text:p>
            <text:p text:style-name="P12">Los datos ingresados por el jefe para modificar el empleado deberían de ser correcto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Notas y problemas:</text:p>
          </table:table-cell>
          <table:table-cell table:style-name="Tabla4.A1" table:number-columns-spanned="3" office:value-type="string">
            <text:p text:style-name="P12">Ninguno. 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Tecnología:</text:p>
          </table:table-cell>
          <table:table-cell table:style-name="Tabla4.A1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h text:style-name="P29" text:outline-level="2"><text:bookmark-start text:name="__RefHeading__4016_274517593"/><text:bookmark-start text:name="__RefHeading__6047_442473116"/><text:bookmark text:name="_Toc355607478"/><text:span text:style-name="T15">Id </text:span>-3<text:bookmark-end text:name="__RefHeading__4016_274517593"/><text:bookmark-end text:name="__RefHeading__6047_442473116"/></text:h>
      <table:table table:name="Tabla5" table:style-name="Tabla5">
        <table:table-column table:style-name="Tabla5.A"/>
        <table:table-column table:style-name="Tabla5.B" table:number-columns-repeated="3"/>
        <table:table-row>
          <table:table-cell table:style-name="Tabla5.A1" office:value-type="string">
            <text:p text:style-name="P12">ID del caso de uso:</text:p>
          </table:table-cell>
          <table:table-cell table:style-name="Tabla5.A1" table:number-columns-spanned="3" office:value-type="string">
            <text:p text:style-name="P12">CU-3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Nombre del caso uso:</text:p>
          </table:table-cell>
          <table:table-cell table:style-name="Tabla5.A1" table:number-columns-spanned="3" office:value-type="string">
            <text:list xml:id="list92005457152574" text:continue-list="list92005421151169" text:style-name="L1">
              <text:list-header>
                <text:p text:style-name="P27">Eliminar información de los empleados y productos.</text:p>
              </text:list-header>
            </text:list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3">Creado por:</text:p>
          </table:table-cell>
          <table:table-cell table:style-name="Tabla5.A1" office:value-type="string">
            <text:p text:style-name="P19">Carlos Alemán.</text:p>
          </table:table-cell>
          <table:table-cell table:style-name="Tabla5.C3" office:value-type="string">
            <text:p text:style-name="P19">Modificado por:</text:p>
          </table:table-cell>
          <table:table-cell table:style-name="Tabla5.C3" office:value-type="string">
            <text:p text:style-name="P17">Carlos Alemán</text:p>
          </table:table-cell>
        </table:table-row>
        <table:table-row>
          <table:table-cell table:style-name="Tabla5.A1" office:value-type="string">
            <text:p text:style-name="P23">Fecha de creación:</text:p>
          </table:table-cell>
          <table:table-cell table:style-name="Tabla5.A1" office:value-type="string">
            <text:p text:style-name="P19">Jueves <text:span text:style-name="T13">2</text:span> de mayo del 2013.</text:p>
          </table:table-cell>
          <table:table-cell table:style-name="Tabla5.C3" office:value-type="string">
            <text:p text:style-name="P23">Fecha de Última Actualización:</text:p>
          </table:table-cell>
          <table:table-cell table:style-name="Tabla5.C3" office:value-type="string">
            <text:p text:style-name="P17">Jueves 6 de junio del 2013</text:p>
          </table:table-cell>
        </table:table-row>
        <table:table-row>
          <table:table-cell table:style-name="Tabla5.A1" office:value-type="string">
            <text:p text:style-name="P12">Actores:</text:p>
          </table:table-cell>
          <table:table-cell table:style-name="Tabla5.A1" table:number-columns-spanned="3" office:value-type="string">
            <text:p text:style-name="P12">Jefe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Descripción:</text:p>
          </table:table-cell>
          <table:table-cell table:style-name="Tabla5.A1" table:number-columns-spanned="3" office:value-type="string">
            <text:p text:style-name="P11">Se requiere la opción de eliminar datos de un articulo o un empleados registrado en el sistema.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Precondiciones:</text:p>
          </table:table-cell>
          <table:table-cell table:style-name="Tabla5.A1" table:number-columns-spanned="3" office:value-type="string">
            <text:p text:style-name="P12">Ingresar en el sistema.</text:p>
            <text:p text:style-name="P12">Ver si el sistema funciona correctamente.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Pos-condiciones:</text:p>
          </table:table-cell>
          <table:table-cell table:style-name="Tabla5.A1" table:number-columns-spanned="3" office:value-type="string">
            <text:p text:style-name="P12">Debe de indicar el id del empleado para proceder a guardar la hora de entrada.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Flujo normal:</text:p>
          </table:table-cell>
          <table:table-cell table:style-name="Tabla5.A1" table:number-columns-spanned="3" office:value-type="string">
            <text:list xml:id="list6801314419192887032" text:style-name="L11">
              <text:list-item>
                <text:p text:style-name="P89">El empleado indica su id.</text:p>
              </text:list-item>
              <text:list-item>
                <text:p text:style-name="P108">El jefe selecciona selecciona la opción de eliminar emplado.</text:p>
              </text:list-item>
              <text:list-item>
                <text:p text:style-name="P89">El jefe procede a ingresar el id del empleado.</text:p>
              </text:list-item>
              <text:list-item>
                <text:p text:style-name="P108">El hace clik en el botón de eliminar.</text:p>
              </text:list-item>
              <text:list-item>
                <text:p text:style-name="P89">El sistema valida que no hayan errores en el formato de los datos ingresados.</text:p>
              </text:list-item>
              <text:list-item>
                <text:p text:style-name="P89">El sistema despliega un mensaje advertencia indicado el nombre y el apellido del empleado para <text:span text:style-name="T16">confirmar su borrado.</text:span></text:p>
              </text:list-item>
              <text:list-item>
                <text:p text:style-name="P89"><text:soft-page-break/>Sino el jefe cancela la operación.</text:p>
              </text:list-item>
              <text:list-item>
                <text:p text:style-name="P89">Si en dado caso la id no existe el sistema despliega una mensaje indicando que nos existe dicha id.</text:p>
              </text:list-item>
              <text:list-item>
                <text:p text:style-name="P127"><text:span text:style-name="Fuente_20_de_20_párrafo_20_predeter."><text:span text:style-name="T5">El sistema muestra el mensaje con la hora del sistema indicando </text:span></text:span><text:span text:style-name="Fuente_20_de_20_párrafo_20_predeter."><text:span text:style-name="T6">datos borrados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Flujos alternativos:</text:p>
          </table:table-cell>
          <table:table-cell table:style-name="Tabla5.A1" table:number-columns-spanned="3" office:value-type="string">
            <text:list xml:id="list5130786675951407140" text:style-name="L12">
              <text:list-item>
                <text:list>
                  <text:list-item>
                    <text:p text:style-name="P39">Error con la base de datos</text:p>
                  </text:list-item>
                </text:list>
              </text:list-item>
            </text:list>
            <text:list xml:id="list1649041604045035067" text:style-name="L13">
              <text:list-item>
                <text:list>
                  <text:list-item>
                    <text:p text:style-name="P40">Error con la conexión de base de datos.</text:p>
                  </text:list-item>
                  <text:list-item>
                    <text:p text:style-name="P40">Error interno en la base de datos</text:p>
                  </text:list-item>
                </text:list>
              </text:list-item>
            </text:list>
            <text:list xml:id="list92005466158983" text:continue-list="list5130786675951407140" text:style-name="L12">
              <text:list-item>
                <text:list>
                  <text:list-item>
                    <text:p text:style-name="P39">Error con los id ingresados.</text:p>
                  </text:list-item>
                </text:list>
              </text:list-item>
            </text:list>
            <text:list xml:id="list4895966502275821645" text:style-name="L14">
              <text:list-item>
                <text:list>
                  <text:list-item>
                    <text:p text:style-name="P41">Error con el formato de id del empleado algún campo del formul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Excepciones:</text:p>
          </table:table-cell>
          <table:table-cell table:style-name="Tabla5.A1" table:number-columns-spanned="3" office:value-type="string">
            <text:p text:style-name="P12">El ordenador no responde.</text:p>
            <text:p text:style-name="P12">El ordenados esta averiado.</text:p>
            <text:p text:style-name="P12">Problemas con la conexión a internet.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Incluye:</text:p>
          </table:table-cell>
          <table:table-cell table:style-name="Tabla5.A1" table:number-columns-spanned="3" office:value-type="string">
            <text:p text:style-name="P12">Autenticar la identidad del usuario.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Prioridad:</text:p>
          </table:table-cell>
          <table:table-cell table:style-name="Tabla5.A1" table:number-columns-spanned="3" office:value-type="string">
            <text:p text:style-name="P12">Norm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Frecuencia de uso:</text:p>
          </table:table-cell>
          <table:table-cell table:style-name="Tabla5.A1" table:number-columns-spanned="3" office:value-type="string">
            <text:p text:style-name="P12">Alta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Reglas de Negocio:</text:p>
          </table:table-cell>
          <table:table-cell table:style-name="Tabla5.A1" table:number-columns-spanned="3" office:value-type="string">
            <text:p text:style-name="P12">RN-2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Requisitos especiales:</text:p>
          </table:table-cell>
          <table:table-cell table:style-name="Tabla5.A1" table:number-columns-spanned="3" office:value-type="string">
            <text:list xml:id="list22282188258060413" text:style-name="L15">
              <text:list-item>
                <text:p text:style-name="P106">Buen funcionamiento del sistema(Software y Hardware)</text:p>
              </text:list-item>
              <text:list-item>
                <text:p text:style-name="P106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Asunción:</text:p>
          </table:table-cell>
          <table:table-cell table:style-name="Tabla5.A1" table:number-columns-spanned="3" office:value-type="string">
            <text:p text:style-name="P12">El usuario debería saber usar el sistema de hora de entrada.</text:p>
            <text:p text:style-name="P12">El id indicado por el empleado debería de ser correcto.</text:p>
            <text:p text:style-name="P12">Los ids ingresados por el jefe deberían de ser correctos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Notas y problemas:</text:p>
          </table:table-cell>
          <table:table-cell table:style-name="Tabla5.A1" table:number-columns-spanned="3" office:value-type="string">
            <text:p text:style-name="P12">Ninguno. 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Tecnología:</text:p>
          </table:table-cell>
          <table:table-cell table:style-name="Tabla5.A1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h text:style-name="P29" text:outline-level="2"><text:bookmark-start text:name="__RefHeading__4018_274517593"/><text:bookmark-start text:name="__RefHeading__6049_442473116"/><text:span text:style-name="T15">Id </text:span><text:bookmark-start text:name="_Toc355607479"/>-4<text:bookmark-end text:name="__RefHeading__4018_274517593"/><text:bookmark-end text:name="__RefHeading__6049_442473116"/><text:bookmark-end text:name="_Toc355607479"/></text:h>
      <table:table table:name="Tabla6" table:style-name="Tabla6">
        <table:table-column table:style-name="Tabla6.A"/>
        <table:table-column table:style-name="Tabla6.B" table:number-columns-repeated="3"/>
        <table:table-row>
          <table:table-cell table:style-name="Tabla6.A1" office:value-type="string">
            <text:p text:style-name="P12">ID del caso de uso:</text:p>
          </table:table-cell>
          <table:table-cell table:style-name="Tabla6.A1" table:number-columns-spanned="3" office:value-type="string">
            <text:p text:style-name="P12">CU-4</text:p>
          </table:table-cell>
          <table:covered-table-cell/>
          <table:covered-table-cell/>
        </table:table-row>
        <text:soft-page-break/>
        <table:table-row>
          <table:table-cell table:style-name="Tabla6.A1" office:value-type="string">
            <text:p text:style-name="P12">Nombre del caso uso:</text:p>
          </table:table-cell>
          <table:table-cell table:style-name="Tabla6.A1" table:number-columns-spanned="3" office:value-type="string">
            <text:p text:style-name="P21">Chequear la hora de salida de los empleados en la finca y en el campo de vent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3">Creado por:</text:p>
          </table:table-cell>
          <table:table-cell table:style-name="Tabla6.A1" office:value-type="string">
            <text:p text:style-name="P19">Carlos Alemán.</text:p>
          </table:table-cell>
          <table:table-cell table:style-name="Tabla6.C3" office:value-type="string">
            <text:p text:style-name="P19">Modificado por:</text:p>
          </table:table-cell>
          <table:table-cell table:style-name="Tabla6.C3" office:value-type="string">
            <text:p text:style-name="P19"/>
          </table:table-cell>
        </table:table-row>
        <table:table-row>
          <table:table-cell table:style-name="Tabla6.A1" office:value-type="string">
            <text:p text:style-name="P23">Fecha de creación:</text:p>
          </table:table-cell>
          <table:table-cell table:style-name="Tabla6.A1" office:value-type="string">
            <text:p text:style-name="P19">Jueves <text:span text:style-name="T13">2</text:span> de mayo del 2013.</text:p>
          </table:table-cell>
          <table:table-cell table:style-name="Tabla6.C3" office:value-type="string">
            <text:p text:style-name="P23">Fecha de Última Actualización:</text:p>
          </table:table-cell>
          <table:table-cell table:style-name="Tabla6.C3" office:value-type="string">
            <text:p text:style-name="P19"/>
          </table:table-cell>
        </table:table-row>
        <table:table-row>
          <table:table-cell table:style-name="Tabla6.A1" office:value-type="string">
            <text:p text:style-name="P12">Actores:</text:p>
          </table:table-cell>
          <table:table-cell table:style-name="Tabla6.A1" table:number-columns-spanned="3" office:value-type="string">
            <text:p text:style-name="P12">Jefe, encargado y empleado.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Descripción:</text:p>
          </table:table-cell>
          <table:table-cell table:style-name="Tabla6.A1" table:number-columns-spanned="3" office:value-type="string">
            <text:p text:style-name="P12">Se requiere chequear la salida de los empleados.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Precondiciones:</text:p>
          </table:table-cell>
          <table:table-cell table:style-name="Tabla6.A1" table:number-columns-spanned="3" office:value-type="string">
            <text:p text:style-name="P12">Ingresar en el sistema.</text:p>
            <text:p text:style-name="P12">Ver si el sistema funciona correctamente.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Pos-condiciones:</text:p>
          </table:table-cell>
          <table:table-cell table:style-name="Tabla6.A1" table:number-columns-spanned="3" office:value-type="string">
            <text:p text:style-name="P12">El empleado debe de indicar el id para proceder a registrar la hora de salida.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Flujo normal:</text:p>
          </table:table-cell>
          <table:table-cell table:style-name="Tabla6.A1" table:number-columns-spanned="3" office:value-type="string">
            <text:list xml:id="list3151079355813303991" text:style-name="L16">
              <text:list-item>
                <text:p text:style-name="P90">El empleado indica su id.</text:p>
              </text:list-item>
              <text:list-item>
                <text:p text:style-name="P90">El jefe procede a ingresar el id del empleado.</text:p>
              </text:list-item>
              <text:list-item>
                <text:p text:style-name="P90">El jefe procede a registrar la salida del empleado.</text:p>
              </text:list-item>
              <text:list-item>
                <text:p text:style-name="P90">El sistema valida que no hayan errores en el formato de los datos ingresados.</text:p>
              </text:list-item>
              <text:list-item>
                <text:p text:style-name="P90">El sistema despliega un mensaje advertencia indicado el nombre y el apellido del empleado para verificar si están correctos.</text:p>
              </text:list-item>
              <text:list-item>
                <text:p text:style-name="P90">Sino el jefe cancela la operación.</text:p>
              </text:list-item>
              <text:list-item>
                <text:p text:style-name="P90">Si en dado caso la id no existe el sistema despliega una mensaje indicando que nos existe dicha id.</text:p>
              </text:list-item>
              <text:list-item>
                <text:p text:style-name="P128"><text:span text:style-name="Fuente_20_de_20_párrafo_20_predeter."><text:span text:style-name="T5">El sistema muestra el mensaje con la hora del sistema indicando salida exitosa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Flujos alternativos:</text:p>
          </table:table-cell>
          <table:table-cell table:style-name="Tabla6.A1" table:number-columns-spanned="3" office:value-type="string">
            <text:list xml:id="list5738186705331673335" text:style-name="L17">
              <text:list-item>
                <text:list>
                  <text:list-item>
                    <text:p text:style-name="P42">Error con la base de datos</text:p>
                  </text:list-item>
                </text:list>
              </text:list-item>
            </text:list>
            <text:list xml:id="list2395381290527322104" text:style-name="L18">
              <text:list-item>
                <text:list>
                  <text:list-item>
                    <text:p text:style-name="P43">Error con la conexión de base de datos.</text:p>
                  </text:list-item>
                  <text:list-item>
                    <text:p text:style-name="P43">Error interno en la base de datos</text:p>
                  </text:list-item>
                </text:list>
              </text:list-item>
            </text:list>
            <text:list xml:id="list92005485170206" text:continue-list="list5738186705331673335" text:style-name="L17">
              <text:list-item>
                <text:list>
                  <text:list-item>
                    <text:p text:style-name="P42">Error con los id ingresados.</text:p>
                  </text:list-item>
                </text:list>
              </text:list-item>
            </text:list>
            <text:list xml:id="list5268812046891981827" text:style-name="L19">
              <text:list-item>
                <text:list>
                  <text:list-item>
                    <text:p text:style-name="P44">Error con el formato de id del empleado algún campo del formul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Excepciones:</text:p>
          </table:table-cell>
          <table:table-cell table:style-name="Tabla6.A1" table:number-columns-spanned="3" office:value-type="string">
            <text:p text:style-name="P12">El ordenador no responde.</text:p>
            <text:p text:style-name="P12">El ordenados esta averiado.</text:p>
            <text:p text:style-name="P12"><text:soft-page-break/>Problemas con la conexión a internet.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Incluye:</text:p>
          </table:table-cell>
          <table:table-cell table:style-name="Tabla6.A1" table:number-columns-spanned="3" office:value-type="string">
            <text:p text:style-name="P12">Autenticar la identidad del usuario.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Prioridad:</text:p>
          </table:table-cell>
          <table:table-cell table:style-name="Tabla6.A1" table:number-columns-spanned="3" office:value-type="string">
            <text:p text:style-name="P12">Norma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Frecuencia de uso:</text:p>
          </table:table-cell>
          <table:table-cell table:style-name="Tabla6.A1" table:number-columns-spanned="3" office:value-type="string">
            <text:p text:style-name="P12">Alt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Reglas de Negocio:</text:p>
          </table:table-cell>
          <table:table-cell table:style-name="Tabla6.A1" table:number-columns-spanned="3" office:value-type="string">
            <text:p text:style-name="P12">RN-3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Requisitos especiales:</text:p>
          </table:table-cell>
          <table:table-cell table:style-name="Tabla6.A1" table:number-columns-spanned="3" office:value-type="string">
            <text:list xml:id="list3212388934825833297" text:style-name="L20">
              <text:list-item>
                <text:p text:style-name="P107">Buen funcionamiento del sistema(Software y Hardware)</text:p>
              </text:list-item>
              <text:list-item>
                <text:p text:style-name="P107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Asunción:</text:p>
          </table:table-cell>
          <table:table-cell table:style-name="Tabla6.A1" table:number-columns-spanned="3" office:value-type="string">
            <text:p text:style-name="P12">El usuario debería saber usar el sistema de hora de salida.</text:p>
            <text:p text:style-name="P12">El id indicado por el empleado debería de ser correcto.</text:p>
            <text:p text:style-name="P12">Los ids ingresados por el jefe deberían de ser correctos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Notas y problemas:</text:p>
          </table:table-cell>
          <table:table-cell table:style-name="Tabla6.A1" table:number-columns-spanned="3" office:value-type="string">
            <text:p text:style-name="P12">Ninguno. 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2">Tecnología:</text:p>
          </table:table-cell>
          <table:table-cell table:style-name="Tabla6.A1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h text:style-name="P29" text:outline-level="2"><text:bookmark-start text:name="__RefHeading__4020_274517593"/><text:bookmark-start text:name="__RefHeading__6051_442473116"/><text:span text:style-name="T15">Id </text:span><text:bookmark-start text:name="_Toc355607480"/>-5<text:bookmark-end text:name="__RefHeading__4020_274517593"/><text:bookmark-end text:name="__RefHeading__6051_442473116"/><text:bookmark-end text:name="_Toc355607480"/>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3">ID del caso de uso:</text:p>
          </table:table-cell>
          <table:table-cell table:style-name="Tabla7.B1" table:number-columns-spanned="3" office:value-type="string">
            <text:p text:style-name="P19">CU-5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Nombre del caso uso:</text:p>
          </table:table-cell>
          <table:table-cell table:style-name="Tabla7.B2" table:number-columns-spanned="3" office:value-type="string">
            <text:p text:style-name="P20">Registrar los artículos de las bodegas.</text:p>
          </table:table-cell>
          <table:covered-table-cell/>
          <table:covered-table-cell/>
        </table:table-row>
        <table:table-row>
          <table:table-cell table:style-name="Tabla7.A3" office:value-type="string">
            <text:p text:style-name="P23">Creado por:</text:p>
          </table:table-cell>
          <table:table-cell table:style-name="Tabla7.B3" office:value-type="string">
            <text:p text:style-name="P19">Carlos Alemán.</text:p>
          </table:table-cell>
          <table:table-cell table:style-name="Tabla7.C3" office:value-type="string">
            <text:p text:style-name="P19">Modificado por:</text:p>
          </table:table-cell>
          <table:table-cell table:style-name="Tabla7.C3" office:value-type="string">
            <text:p text:style-name="P19"/>
          </table:table-cell>
        </table:table-row>
        <table:table-row>
          <table:table-cell table:style-name="Tabla7.A3" office:value-type="string">
            <text:p text:style-name="P23">Fecha de creación:</text:p>
          </table:table-cell>
          <table:table-cell table:style-name="Tabla7.B3" office:value-type="string">
            <text:p text:style-name="P19">Jueves <text:span text:style-name="T13">2</text:span> de mayo del 2013.</text:p>
          </table:table-cell>
          <table:table-cell table:style-name="Tabla7.C3" office:value-type="string">
            <text:p text:style-name="P23">Fecha de Última Actualización:</text:p>
          </table:table-cell>
          <table:table-cell table:style-name="Tabla7.C3" office:value-type="string">
            <text:p text:style-name="P19"/>
          </table:table-cell>
        </table:table-row>
        <table:table-row>
          <table:table-cell table:style-name="Tabla7.A2" office:value-type="string">
            <text:p text:style-name="P23">Actores:</text:p>
          </table:table-cell>
          <table:table-cell table:style-name="Tabla7.B5" table:number-columns-spanned="3" office:value-type="string">
            <text:p text:style-name="P19">Jefe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Descripción:</text:p>
          </table:table-cell>
          <table:table-cell table:style-name="Tabla7.B6" table:number-columns-spanned="3" office:value-type="string">
            <text:p text:style-name="P19">Se requiere llevar un control de los artículos que están en las bodegas, por lo que el jefe procede a ingresar los productos en el sist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Precondiciones:</text:p>
          </table:table-cell>
          <table:table-cell table:style-name="Tabla7.B6" table:number-columns-spanned="3" office:value-type="string">
            <text:p text:style-name="P19">Ingresar al sistema como jefe o administrador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Pos-condiciones:</text:p>
          </table:table-cell>
          <table:table-cell table:style-name="Tabla7.B6" table:number-columns-spanned="3" office:value-type="string">
            <text:p text:style-name="P19">Debe de ingresar todos los datos del producto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Flujo normal:</text:p>
          </table:table-cell>
          <table:table-cell table:style-name="Tabla7.B6" table:number-columns-spanned="3" office:value-type="string">
            <text:list xml:id="list3198430889803377910" text:style-name="L21">
              <text:list-item>
                <text:p text:style-name="P110">Llenar los datos del formulario,</text:p>
              </text:list-item>
              <text:list-item>
                <text:p text:style-name="P110">El usuario procede a guardar los datos en el sistema.</text:p>
              </text:list-item>
              <text:list-item>
                <text:p text:style-name="P110">El sistema valida que los datos ingresados no tengan <text:soft-page-break/>errores en el formado de la información.</text:p>
              </text:list-item>
              <text:list-item>
                <text:p text:style-name="P110">El sistema despliega un mensaje advertencia.</text:p>
              </text:list-item>
              <text:list-item>
                <text:p text:style-name="P110">El sistema registra el nuevo usuario.</text:p>
              </text:list-item>
              <text:list-item>
                <text:p text:style-name="P129"><text:span text:style-name="Fuente_20_de_20_párrafo_20_predeter."><text:span text:style-name="T5">El sistema muestra el mensaje indicando que el registro del artículo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Flujos alternativos:</text:p>
          </table:table-cell>
          <table:table-cell table:style-name="Tabla7.B6" table:number-columns-spanned="3" office:value-type="string">
            <text:list xml:id="list92005500159867" text:continue-numbering="true" text:style-name="L21">
              <text:list-item>
                <text:list>
                  <text:list-item>
                    <text:p text:style-name="P45">Error con la base de datos</text:p>
                  </text:list-item>
                </text:list>
              </text:list-item>
            </text:list>
            <text:list xml:id="list7988380419529984534" text:style-name="L22">
              <text:list-item>
                <text:list>
                  <text:list-item>
                    <text:p text:style-name="P46">Error con la conexión de base de datos.</text:p>
                  </text:list-item>
                  <text:list-item>
                    <text:p text:style-name="P46">Error interno en la base de datos</text:p>
                  </text:list-item>
                </text:list>
              </text:list-item>
            </text:list>
            <text:list xml:id="list92005501153708" text:continue-list="list92005500159867" text:style-name="L21">
              <text:list-item>
                <text:list>
                  <text:list-item>
                    <text:p text:style-name="P45">Error con los datos ingresados.</text:p>
                  </text:list-item>
                </text:list>
              </text:list-item>
            </text:list>
            <text:list xml:id="list843491588241612400" text:style-name="L23">
              <text:list-item>
                <text:list>
                  <text:list-item>
                    <text:p text:style-name="P47">Error con el formato de algún campo del formulario.</text:p>
                  </text:list-item>
                  <text:list-item>
                    <text:p text:style-name="P47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Excepciones:</text:p>
          </table:table-cell>
          <table:table-cell table:style-name="Tabla7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Incluye:</text:p>
          </table:table-cell>
          <table:table-cell table:style-name="Tabla7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Prioridad:</text:p>
          </table:table-cell>
          <table:table-cell table:style-name="Tabla7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Frecuencia de uso:</text:p>
          </table:table-cell>
          <table:table-cell table:style-name="Tabla7.B6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Reglas de Negocio:</text:p>
          </table:table-cell>
          <table:table-cell table:style-name="Tabla7.B6" table:number-columns-spanned="3" office:value-type="string">
            <text:p text:style-name="P19">RN-35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Requisitos especiales:</text:p>
          </table:table-cell>
          <table:table-cell table:style-name="Tabla7.B6" table:number-columns-spanned="3" office:value-type="string">
            <text:list xml:id="list6449073923744288373" text:style-name="L24">
              <text:list-item>
                <text:p text:style-name="P91">Buen funcionamiento del sistema(Software y Hardware)</text:p>
              </text:list-item>
              <text:list-item>
                <text:p text:style-name="P91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3">Asunción:</text:p>
          </table:table-cell>
          <table:table-cell table:style-name="Tabla7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7.A18" office:value-type="string">
            <text:p text:style-name="P23">Notas y problemas:</text:p>
          </table:table-cell>
          <table:table-cell table:style-name="Tabla7.B2" table:number-columns-spanned="3" office:value-type="string">
            <text:p text:style-name="P19">Ninguno </text:p>
          </table:table-cell>
          <table:covered-table-cell/>
          <table:covered-table-cell/>
        </table:table-row>
        <table:table-row>
          <table:table-cell table:style-name="Tabla7.B3" office:value-type="string">
            <text:p text:style-name="P12">Tecnología:</text:p>
          </table:table-cell>
          <table:table-cell table:style-name="Tabla7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22_274517593"/><text:bookmark-start text:name="__RefHeading__6053_442473116"/><text:soft-page-break/><text:span text:style-name="T15">Id </text:span><text:bookmark-start text:name="_Toc355607481"/>-6<text:bookmark-end text:name="__RefHeading__4022_274517593"/><text:bookmark-end text:name="__RefHeading__6053_442473116"/><text:bookmark-end text:name="_Toc355607481"/></text:h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3">ID del caso de uso:</text:p>
          </table:table-cell>
          <table:table-cell table:style-name="Tabla8.B1" table:number-columns-spanned="3" office:value-type="string">
            <text:p text:style-name="P19">CU-6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Nombre del caso uso:</text:p>
          </table:table-cell>
          <table:table-cell table:style-name="Tabla8.B2" table:number-columns-spanned="3" office:value-type="string">
            <text:p text:style-name="P20">Chequear el inventario de artículos</text:p>
          </table:table-cell>
          <table:covered-table-cell/>
          <table:covered-table-cell/>
        </table:table-row>
        <table:table-row>
          <table:table-cell table:style-name="Tabla8.A3" office:value-type="string">
            <text:p text:style-name="P23">Creado por:</text:p>
          </table:table-cell>
          <table:table-cell table:style-name="Tabla8.B3" office:value-type="string">
            <text:p text:style-name="P19">Carlos Alemán.</text:p>
          </table:table-cell>
          <table:table-cell table:style-name="Tabla8.C3" office:value-type="string">
            <text:p text:style-name="P19">Modificado por:</text:p>
          </table:table-cell>
          <table:table-cell table:style-name="Tabla8.C3" office:value-type="string">
            <text:p text:style-name="P19"/>
          </table:table-cell>
        </table:table-row>
        <table:table-row>
          <table:table-cell table:style-name="Tabla8.A3" office:value-type="string">
            <text:p text:style-name="P23">Fecha de creación:</text:p>
          </table:table-cell>
          <table:table-cell table:style-name="Tabla8.B3" office:value-type="string">
            <text:p text:style-name="P19">Jueves <text:span text:style-name="T13">2</text:span> de mayo del 2013.</text:p>
          </table:table-cell>
          <table:table-cell table:style-name="Tabla8.C3" office:value-type="string">
            <text:p text:style-name="P23">Fecha de Última Actualización:</text:p>
          </table:table-cell>
          <table:table-cell table:style-name="Tabla8.C3" office:value-type="string">
            <text:p text:style-name="P19"/>
          </table:table-cell>
        </table:table-row>
        <table:table-row>
          <table:table-cell table:style-name="Tabla8.A2" office:value-type="string">
            <text:p text:style-name="P23">Actores:</text:p>
          </table:table-cell>
          <table:table-cell table:style-name="Tabla8.B5" table:number-columns-spanned="3" office:value-type="string">
            <text:p text:style-name="P19">Jefe y encargado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Descripción:</text:p>
          </table:table-cell>
          <table:table-cell table:style-name="Tabla8.B6" table:number-columns-spanned="3" office:value-type="string">
            <text:p text:style-name="P19">Se requiere chequear los artículos de la bodega y sus especificacione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Precondiciones:</text:p>
          </table:table-cell>
          <table:table-cell table:style-name="Tabla8.B6" table:number-columns-spanned="3" office:value-type="string">
            <text:p text:style-name="P19">Ingresar al sistema como jefe o encargado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Pos-condiciones:</text:p>
          </table:table-cell>
          <table:table-cell table:style-name="Tabla8.B6" table:number-columns-spanned="3" office:value-type="string">
            <text:p text:style-name="P19">Debe revisar que los datos de las lista estén correcto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Flujo normal:</text:p>
          </table:table-cell>
          <table:table-cell table:style-name="Tabla8.B6" table:number-columns-spanned="3" office:value-type="string">
            <text:list xml:id="list7799296665978716236" text:style-name="L25">
              <text:list-item>
                <text:p text:style-name="P111">Se procede a desplegar la lista de artículos en el sistema.</text:p>
              </text:list-item>
              <text:list-item>
                <text:p text:style-name="P111">El usuario podrá hacer búsquedas avanzadas por id, nombre, cantidad.</text:p>
              </text:list-item>
              <text:list-item>
                <text:p text:style-name="P111">El sistema valida que los datos ingresados para la búsqueda no tengan errores en el formado de la información.</text:p>
              </text:list-item>
              <text:list-item>
                <text:p text:style-name="P111">El sistema despliega los datos o una lista más corta en la tabla del inventario.</text:p>
              </text:list-item>
            </text:list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Flujos alternativos:</text:p>
          </table:table-cell>
          <table:table-cell table:style-name="Tabla8.B6" table:number-columns-spanned="3" office:value-type="string">
            <text:list xml:id="list7808836553541863943" text:style-name="L26">
              <text:list-item>
                <text:list>
                  <text:list-item>
                    <text:p text:style-name="P48">Error con la base de datos</text:p>
                  </text:list-item>
                </text:list>
              </text:list-item>
            </text:list>
            <text:list xml:id="list5760240860044334034" text:style-name="L27">
              <text:list-item>
                <text:list>
                  <text:list-item>
                    <text:p text:style-name="P49">Error con la conexión de base de datos.</text:p>
                  </text:list-item>
                  <text:list-item>
                    <text:p text:style-name="P49">Error interno en la base de datos</text:p>
                  </text:list-item>
                </text:list>
              </text:list-item>
            </text:list>
            <text:list xml:id="list92005518168879" text:continue-list="list7808836553541863943" text:style-name="L26">
              <text:list-item>
                <text:list>
                  <text:list-item>
                    <text:p text:style-name="P48">Error con los datos de busqueda ingresados.</text:p>
                  </text:list-item>
                </text:list>
              </text:list-item>
            </text:list>
            <text:list xml:id="list7788103406904264706" text:style-name="L28">
              <text:list-item>
                <text:list>
                  <text:list-item>
                    <text:p text:style-name="P50">Error con el formato de algún campo del formul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Excepciones:</text:p>
          </table:table-cell>
          <table:table-cell table:style-name="Tabla8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Incluye:</text:p>
          </table:table-cell>
          <table:table-cell table:style-name="Tabla8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ext:soft-page-break/>
        <table:table-row>
          <table:table-cell table:style-name="Tabla8.A2" office:value-type="string">
            <text:p text:style-name="P23">Prioridad:</text:p>
          </table:table-cell>
          <table:table-cell table:style-name="Tabla8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Frecuencia de uso:</text:p>
          </table:table-cell>
          <table:table-cell table:style-name="Tabla8.B6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Reglas de Negocio:</text:p>
          </table:table-cell>
          <table:table-cell table:style-name="Tabla8.B6" table:number-columns-spanned="3" office:value-type="string">
            <text:p text:style-name="P19">RN-36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Requisitos especiales:</text:p>
          </table:table-cell>
          <table:table-cell table:style-name="Tabla8.B6" table:number-columns-spanned="3" office:value-type="string">
            <text:list xml:id="list92005522166487" text:continue-numbering="true" text:style-name="L28">
              <text:list-item>
                <text:p text:style-name="P92">Buen funcionamiento del sistema(Software y Hardware)</text:p>
              </text:list-item>
              <text:list-item>
                <text:p text:style-name="P92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3">Asunción:</text:p>
          </table:table-cell>
          <table:table-cell table:style-name="Tabla8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8.A18" office:value-type="string">
            <text:p text:style-name="P23">Notas y problemas:</text:p>
          </table:table-cell>
          <table:table-cell table:style-name="Tabla8.B2" table:number-columns-spanned="3" office:value-type="string">
            <text:p text:style-name="P19">Ninguno </text:p>
          </table:table-cell>
          <table:covered-table-cell/>
          <table:covered-table-cell/>
        </table:table-row>
        <table:table-row>
          <table:table-cell table:style-name="Tabla8.B3" office:value-type="string">
            <text:p text:style-name="P12">Tecnología:</text:p>
          </table:table-cell>
          <table:table-cell table:style-name="Tabla8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h text:style-name="P29" text:outline-level="2"><text:bookmark-start text:name="__RefHeading__4024_274517593"/><text:bookmark-start text:name="__RefHeading__6055_442473116"/><text:span text:style-name="T15">Id </text:span><text:bookmark-start text:name="_Toc355607482"/>-7<text:bookmark-end text:name="__RefHeading__4024_274517593"/><text:bookmark-end text:name="__RefHeading__6055_442473116"/><text:bookmark-end text:name="_Toc355607482"/></text:h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23">ID del caso de uso:</text:p>
          </table:table-cell>
          <table:table-cell table:style-name="Tabla9.B1" table:number-columns-spanned="3" office:value-type="string">
            <text:p text:style-name="P19">CU-7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Nombre del caso uso:</text:p>
          </table:table-cell>
          <table:table-cell table:style-name="Tabla9.B2" table:number-columns-spanned="3" office:value-type="string">
            <text:p text:style-name="P20">Chequear el préstamo de herramientas a empleados.</text:p>
          </table:table-cell>
          <table:covered-table-cell/>
          <table:covered-table-cell/>
        </table:table-row>
        <table:table-row>
          <table:table-cell table:style-name="Tabla9.A3" office:value-type="string">
            <text:p text:style-name="P23">Creado por:</text:p>
          </table:table-cell>
          <table:table-cell table:style-name="Tabla9.B3" office:value-type="string">
            <text:p text:style-name="P19">Carlos Alemán.</text:p>
          </table:table-cell>
          <table:table-cell table:style-name="Tabla9.C3" office:value-type="string">
            <text:p text:style-name="P19">Modificado por:</text:p>
          </table:table-cell>
          <table:table-cell table:style-name="Tabla9.C3" office:value-type="string">
            <text:p text:style-name="P19"/>
          </table:table-cell>
        </table:table-row>
        <table:table-row>
          <table:table-cell table:style-name="Tabla9.A3" office:value-type="string">
            <text:p text:style-name="P23">Fecha de creación:</text:p>
          </table:table-cell>
          <table:table-cell table:style-name="Tabla9.B3" office:value-type="string">
            <text:p text:style-name="P19">Jueves <text:s/><text:span text:style-name="T13">2 </text:span>de mayo del 2013.</text:p>
          </table:table-cell>
          <table:table-cell table:style-name="Tabla9.C3" office:value-type="string">
            <text:p text:style-name="P23">Fecha de Última Actualización:</text:p>
          </table:table-cell>
          <table:table-cell table:style-name="Tabla9.C3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23">Actores:</text:p>
          </table:table-cell>
          <table:table-cell table:style-name="Tabla9.B5" table:number-columns-spanned="3" office:value-type="string">
            <text:p text:style-name="P19">Jefe, encargado y empleado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Descripción:</text:p>
          </table:table-cell>
          <table:table-cell table:style-name="Tabla9.B6" table:number-columns-spanned="3" office:value-type="string">
            <text:p text:style-name="P19">Se requiere llevar el control de las herramientas de trabajo facilitada a los empleado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Precondiciones:</text:p>
          </table:table-cell>
          <table:table-cell table:style-name="Tabla9.B6" table:number-columns-spanned="3" office:value-type="string">
            <text:p text:style-name="P19">Ingresar al sistema como jefe o encargado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Pos-condiciones:</text:p>
          </table:table-cell>
          <table:table-cell table:style-name="Tabla9.B6" table:number-columns-spanned="3" office:value-type="string">
            <text:p text:style-name="P19">Debe de registrar las herramientas prestada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Flujo normal:</text:p>
          </table:table-cell>
          <table:table-cell table:style-name="Tabla9.B6" table:number-columns-spanned="3" office:value-type="string">
            <text:list xml:id="list5243049029431965956" text:style-name="L29">
              <text:list-item>
                <text:p text:style-name="P112">Se procede a indicar la herramienta que se va a prestar.</text:p>
              </text:list-item>
              <text:list-item>
                <text:p text:style-name="P112">Luego se procede a indicar el número de herramientas a prestar.</text:p>
              </text:list-item>
              <text:list-item>
                <text:p text:style-name="P112">Después se indica en el sistema el id del responsable de las herramientas.</text:p>
              </text:list-item>
              <text:list-item>
                <text:p text:style-name="P112">El sistema valida que los datos ingresados no tengan <text:soft-page-break/>errores en el formado de la información.</text:p>
              </text:list-item>
              <text:list-item>
                <text:p text:style-name="P112">El sistema despliega un mensaje indicando préstamo de herramientas exitoso</text:p>
              </text:list-item>
            </text:list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Flujos alternativos:</text:p>
          </table:table-cell>
          <table:table-cell table:style-name="Tabla9.B6" table:number-columns-spanned="3" office:value-type="string">
            <text:list xml:id="list3540994062849962498" text:style-name="L30">
              <text:list-item>
                <text:list>
                  <text:list-item>
                    <text:p text:style-name="P51">Error con la base de datos</text:p>
                  </text:list-item>
                </text:list>
              </text:list-item>
            </text:list>
            <text:list xml:id="list92005564157687" text:continue-list="list5760240860044334034" text:style-name="L27">
              <text:list-item>
                <text:list>
                  <text:list-item>
                    <text:p text:style-name="P49">Error con la conexión de base de datos.</text:p>
                  </text:list-item>
                  <text:list-item>
                    <text:p text:style-name="P49">Error interno en la base de datos</text:p>
                  </text:list-item>
                </text:list>
              </text:list-item>
            </text:list>
            <text:p text:style-name="P12"/>
            <text:list xml:id="list92005564170361" text:continue-list="list3540994062849962498" text:style-name="L30">
              <text:list-item>
                <text:list>
                  <text:list-item>
                    <text:p text:style-name="P51">Error con los datos de busqueda ingresados.</text:p>
                  </text:list-item>
                </text:list>
              </text:list-item>
            </text:list>
            <text:list xml:id="list92005565145471" text:continue-list="list6449073923744288373" text:style-name="L24">
              <text:list-item>
                <text:list>
                  <text:list-item>
                    <text:p text:style-name="P52">Error con el formato de algún campo del formul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Excepciones:</text:p>
          </table:table-cell>
          <table:table-cell table:style-name="Tabla9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Incluye:</text:p>
          </table:table-cell>
          <table:table-cell table:style-name="Tabla9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Prioridad:</text:p>
          </table:table-cell>
          <table:table-cell table:style-name="Tabla9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Frecuencia de uso:</text:p>
          </table:table-cell>
          <table:table-cell table:style-name="Tabla9.B6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Reglas de Negocio:</text:p>
          </table:table-cell>
          <table:table-cell table:style-name="Tabla9.B6" table:number-columns-spanned="3" office:value-type="string">
            <text:p text:style-name="P19">RN-8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Requisitos especiales:</text:p>
          </table:table-cell>
          <table:table-cell table:style-name="Tabla9.B6" table:number-columns-spanned="3" office:value-type="string">
            <text:list xml:id="list4400634774189073115" text:style-name="L31">
              <text:list-item>
                <text:p text:style-name="P93">Buen funcionamiento del sistema(Software y Hardware)</text:p>
              </text:list-item>
              <text:list-item>
                <text:p text:style-name="P93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Asunción:</text:p>
          </table:table-cell>
          <table:table-cell table:style-name="Tabla9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9.A18" office:value-type="string">
            <text:p text:style-name="P23">Notas y problemas:</text:p>
          </table:table-cell>
          <table:table-cell table:style-name="Tabla9.B2" table:number-columns-spanned="3" office:value-type="string">
            <text:p text:style-name="P19">Ninguno </text:p>
          </table:table-cell>
          <table:covered-table-cell/>
          <table:covered-table-cell/>
        </table:table-row>
        <table:table-row>
          <table:table-cell table:style-name="Tabla9.B3" office:value-type="string">
            <text:p text:style-name="P12">Tecnología:</text:p>
          </table:table-cell>
          <table:table-cell table:style-name="Tabla9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26_274517593"/><text:bookmark-start text:name="__RefHeading__6057_442473116"/><text:span text:style-name="T15">Id </text:span><text:bookmark-start text:name="_Toc355607483"/>-8<text:bookmark-end text:name="__RefHeading__4026_274517593"/><text:bookmark-end text:name="__RefHeading__6057_442473116"/><text:bookmark-end text:name="_Toc355607483"/></text:h>
      <text:p text:style-name="P1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23">ID del caso de uso:</text:p>
          </table:table-cell>
          <table:table-cell table:style-name="Tabla10.B1" table:number-columns-spanned="3" office:value-type="string">
            <text:p text:style-name="P19">CU-8</text:p>
          </table:table-cell>
          <table:covered-table-cell/>
          <table:covered-table-cell/>
        </table:table-row>
        <text:soft-page-break/>
        <table:table-row>
          <table:table-cell table:style-name="Tabla10.A2" office:value-type="string">
            <text:p text:style-name="P23">Nombre del caso uso:</text:p>
          </table:table-cell>
          <table:table-cell table:style-name="Tabla10.B2" table:number-columns-spanned="3" office:value-type="string">
            <text:p text:style-name="P20">Registrar lista de proveedores.</text:p>
          </table:table-cell>
          <table:covered-table-cell/>
          <table:covered-table-cell/>
        </table:table-row>
        <table:table-row>
          <table:table-cell table:style-name="Tabla10.A3" office:value-type="string">
            <text:p text:style-name="P23">Creado por:</text:p>
          </table:table-cell>
          <table:table-cell table:style-name="Tabla10.B3" office:value-type="string">
            <text:p text:style-name="P19">Carlos Alemán.</text:p>
          </table:table-cell>
          <table:table-cell table:style-name="Tabla10.C3" office:value-type="string">
            <text:p text:style-name="P19">Modificado por:</text:p>
          </table:table-cell>
          <table:table-cell table:style-name="Tabla10.C3" office:value-type="string">
            <text:p text:style-name="P19"/>
          </table:table-cell>
        </table:table-row>
        <table:table-row>
          <table:table-cell table:style-name="Tabla10.A3" office:value-type="string">
            <text:p text:style-name="P23">Fecha de creación:</text:p>
          </table:table-cell>
          <table:table-cell table:style-name="Tabla10.B3" office:value-type="string">
            <text:p text:style-name="P19">Jueves <text:span text:style-name="T13">2 </text:span>de mayo del 2013.</text:p>
          </table:table-cell>
          <table:table-cell table:style-name="Tabla10.C3" office:value-type="string">
            <text:p text:style-name="P23">Fecha de Última Actualización:</text:p>
          </table:table-cell>
          <table:table-cell table:style-name="Tabla10.C3" office:value-type="string">
            <text:p text:style-name="P19"/>
          </table:table-cell>
        </table:table-row>
        <table:table-row>
          <table:table-cell table:style-name="Tabla10.A2" office:value-type="string">
            <text:p text:style-name="P23">Actores:</text:p>
          </table:table-cell>
          <table:table-cell table:style-name="Tabla10.B5" table:number-columns-spanned="3" office:value-type="string">
            <text:p text:style-name="P19">Jefe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Descripción:</text:p>
          </table:table-cell>
          <table:table-cell table:style-name="Tabla10.B6" table:number-columns-spanned="3" office:value-type="string">
            <text:p text:style-name="P19">Se requiere llevar un control de los principales proveedores de materia prim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Precondiciones:</text:p>
          </table:table-cell>
          <table:table-cell table:style-name="Tabla10.B6" table:number-columns-spanned="3" office:value-type="string">
            <text:p text:style-name="P19">Ingresar al sistema como jefe o administrador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Pos-condiciones:</text:p>
          </table:table-cell>
          <table:table-cell table:style-name="Tabla10.B6" table:number-columns-spanned="3" office:value-type="string">
            <text:p text:style-name="P19">Debe de ingresar todos los datos del proveedor. 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Flujo normal:</text:p>
          </table:table-cell>
          <table:table-cell table:style-name="Tabla10.B6" table:number-columns-spanned="3" office:value-type="string">
            <text:list xml:id="list7230663885095970168" text:style-name="L32">
              <text:list-item>
                <text:p text:style-name="P113">Llenar los datos del formulario,</text:p>
              </text:list-item>
              <text:list-item>
                <text:p text:style-name="P113">El usuario procede a guardar los datos del proveedor en el sistema.</text:p>
              </text:list-item>
              <text:list-item>
                <text:p text:style-name="P113">El sistema valida que los datos del proveedor ingresados no tengan errores en el formado de la información.</text:p>
              </text:list-item>
              <text:list-item>
                <text:p text:style-name="P113">El sistema despliega un mensaje advertencia para guardar o cancelar el registro.</text:p>
              </text:list-item>
              <text:list-item>
                <text:p text:style-name="P113">El sistema registra el nuevo proveedor.</text:p>
              </text:list-item>
              <text:list-item>
                <text:p text:style-name="P130"><text:span text:style-name="Fuente_20_de_20_párrafo_20_predeter."><text:span text:style-name="T5">El sistema muestra el mensaje indicando que el registro del proveedor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Flujos alternativos:</text:p>
          </table:table-cell>
          <table:table-cell table:style-name="Tabla10.B6" table:number-columns-spanned="3" office:value-type="string">
            <text:list xml:id="list92005582150206" text:continue-numbering="true" text:style-name="L32">
              <text:list-item>
                <text:list>
                  <text:list-item>
                    <text:p text:style-name="P53">Error con la base de datos</text:p>
                  </text:list-item>
                </text:list>
              </text:list-item>
            </text:list>
            <text:list xml:id="list4733290820749930487" text:style-name="L33">
              <text:list-item>
                <text:list>
                  <text:list-item>
                    <text:p text:style-name="P54">Error con la conexión de base de datos.</text:p>
                  </text:list-item>
                  <text:list-item>
                    <text:p text:style-name="P54">Error interno en la base de datos</text:p>
                  </text:list-item>
                </text:list>
              </text:list-item>
            </text:list>
            <text:list xml:id="list92005583158909" text:continue-list="list92005582150206" text:style-name="L32">
              <text:list-item>
                <text:list>
                  <text:list-item>
                    <text:p text:style-name="P53">Error con los datos ingresados.</text:p>
                  </text:list-item>
                </text:list>
              </text:list-item>
            </text:list>
            <text:list xml:id="list1988896994095494494" text:style-name="L34">
              <text:list-item>
                <text:list>
                  <text:list-item>
                    <text:p text:style-name="P55">Error con el formato de algún campo del formulario.</text:p>
                  </text:list-item>
                  <text:list-item>
                    <text:p text:style-name="P55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Excepciones:</text:p>
          </table:table-cell>
          <table:table-cell table:style-name="Tabla10.B6" table:number-columns-spanned="3" office:value-type="string">
            <text:p text:style-name="P19">El ordenador no responde.</text:p>
            <text:p text:style-name="P19">El ordenados esta averiado.</text:p>
            <text:p text:style-name="P19"><text:soft-page-break/>Problemas con la conexión a internet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Incluye:</text:p>
          </table:table-cell>
          <table:table-cell table:style-name="Tabla10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Prioridad:</text:p>
          </table:table-cell>
          <table:table-cell table:style-name="Tabla10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Frecuencia de uso:</text:p>
          </table:table-cell>
          <table:table-cell table:style-name="Tabla10.B6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Reglas de Negocio:</text:p>
          </table:table-cell>
          <table:table-cell table:style-name="Tabla10.B6" table:number-columns-spanned="3" office:value-type="string">
            <text:p text:style-name="P19">RN-27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Requisitos especiales:</text:p>
          </table:table-cell>
          <table:table-cell table:style-name="Tabla10.B6" table:number-columns-spanned="3" office:value-type="string">
            <text:list xml:id="list3504265714064300325" text:style-name="L35">
              <text:list-item>
                <text:p text:style-name="P94">Buen funcionamiento del sistema(Software y Hardware)</text:p>
              </text:list-item>
              <text:list-item>
                <text:p text:style-name="P94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Asunción:</text:p>
          </table:table-cell>
          <table:table-cell table:style-name="Tabla10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10.A18" office:value-type="string">
            <text:p text:style-name="P23">Notas y problemas:</text:p>
          </table:table-cell>
          <table:table-cell table:style-name="Tabla10.B2" table:number-columns-spanned="3" office:value-type="string">
            <text:p text:style-name="P19">Ninguno </text:p>
          </table:table-cell>
          <table:covered-table-cell/>
          <table:covered-table-cell/>
        </table:table-row>
        <table:table-row>
          <table:table-cell table:style-name="Tabla10.B3" office:value-type="string">
            <text:p text:style-name="P12">Tecnología:</text:p>
          </table:table-cell>
          <table:table-cell table:style-name="Tabla10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h text:style-name="P29" text:outline-level="2"><text:bookmark-start text:name="__RefHeading__4028_274517593"/><text:bookmark-start text:name="__RefHeading__6059_442473116"/><text:span text:style-name="T15">Id </text:span><text:bookmark-start text:name="_Toc355607484"/>-9<text:bookmark-end text:name="__RefHeading__4028_274517593"/><text:bookmark-end text:name="__RefHeading__6059_442473116"/><text:bookmark-end text:name="_Toc355607484"/></text:h>
      <text:p text:style-name="P1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23">ID del caso de uso:</text:p>
          </table:table-cell>
          <table:table-cell table:style-name="Tabla11.B1" table:number-columns-spanned="3" office:value-type="string">
            <text:p text:style-name="P19">CU-9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Nombre del caso uso:</text:p>
          </table:table-cell>
          <table:table-cell table:style-name="Tabla11.B2" table:number-columns-spanned="3" office:value-type="string">
            <text:p text:style-name="P20">Registro de gastos.</text:p>
          </table:table-cell>
          <table:covered-table-cell/>
          <table:covered-table-cell/>
        </table:table-row>
        <table:table-row>
          <table:table-cell table:style-name="Tabla11.A3" office:value-type="string">
            <text:p text:style-name="P23">Creado por:</text:p>
          </table:table-cell>
          <table:table-cell table:style-name="Tabla11.B3" office:value-type="string">
            <text:p text:style-name="P19">Carlos Alemán.</text:p>
          </table:table-cell>
          <table:table-cell table:style-name="Tabla11.C3" office:value-type="string">
            <text:p text:style-name="P19">Modificado por:</text:p>
          </table:table-cell>
          <table:table-cell table:style-name="Tabla11.C3" office:value-type="string">
            <text:p text:style-name="P19"/>
          </table:table-cell>
        </table:table-row>
        <table:table-row>
          <table:table-cell table:style-name="Tabla11.A3" office:value-type="string">
            <text:p text:style-name="P23">Fecha de creación:</text:p>
          </table:table-cell>
          <table:table-cell table:style-name="Tabla11.B3" office:value-type="string">
            <text:p text:style-name="P19">Jueves <text:span text:style-name="T13">2 </text:span>de mayo del 2013.</text:p>
          </table:table-cell>
          <table:table-cell table:style-name="Tabla11.C3" office:value-type="string">
            <text:p text:style-name="P23">Fecha de Última Actualización:</text:p>
          </table:table-cell>
          <table:table-cell table:style-name="Tabla11.C3" office:value-type="string">
            <text:p text:style-name="P19"/>
          </table:table-cell>
        </table:table-row>
        <table:table-row>
          <table:table-cell table:style-name="Tabla11.A2" office:value-type="string">
            <text:p text:style-name="P23">Actores:</text:p>
          </table:table-cell>
          <table:table-cell table:style-name="Tabla11.B5" table:number-columns-spanned="3" office:value-type="string">
            <text:p text:style-name="P19">Jefe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Descripción:</text:p>
          </table:table-cell>
          <table:table-cell table:style-name="Tabla11.B6" table:number-columns-spanned="3" office:value-type="string">
            <text:p text:style-name="P19">Se requiere llevar un control sobre el costo de las herramientas y productos de trabajo, así como el pago de sueldos, gastos fijos en el campo de vent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Precondiciones:</text:p>
          </table:table-cell>
          <table:table-cell table:style-name="Tabla11.B6" table:number-columns-spanned="3" office:value-type="string">
            <text:p text:style-name="P19">Ingresar al sistema como jefe o administrador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Pos-condiciones:</text:p>
          </table:table-cell>
          <table:table-cell table:style-name="Tabla11.B6" table:number-columns-spanned="3" office:value-type="string">
            <text:p text:style-name="P19">Debe de los datos de compra de algún objeto. <text:s/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Flujo normal:</text:p>
          </table:table-cell>
          <table:table-cell table:style-name="Tabla11.B6" table:number-columns-spanned="3" office:value-type="string">
            <text:list xml:id="list640475685555752842" text:style-name="L36">
              <text:list-item>
                <text:p text:style-name="P114">Llenar los datos del formulario.</text:p>
              </text:list-item>
              <text:list-item>
                <text:p text:style-name="P114">El usuario procede a guardar los datos de la compra en el sistema.</text:p>
              </text:list-item>
              <text:list-item>
                <text:p text:style-name="P114"><text:soft-page-break/>El sistema valida que los datos del proveedor ingresados no tengan errores en el formado de la información.</text:p>
              </text:list-item>
              <text:list-item>
                <text:p text:style-name="P114">El sistema despliega un mensaje advertencia para guardar o cancelar el registro de la compra.</text:p>
              </text:list-item>
              <text:list-item>
                <text:p text:style-name="P114">El sistema procede registrar los gastos.</text:p>
              </text:list-item>
              <text:list-item>
                <text:p text:style-name="P131"><text:span text:style-name="Fuente_20_de_20_párrafo_20_predeter."><text:span text:style-name="T5">El sistema muestra el mensaje indicando que el registro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Flujos alternativos:</text:p>
          </table:table-cell>
          <table:table-cell table:style-name="Tabla11.B6" table:number-columns-spanned="3" office:value-type="string">
            <text:list xml:id="list92005599149624" text:continue-numbering="true" text:style-name="L36">
              <text:list-item>
                <text:list>
                  <text:list-item>
                    <text:p text:style-name="P56">Error con la base de datos</text:p>
                  </text:list-item>
                </text:list>
              </text:list-item>
            </text:list>
            <text:list xml:id="list8197410872047914001" text:style-name="L37">
              <text:list-item>
                <text:list>
                  <text:list-item>
                    <text:p text:style-name="P57">Error con la conexión de base de datos.</text:p>
                  </text:list-item>
                  <text:list-item>
                    <text:p text:style-name="P57">Error interno en la base de datos</text:p>
                  </text:list-item>
                </text:list>
              </text:list-item>
            </text:list>
            <text:list xml:id="list92005600148882" text:continue-list="list92005599149624" text:style-name="L36">
              <text:list-item>
                <text:list>
                  <text:list-item>
                    <text:p text:style-name="P56">Error con los datos ingresados.</text:p>
                  </text:list-item>
                </text:list>
              </text:list-item>
            </text:list>
            <text:list xml:id="list2559768217607746038" text:style-name="L38">
              <text:list-item>
                <text:list>
                  <text:list-item>
                    <text:p text:style-name="P58">Error con el formato de algún campo del formulario.</text:p>
                  </text:list-item>
                  <text:list-item>
                    <text:p text:style-name="P58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Excepciones:</text:p>
          </table:table-cell>
          <table:table-cell table:style-name="Tabla11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Incluye:</text:p>
          </table:table-cell>
          <table:table-cell table:style-name="Tabla11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Prioridad:</text:p>
          </table:table-cell>
          <table:table-cell table:style-name="Tabla11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Frecuencia de uso:</text:p>
          </table:table-cell>
          <table:table-cell table:style-name="Tabla11.B6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Reglas de Negocio:</text:p>
          </table:table-cell>
          <table:table-cell table:style-name="Tabla11.B6" table:number-columns-spanned="3" office:value-type="string">
            <text:p text:style-name="P19">RN-31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Requisitos especiales:</text:p>
          </table:table-cell>
          <table:table-cell table:style-name="Tabla11.B6" table:number-columns-spanned="3" office:value-type="string">
            <text:list xml:id="list2777150562008457621" text:style-name="L39">
              <text:list-item>
                <text:p text:style-name="P95">Buen funcionamiento del sistema(Software y Hardware)</text:p>
              </text:list-item>
              <text:list-item>
                <text:p text:style-name="P95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3">Asunción:</text:p>
          </table:table-cell>
          <table:table-cell table:style-name="Tabla11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11.A18" office:value-type="string">
            <text:p text:style-name="P23">Notas y problemas:</text:p>
          </table:table-cell>
          <table:table-cell table:style-name="Tabla11.B2" table:number-columns-spanned="3" office:value-type="string">
            <text:p text:style-name="P19">Ninguno </text:p>
          </table:table-cell>
          <table:covered-table-cell/>
          <table:covered-table-cell/>
        </table:table-row>
        <table:table-row>
          <table:table-cell table:style-name="Tabla11.B3" office:value-type="string">
            <text:p text:style-name="P12">Tecnología:</text:p>
          </table:table-cell>
          <table:table-cell table:style-name="Tabla11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p text:style-name="P12"><text:soft-page-break/></text:p>
      <text:h text:style-name="P29" text:outline-level="2"><text:bookmark-start text:name="__RefHeading__4030_274517593"/><text:span text:style-name="T15">Id </text:span><text:bookmark-start text:name="_Toc355607485"/>-10<text:bookmark-end text:name="_Toc355607485"/> <text:bookmark-end text:name="__RefHeading__4030_274517593"/></text:h>
      <text:p text:style-name="P1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23">ID del caso de uso:</text:p>
          </table:table-cell>
          <table:table-cell table:style-name="Tabla12.B1" table:number-columns-spanned="3" office:value-type="string">
            <text:p text:style-name="P12">CU-10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Nombre del caso uso:</text:p>
          </table:table-cell>
          <table:table-cell table:style-name="Tabla12.B2" table:number-columns-spanned="3" office:value-type="string">
            <text:p text:style-name="P20">Registro de ingresos semanales.</text:p>
          </table:table-cell>
          <table:covered-table-cell/>
          <table:covered-table-cell/>
        </table:table-row>
        <table:table-row>
          <table:table-cell table:style-name="Tabla12.A3" office:value-type="string">
            <text:p text:style-name="P23">Creado por:</text:p>
          </table:table-cell>
          <table:table-cell table:style-name="Tabla12.B3" office:value-type="string">
            <text:p text:style-name="P19">Carlos Alemán.</text:p>
          </table:table-cell>
          <table:table-cell table:style-name="Tabla12.C3" office:value-type="string">
            <text:p text:style-name="P19">Modificado por:</text:p>
          </table:table-cell>
          <table:table-cell table:style-name="Tabla12.C3" office:value-type="string">
            <text:p text:style-name="P18"/>
          </table:table-cell>
        </table:table-row>
        <table:table-row>
          <table:table-cell table:style-name="Tabla12.A3" office:value-type="string">
            <text:p text:style-name="P23">Fecha de creación:</text:p>
          </table:table-cell>
          <table:table-cell table:style-name="Tabla12.B3" office:value-type="string">
            <text:p text:style-name="P19">Jueves <text:span text:style-name="T13">2</text:span> de mayo del 2013.</text:p>
          </table:table-cell>
          <table:table-cell table:style-name="Tabla12.C3" office:value-type="string">
            <text:p text:style-name="P23">Fecha de Última Actualización:</text:p>
          </table:table-cell>
          <table:table-cell table:style-name="Tabla12.C3" office:value-type="string">
            <text:p text:style-name="P19"/>
          </table:table-cell>
        </table:table-row>
        <table:table-row>
          <table:table-cell table:style-name="Tabla12.A2" office:value-type="string">
            <text:p text:style-name="P23">Actores:</text:p>
          </table:table-cell>
          <table:table-cell table:style-name="Tabla12.B5" table:number-columns-spanned="3" office:value-type="string">
            <text:p text:style-name="P19">Jefe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Descripción:</text:p>
          </table:table-cell>
          <table:table-cell table:style-name="Tabla12.B6" table:number-columns-spanned="3" office:value-type="string">
            <text:p text:style-name="P19">Se requiere llevar un control las entradas económicas de la empres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Precondiciones:</text:p>
          </table:table-cell>
          <table:table-cell table:style-name="Tabla12.B6" table:number-columns-spanned="3" office:value-type="string">
            <text:p text:style-name="P19">Ingresar al sistema como jefe o administrador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Pos-condiciones:</text:p>
          </table:table-cell>
          <table:table-cell table:style-name="Tabla12.B6" table:number-columns-spanned="3" office:value-type="string">
            <text:p text:style-name="P19">Debe de los datos de compra de algún objeto. <text:s/>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Flujo normal:</text:p>
          </table:table-cell>
          <table:table-cell table:style-name="Tabla12.B6" table:number-columns-spanned="3" office:value-type="string">
            <text:list xml:id="list2585863781713223731" text:style-name="L40">
              <text:list-item>
                <text:p text:style-name="P115">Llenar los datos del formulario.</text:p>
              </text:list-item>
              <text:list-item>
                <text:p text:style-name="P115">El usuario procede a guardar los datos de los ingresos en el sistema.</text:p>
              </text:list-item>
              <text:list-item>
                <text:p text:style-name="P115">El sistema valida que los datos ingresados no tengan errores en el formado de la información.</text:p>
              </text:list-item>
              <text:list-item>
                <text:p text:style-name="P115">El sistema despliega un mensaje advertencia para guardar o cancelar la operación.</text:p>
              </text:list-item>
              <text:list-item>
                <text:p text:style-name="P115">El sistema procede a guardar los datos.</text:p>
              </text:list-item>
              <text:list-item>
                <text:p text:style-name="P132"><text:span text:style-name="Fuente_20_de_20_párrafo_20_predeter."><text:span text:style-name="T5">El sistema muestra el mensaje indicando que el registro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Flujos alternativos:</text:p>
          </table:table-cell>
          <table:table-cell table:style-name="Tabla12.B6" table:number-columns-spanned="3" office:value-type="string">
            <text:list xml:id="list92005639154896" text:continue-numbering="true" text:style-name="L40">
              <text:list-item>
                <text:list>
                  <text:list-item>
                    <text:p text:style-name="P59">Error con la base de datos</text:p>
                  </text:list-item>
                </text:list>
              </text:list-item>
            </text:list>
            <text:list xml:id="list826240697721219057" text:style-name="L41">
              <text:list-item>
                <text:list>
                  <text:list-item>
                    <text:p text:style-name="P60">Error con la conexión de base de datos.</text:p>
                  </text:list-item>
                  <text:list-item>
                    <text:p text:style-name="P60">Error interno en la base de datos</text:p>
                  </text:list-item>
                </text:list>
              </text:list-item>
            </text:list>
            <text:list xml:id="list92005640158500" text:continue-list="list92005639154896" text:style-name="L40">
              <text:list-item>
                <text:list>
                  <text:list-item>
                    <text:p text:style-name="P59">Error con los datos ingresados.</text:p>
                  </text:list-item>
                </text:list>
              </text:list-item>
            </text:list>
            <text:list xml:id="list3979095166262644117" text:style-name="L42">
              <text:list-item>
                <text:list>
                  <text:list-item>
                    <text:p text:style-name="P61"><text:soft-page-break/>Error con el formato de algún campo del formulario.</text:p>
                  </text:list-item>
                  <text:list-item>
                    <text:p text:style-name="P61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Excepciones:</text:p>
          </table:table-cell>
          <table:table-cell table:style-name="Tabla12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Incluye:</text:p>
          </table:table-cell>
          <table:table-cell table:style-name="Tabla12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Prioridad:</text:p>
          </table:table-cell>
          <table:table-cell table:style-name="Tabla12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Frecuencia de uso:</text:p>
          </table:table-cell>
          <table:table-cell table:style-name="Tabla12.B6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Reglas de Negocio:</text:p>
          </table:table-cell>
          <table:table-cell table:style-name="Tabla12.B6" table:number-columns-spanned="3" office:value-type="string">
            <text:p text:style-name="P19">RN-31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Requisitos especiales:</text:p>
          </table:table-cell>
          <table:table-cell table:style-name="Tabla12.B6" table:number-columns-spanned="3" office:value-type="string">
            <text:list xml:id="list92005644163951" text:continue-list="list2777150562008457621" text:style-name="L39">
              <text:list-item>
                <text:p text:style-name="P95">Buen funcionamiento del sistema(Software y Hardware)</text:p>
              </text:list-item>
              <text:list-item>
                <text:p text:style-name="P95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3">Asunción:</text:p>
          </table:table-cell>
          <table:table-cell table:style-name="Tabla12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12.A18" office:value-type="string">
            <text:p text:style-name="P23">Notas y problemas:</text:p>
          </table:table-cell>
          <table:table-cell table:style-name="Tabla12.B2" table:number-columns-spanned="3" office:value-type="string">
            <text:p text:style-name="P19">Ninguno </text:p>
          </table:table-cell>
          <table:covered-table-cell/>
          <table:covered-table-cell/>
        </table:table-row>
        <table:table-row>
          <table:table-cell table:style-name="Tabla12.B3" office:value-type="string">
            <text:p text:style-name="P12">Tecnología:</text:p>
          </table:table-cell>
          <table:table-cell table:style-name="Tabla12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32_274517593"/><text:bookmark-start text:name="__RefHeading__6061_442473116"/><text:span text:style-name="T15">Id </text:span><text:bookmark-start text:name="_Toc355607486"/>-11<text:bookmark-end text:name="__RefHeading__4032_274517593"/><text:bookmark-end text:name="__RefHeading__6061_442473116"/><text:bookmark-end text:name="_Toc355607486"/></text:h>
      <text:p text:style-name="P12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23">ID del caso de uso:</text:p>
          </table:table-cell>
          <table:table-cell table:style-name="Tabla13.B1" table:number-columns-spanned="3" office:value-type="string">
            <text:p text:style-name="P19">CU-11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Nombre del caso uso:</text:p>
          </table:table-cell>
          <table:table-cell table:style-name="Tabla13.B2" table:number-columns-spanned="3" office:value-type="string">
            <text:p text:style-name="P20">Registro de productos de la empresa.</text:p>
          </table:table-cell>
          <table:covered-table-cell/>
          <table:covered-table-cell/>
        </table:table-row>
        <table:table-row>
          <table:table-cell table:style-name="Tabla13.A3" office:value-type="string">
            <text:p text:style-name="P23">Creado por:</text:p>
          </table:table-cell>
          <table:table-cell table:style-name="Tabla13.B3" office:value-type="string">
            <text:p text:style-name="P19">Carlos Alemán.</text:p>
          </table:table-cell>
          <table:table-cell table:style-name="Tabla13.C3" office:value-type="string">
            <text:p text:style-name="P19">Modificado por:</text:p>
          </table:table-cell>
          <table:table-cell table:style-name="Tabla13.C3" office:value-type="string">
            <text:p text:style-name="P19"/>
          </table:table-cell>
        </table:table-row>
        <table:table-row>
          <table:table-cell table:style-name="Tabla13.A3" office:value-type="string">
            <text:p text:style-name="P23">Fecha de creación:</text:p>
          </table:table-cell>
          <table:table-cell table:style-name="Tabla13.B3" office:value-type="string">
            <text:p text:style-name="P19">Jueves <text:span text:style-name="T13">2</text:span> de mayo del 2013.</text:p>
          </table:table-cell>
          <table:table-cell table:style-name="Tabla13.C3" office:value-type="string">
            <text:p text:style-name="P23">Fecha de Última Actualización:</text:p>
          </table:table-cell>
          <table:table-cell table:style-name="Tabla13.C3" office:value-type="string">
            <text:p text:style-name="P19"/>
          </table:table-cell>
        </table:table-row>
        <table:table-row>
          <table:table-cell table:style-name="Tabla13.A2" office:value-type="string">
            <text:p text:style-name="P23">Actores:</text:p>
          </table:table-cell>
          <table:table-cell table:style-name="Tabla13.B5" table:number-columns-spanned="3" office:value-type="string">
            <text:p text:style-name="P19">Jefe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Descripción:</text:p>
          </table:table-cell>
          <table:table-cell table:style-name="Tabla13.B6" table:number-columns-spanned="3" office:value-type="string">
            <text:p text:style-name="P19">Se requiere llevar un control de los productos de las cosechas por seman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Precondiciones:</text:p>
          </table:table-cell>
          <table:table-cell table:style-name="Tabla13.B6" table:number-columns-spanned="3" office:value-type="string">
            <text:p text:style-name="P19">Ingresar al sistema como jefe o administrador.</text:p>
            <text:p text:style-name="P19"><text:soft-page-break/>Ver si el sistema funciona correctamente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Pos-condiciones:</text:p>
          </table:table-cell>
          <table:table-cell table:style-name="Tabla13.B6" table:number-columns-spanned="3" office:value-type="string">
            <text:p text:style-name="P19">Debe de ingresar todos los datos del producto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Flujo normal:</text:p>
          </table:table-cell>
          <table:table-cell table:style-name="Tabla13.B6" table:number-columns-spanned="3" office:value-type="string">
            <text:list xml:id="list8202150130210036885" text:style-name="L43">
              <text:list-item>
                <text:p text:style-name="P116">Llenar los datos del producto en el formulario.</text:p>
              </text:list-item>
              <text:list-item>
                <text:p text:style-name="P116">El usuario procede a guardar los datos del producto en el sistema.</text:p>
              </text:list-item>
              <text:list-item>
                <text:p text:style-name="P116">El sistema valida que los datos del producto ingresados no tengan errores en el formado de la información.</text:p>
              </text:list-item>
              <text:list-item>
                <text:p text:style-name="P116">El sistema despliega un mensaje advertencia para guardar o cancelar el registro.</text:p>
              </text:list-item>
              <text:list-item>
                <text:p text:style-name="P116">El sistema registra el nuevo producto.</text:p>
              </text:list-item>
              <text:list-item>
                <text:p text:style-name="P133"><text:span text:style-name="Fuente_20_de_20_párrafo_20_predeter."><text:span text:style-name="T5">El sistema muestra el mensaje indicando que el registro del producto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Flujos alternativos:</text:p>
          </table:table-cell>
          <table:table-cell table:style-name="Tabla13.B6" table:number-columns-spanned="3" office:value-type="string">
            <text:list xml:id="list92005659166504" text:continue-numbering="true" text:style-name="L43">
              <text:list-item>
                <text:list>
                  <text:list-item>
                    <text:p text:style-name="P62">Error con la base de datos</text:p>
                  </text:list-item>
                </text:list>
              </text:list-item>
            </text:list>
            <text:list xml:id="list4427895040758335951" text:style-name="L44">
              <text:list-item>
                <text:list>
                  <text:list-item>
                    <text:p text:style-name="P63">Error con la conexión de base de datos.</text:p>
                  </text:list-item>
                  <text:list-item>
                    <text:p text:style-name="P63">Error interno en la base de datos</text:p>
                  </text:list-item>
                </text:list>
              </text:list-item>
            </text:list>
            <text:list xml:id="list92005659144799" text:continue-list="list92005659166504" text:style-name="L43">
              <text:list-item>
                <text:list>
                  <text:list-item>
                    <text:p text:style-name="P62">Error con los datos ingresados.</text:p>
                  </text:list-item>
                </text:list>
              </text:list-item>
            </text:list>
            <text:list xml:id="list8660307332517307869" text:style-name="L45">
              <text:list-item>
                <text:list>
                  <text:list-item>
                    <text:p text:style-name="P64">Error con el formato de algún campo del formulario.</text:p>
                  </text:list-item>
                  <text:list-item>
                    <text:p text:style-name="P64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Excepciones:</text:p>
          </table:table-cell>
          <table:table-cell table:style-name="Tabla13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Incluye:</text:p>
          </table:table-cell>
          <table:table-cell table:style-name="Tabla13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Prioridad:</text:p>
          </table:table-cell>
          <table:table-cell table:style-name="Tabla13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Frecuencia de uso:</text:p>
          </table:table-cell>
          <table:table-cell table:style-name="Tabla13.B6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Reglas de Negocio:</text:p>
          </table:table-cell>
          <table:table-cell table:style-name="Tabla13.B6" table:number-columns-spanned="3" office:value-type="string">
            <text:p text:style-name="P19">RN-35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Requisitos especiales:</text:p>
          </table:table-cell>
          <table:table-cell table:style-name="Tabla13.B6" table:number-columns-spanned="3" office:value-type="string">
            <text:list xml:id="list4062619787975636237" text:style-name="L46">
              <text:list-item>
                <text:p text:style-name="P96">Buen funcionamiento del sistema(Software y Hardware)</text:p>
              </text:list-item>
              <text:list-item>
                <text:p text:style-name="P96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3">Asunción:</text:p>
          </table:table-cell>
          <table:table-cell table:style-name="Tabla13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ext:soft-page-break/>
        <table:table-row>
          <table:table-cell table:style-name="Tabla13.A18" office:value-type="string">
            <text:p text:style-name="P23">Notas y problemas:</text:p>
          </table:table-cell>
          <table:table-cell table:style-name="Tabla13.B2" table:number-columns-spanned="3" office:value-type="string">
            <text:p text:style-name="P19">Ninguno </text:p>
          </table:table-cell>
          <table:covered-table-cell/>
          <table:covered-table-cell/>
        </table:table-row>
        <table:table-row>
          <table:table-cell table:style-name="Tabla13.B3" office:value-type="string">
            <text:p text:style-name="P12">Tecnología:</text:p>
          </table:table-cell>
          <table:table-cell table:style-name="Tabla13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34_274517593"/><text:bookmark-start text:name="__RefHeading__6063_442473116"/><text:span text:style-name="T15">Id </text:span><text:bookmark-start text:name="_Toc355607487"/>-12<text:bookmark-end text:name="__RefHeading__4034_274517593"/><text:bookmark-end text:name="__RefHeading__6063_442473116"/><text:bookmark-end text:name="_Toc355607487"/>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23">ID del caso de uso:</text:p>
          </table:table-cell>
          <table:table-cell table:style-name="Tabla14.B1" table:number-columns-spanned="3" office:value-type="string">
            <text:p text:style-name="P19">CU-12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Nombre del caso uso:</text:p>
          </table:table-cell>
          <table:table-cell table:style-name="Tabla14.B2" table:number-columns-spanned="3" office:value-type="string">
            <text:p text:style-name="P20">Definir el sueldo de los empleados.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P23">Creado por:</text:p>
          </table:table-cell>
          <table:table-cell table:style-name="Tabla14.B3" office:value-type="string">
            <text:p text:style-name="P19">Carlos Alemán.</text:p>
          </table:table-cell>
          <table:table-cell table:style-name="Tabla14.C3" office:value-type="string">
            <text:p text:style-name="P19">Modificado por:</text:p>
          </table:table-cell>
          <table:table-cell table:style-name="Tabla14.C3" office:value-type="string">
            <text:p text:style-name="P19"/>
          </table:table-cell>
        </table:table-row>
        <table:table-row>
          <table:table-cell table:style-name="Tabla14.A3" office:value-type="string">
            <text:p text:style-name="P23">Fecha de creación:</text:p>
          </table:table-cell>
          <table:table-cell table:style-name="Tabla14.B3" office:value-type="string">
            <text:p text:style-name="P19">Jueves <text:span text:style-name="T13">2</text:span> de mayo del 2013.</text:p>
          </table:table-cell>
          <table:table-cell table:style-name="Tabla14.C3" office:value-type="string">
            <text:p text:style-name="P23">Fecha de Última Actualización:</text:p>
          </table:table-cell>
          <table:table-cell table:style-name="Tabla14.C3" office:value-type="string">
            <text:p text:style-name="P19"/>
          </table:table-cell>
        </table:table-row>
        <table:table-row>
          <table:table-cell table:style-name="Tabla14.A2" office:value-type="string">
            <text:p text:style-name="P23">Actores:</text:p>
          </table:table-cell>
          <table:table-cell table:style-name="Tabla14.B5" table:number-columns-spanned="3" office:value-type="string">
            <text:p text:style-name="P19">Jefe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Descripción:</text:p>
          </table:table-cell>
          <table:table-cell table:style-name="Tabla14.B6" table:number-columns-spanned="3" office:value-type="string">
            <text:p text:style-name="P19">Se requiere definir el sueldo de los empleados con ayuda del registro de entrada y salida de empleados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Precondiciones:</text:p>
          </table:table-cell>
          <table:table-cell table:style-name="Tabla14.B6" table:number-columns-spanned="3" office:value-type="string">
            <text:p text:style-name="P19">Ingresar al sistema como jefe o administrador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Pos-condiciones:</text:p>
          </table:table-cell>
          <table:table-cell table:style-name="Tabla14.B6" table:number-columns-spanned="3" office:value-type="string">
            <text:p text:style-name="P19">Debe de los datos del pago por hora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Flujo normal:</text:p>
          </table:table-cell>
          <table:table-cell table:style-name="Tabla14.B6" table:number-columns-spanned="3" office:value-type="string">
            <text:list xml:id="list7393653901067987289" text:style-name="L47">
              <text:list-item>
                <text:p text:style-name="P117">Llenar los datos del formulario.</text:p>
              </text:list-item>
              <text:list-item>
                <text:p text:style-name="P117">El usuario procede a guardar los datos en el sistema.</text:p>
              </text:list-item>
              <text:list-item>
                <text:p text:style-name="P117">El sistema valida que los datos ingresados no tengan errores en el formado de la información.</text:p>
              </text:list-item>
              <text:list-item>
                <text:p text:style-name="P117">El sistema despliega un mensaje advertencia para guardar o cancelar el registro de la compra.</text:p>
              </text:list-item>
              <text:list-item>
                <text:p text:style-name="P117">El sistema procede registrar.</text:p>
              </text:list-item>
              <text:list-item>
                <text:p text:style-name="P134"><text:span text:style-name="Fuente_20_de_20_párrafo_20_predeter."><text:span text:style-name="T5">El sistema muestra el mensaje indicando que el registro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Flujos alternativos:</text:p>
          </table:table-cell>
          <table:table-cell table:style-name="Tabla14.B6" table:number-columns-spanned="3" office:value-type="string">
            <text:list xml:id="list92005676173187" text:continue-numbering="true" text:style-name="L47">
              <text:list-item>
                <text:list>
                  <text:list-item>
                    <text:p text:style-name="P65">Error con la base de datos</text:p>
                  </text:list-item>
                </text:list>
              </text:list-item>
            </text:list>
            <text:list xml:id="list2459399775501262695" text:style-name="L48">
              <text:list-item>
                <text:list>
                  <text:list-item>
                    <text:p text:style-name="P66"><text:soft-page-break/>Error con la conexión de base de datos.</text:p>
                  </text:list-item>
                  <text:list-item>
                    <text:p text:style-name="P66">Error interno en la base de datos</text:p>
                  </text:list-item>
                </text:list>
              </text:list-item>
            </text:list>
            <text:list xml:id="list92005677156267" text:continue-list="list92005676173187" text:style-name="L47">
              <text:list-item>
                <text:list>
                  <text:list-item>
                    <text:p text:style-name="P65">Error con los datos ingresados.</text:p>
                  </text:list-item>
                </text:list>
              </text:list-item>
            </text:list>
            <text:list xml:id="list3601380243473542268" text:style-name="L49">
              <text:list-item>
                <text:list>
                  <text:list-item>
                    <text:p text:style-name="P67">Error con el formato de algún campo del formulario.</text:p>
                  </text:list-item>
                  <text:list-item>
                    <text:p text:style-name="P67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Excepciones:</text:p>
          </table:table-cell>
          <table:table-cell table:style-name="Tabla14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Incluye:</text:p>
          </table:table-cell>
          <table:table-cell table:style-name="Tabla14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Prioridad:</text:p>
          </table:table-cell>
          <table:table-cell table:style-name="Tabla14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Frecuencia de uso:</text:p>
          </table:table-cell>
          <table:table-cell table:style-name="Tabla14.B6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Reglas de Negocio:</text:p>
          </table:table-cell>
          <table:table-cell table:style-name="Tabla14.B6" table:number-columns-spanned="3" office:value-type="string">
            <text:p text:style-name="P19">RN-1<text:span text:style-name="T17">2</text:span>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Requisitos especiales:</text:p>
          </table:table-cell>
          <table:table-cell table:style-name="Tabla14.B6" table:number-columns-spanned="3" office:value-type="string">
            <text:list xml:id="list1762792177857014437" text:style-name="L50">
              <text:list-item>
                <text:p text:style-name="P97">Buen funcionamiento del sistema(Software y Hardware)</text:p>
              </text:list-item>
              <text:list-item>
                <text:p text:style-name="P97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3">Asunción:</text:p>
          </table:table-cell>
          <table:table-cell table:style-name="Tabla14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14.A18" office:value-type="string">
            <text:p text:style-name="P23">Notas y problemas:</text:p>
          </table:table-cell>
          <table:table-cell table:style-name="Tabla14.B2" table:number-columns-spanned="3" office:value-type="string">
            <text:p text:style-name="P19">Ninguno </text:p>
          </table:table-cell>
          <table:covered-table-cell/>
          <table:covered-table-cell/>
        </table:table-row>
        <table:table-row>
          <table:table-cell table:style-name="Tabla14.B3" office:value-type="string">
            <text:p text:style-name="P12">Tecnología:</text:p>
          </table:table-cell>
          <table:table-cell table:style-name="Tabla14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36_274517593"/><text:bookmark-start text:name="__RefHeading__6065_442473116"/><text:span text:style-name="T15">Id </text:span><text:bookmark-start text:name="_Toc355607488"/>-13<text:bookmark-end text:name="__RefHeading__4036_274517593"/><text:bookmark-end text:name="__RefHeading__6065_442473116"/><text:bookmark-end text:name="_Toc355607488"/></text:h>
      <text:p text:style-name="P12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office:value-type="string">
            <text:p text:style-name="P23">ID del caso de uso:</text:p>
          </table:table-cell>
          <table:table-cell table:style-name="Tabla15.B1" table:number-columns-spanned="3" office:value-type="string">
            <text:p text:style-name="P19">CU-13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Nombre del caso uso:</text:p>
          </table:table-cell>
          <table:table-cell table:style-name="Tabla15.B2" table:number-columns-spanned="3" office:value-type="string">
            <text:p text:style-name="P21">Registrar Encargado. </text:p>
          </table:table-cell>
          <table:covered-table-cell/>
          <table:covered-table-cell/>
        </table:table-row>
        <table:table-row>
          <table:table-cell table:style-name="Tabla15.A3" office:value-type="string">
            <text:p text:style-name="P23">Creado por:</text:p>
          </table:table-cell>
          <table:table-cell table:style-name="Tabla15.B3" office:value-type="string">
            <text:p text:style-name="P19">Carlos Alemán.</text:p>
          </table:table-cell>
          <table:table-cell table:style-name="Tabla15.C3" office:value-type="string">
            <text:p text:style-name="P19">Modificado por:</text:p>
          </table:table-cell>
          <table:table-cell table:style-name="Tabla15.C3" office:value-type="string">
            <text:p text:style-name="P19"/>
          </table:table-cell>
        </table:table-row>
        <table:table-row>
          <table:table-cell table:style-name="Tabla15.A3" office:value-type="string">
            <text:p text:style-name="P23">Fecha de creación:</text:p>
          </table:table-cell>
          <table:table-cell table:style-name="Tabla15.B3" office:value-type="string">
            <text:p text:style-name="P19">Jueves de mayo del 2013.</text:p>
          </table:table-cell>
          <table:table-cell table:style-name="Tabla15.C3" office:value-type="string">
            <text:p text:style-name="P23">Fecha de Última Actualización:</text:p>
          </table:table-cell>
          <table:table-cell table:style-name="Tabla15.C3" office:value-type="string">
            <text:p text:style-name="P19"/>
          </table:table-cell>
        </table:table-row>
        <text:soft-page-break/>
        <table:table-row>
          <table:table-cell table:style-name="Tabla15.A2" office:value-type="string">
            <text:p text:style-name="P23">Actores:</text:p>
          </table:table-cell>
          <table:table-cell table:style-name="Tabla15.B5" table:number-columns-spanned="3" office:value-type="string">
            <text:p text:style-name="P19">Encargado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Descripción:</text:p>
          </table:table-cell>
          <table:table-cell table:style-name="Tabla15.B6" table:number-columns-spanned="3" office:value-type="string">
            <text:p text:style-name="P19">Se requiere de un encargado del sistema, por lo que el procede a ingresar en el sistema, para registrarse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Precondiciones:</text:p>
          </table:table-cell>
          <table:table-cell table:style-name="Tabla15.B6" table:number-columns-spanned="3" office:value-type="string">
            <text:p text:style-name="P19">Ser el encargado de la empresa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Pos-condiciones:</text:p>
          </table:table-cell>
          <table:table-cell table:style-name="Tabla15.B6" table:number-columns-spanned="3" office:value-type="string">
            <text:p text:style-name="P19">Debe de ingresar todos los datos personales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Flujo normal:</text:p>
          </table:table-cell>
          <table:table-cell table:style-name="Tabla15.B6" table:number-columns-spanned="3" office:value-type="string">
            <text:list xml:id="list8003656377102005044" text:style-name="L51">
              <text:list-item>
                <text:p text:style-name="P118">Llenar los datos del formulario,</text:p>
              </text:list-item>
              <text:list-item>
                <text:p text:style-name="P118">Definir el tipo de nuevo usuario.</text:p>
              </text:list-item>
              <text:list-item>
                <text:p text:style-name="P118">El usuario procede a guardar los datos en el sistema.</text:p>
              </text:list-item>
              <text:list-item>
                <text:p text:style-name="P118">El sistema valida que los datos ingresados no tengan errores en el formado de la información.</text:p>
              </text:list-item>
              <text:list-item>
                <text:p text:style-name="P118">El sistema despliega un mensaje advertencia.</text:p>
              </text:list-item>
              <text:list-item>
                <text:p text:style-name="P118">El sistema registra el nuevo usuario.</text:p>
              </text:list-item>
              <text:list-item>
                <text:p text:style-name="P135"><text:span text:style-name="Fuente_20_de_20_párrafo_20_predeter."><text:span text:style-name="T5">El sistema muestra el mensaje indicando que el registro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Flujos alternativos:</text:p>
          </table:table-cell>
          <table:table-cell table:style-name="Tabla15.B6" table:number-columns-spanned="3" office:value-type="string">
            <text:list xml:id="list92005707144487" text:continue-numbering="true" text:style-name="L51">
              <text:list-item>
                <text:list>
                  <text:list-item>
                    <text:p text:style-name="P68">Error con la base de datos</text:p>
                  </text:list-item>
                </text:list>
              </text:list-item>
            </text:list>
            <text:list xml:id="list2882926447126524427" text:style-name="L52">
              <text:list-item>
                <text:list>
                  <text:list-item>
                    <text:p text:style-name="P69">Error con la conexión de base de datos.</text:p>
                  </text:list-item>
                  <text:list-item>
                    <text:p text:style-name="P69">Error interno en la base de datos</text:p>
                  </text:list-item>
                </text:list>
              </text:list-item>
            </text:list>
            <text:list xml:id="list92005708153866" text:continue-list="list92005707144487" text:style-name="L51">
              <text:list-item>
                <text:list>
                  <text:list-item>
                    <text:p text:style-name="P68">Error con los datos ingresados.</text:p>
                  </text:list-item>
                </text:list>
              </text:list-item>
            </text:list>
            <text:list xml:id="list4556060999221934488" text:style-name="L53">
              <text:list-item>
                <text:list>
                  <text:list-item>
                    <text:p text:style-name="P70">Error con el formato de algún campo del formulario.</text:p>
                  </text:list-item>
                  <text:list-item>
                    <text:p text:style-name="P70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Excepciones:</text:p>
          </table:table-cell>
          <table:table-cell table:style-name="Tabla15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Incluye:</text:p>
          </table:table-cell>
          <table:table-cell table:style-name="Tabla15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Prioridad:</text:p>
          </table:table-cell>
          <table:table-cell table:style-name="Tabla15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Frecuencia de uso:</text:p>
          </table:table-cell>
          <table:table-cell table:style-name="Tabla15.B6" table:number-columns-spanned="3" office:value-type="string">
            <text:p text:style-name="P19">Baja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Reglas de Negocio:</text:p>
          </table:table-cell>
          <table:table-cell table:style-name="Tabla15.B6" table:number-columns-spanned="3" office:value-type="string">
            <text:p text:style-name="P19">RN-1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Requisitos <text:soft-page-break/>especiales:</text:p>
          </table:table-cell>
          <table:table-cell table:style-name="Tabla15.B6" table:number-columns-spanned="3" office:value-type="string">
            <text:list xml:id="list2992400511950266191" text:style-name="L54">
              <text:list-item>
                <text:p text:style-name="P98">Buen funcionamiento del sistema(Software y Hardware)</text:p>
              </text:list-item>
              <text:list-item>
                <text:p text:style-name="P98"><text:soft-page-break/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3">Asunción:</text:p>
          </table:table-cell>
          <table:table-cell table:style-name="Tabla15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15.A18" office:value-type="string">
            <text:p text:style-name="P23">Notas y problemas:</text:p>
          </table:table-cell>
          <table:table-cell table:style-name="Tabla15.B2" table:number-columns-spanned="3" office:value-type="string">
            <text:p text:style-name="P19">Espere alta frecuencia de ejecución de este caso de uso dentro de las primeras 2 semanas después de soltar sistema.</text:p>
          </table:table-cell>
          <table:covered-table-cell/>
          <table:covered-table-cell/>
        </table:table-row>
        <table:table-row>
          <table:table-cell table:style-name="Tabla15.B3" office:value-type="string">
            <text:p text:style-name="P12">Tecnología:</text:p>
          </table:table-cell>
          <table:table-cell table:style-name="Tabla15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38_274517593"/><text:bookmark-start text:name="__RefHeading__6067_442473116"/><text:span text:style-name="T15">Id </text:span><text:bookmark-start text:name="_Toc355607489"/>-14<text:bookmark-end text:name="__RefHeading__4038_274517593"/><text:bookmark-end text:name="__RefHeading__6067_442473116"/><text:bookmark-end text:name="_Toc355607489"/></text:h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office:value-type="string">
            <text:p text:style-name="P23">ID del caso de uso:</text:p>
          </table:table-cell>
          <table:table-cell table:style-name="Tabla16.B1" table:number-columns-spanned="3" office:value-type="string">
            <text:p text:style-name="P19">CU-14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Nombre del caso uso:</text:p>
          </table:table-cell>
          <table:table-cell table:style-name="Tabla16.B2" table:number-columns-spanned="3" office:value-type="string">
            <text:p text:style-name="P21">Reporte de herramientas averiadas.</text:p>
          </table:table-cell>
          <table:covered-table-cell/>
          <table:covered-table-cell/>
        </table:table-row>
        <table:table-row>
          <table:table-cell table:style-name="Tabla16.A3" office:value-type="string">
            <text:p text:style-name="P23">Creado por:</text:p>
          </table:table-cell>
          <table:table-cell table:style-name="Tabla16.B3" office:value-type="string">
            <text:p text:style-name="P19">Carlos Alemán.</text:p>
          </table:table-cell>
          <table:table-cell table:style-name="Tabla16.C3" office:value-type="string">
            <text:p text:style-name="P19">Modificado por:</text:p>
          </table:table-cell>
          <table:table-cell table:style-name="Tabla16.C3" office:value-type="string">
            <text:p text:style-name="P19"/>
          </table:table-cell>
        </table:table-row>
        <table:table-row>
          <table:table-cell table:style-name="Tabla16.A3" office:value-type="string">
            <text:p text:style-name="P23">Fecha de creación:</text:p>
          </table:table-cell>
          <table:table-cell table:style-name="Tabla16.B3" office:value-type="string">
            <text:p text:style-name="P19">Jueves <text:span text:style-name="T13">2</text:span> de mayo del 2013.</text:p>
          </table:table-cell>
          <table:table-cell table:style-name="Tabla16.C3" office:value-type="string">
            <text:p text:style-name="P23">Fecha de Última Actualización:</text:p>
          </table:table-cell>
          <table:table-cell table:style-name="Tabla16.C3" office:value-type="string">
            <text:p text:style-name="P19"/>
          </table:table-cell>
        </table:table-row>
        <table:table-row>
          <table:table-cell table:style-name="Tabla16.A2" office:value-type="string">
            <text:p text:style-name="P23">Actores:</text:p>
          </table:table-cell>
          <table:table-cell table:style-name="Tabla16.B5" table:number-columns-spanned="3" office:value-type="string">
            <text:p text:style-name="P19">Encargado y empleado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Descripción:</text:p>
          </table:table-cell>
          <table:table-cell table:style-name="Tabla16.B6" table:number-columns-spanned="3" office:value-type="string">
            <text:p text:style-name="P19">Se requiere reportar el detalle de la avería del equipo para su posterior reposición o reparación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Precondiciones:</text:p>
          </table:table-cell>
          <table:table-cell table:style-name="Tabla16.B6" table:number-columns-spanned="3" office:value-type="string">
            <text:p text:style-name="P19">Ser el encargado de la empresa.</text:p>
            <text:p text:style-name="P19">Ingresar en el sistema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Pos-condiciones:</text:p>
          </table:table-cell>
          <table:table-cell table:style-name="Tabla16.B6" table:number-columns-spanned="3" office:value-type="string">
            <text:p text:style-name="P19">Debe de ingresar todos los datos personales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Flujo normal:</text:p>
          </table:table-cell>
          <table:table-cell table:style-name="Tabla16.B6" table:number-columns-spanned="3" office:value-type="string">
            <text:list xml:id="list6695166637480138232" text:style-name="L55">
              <text:list-item>
                <text:p text:style-name="P119">Llenar los datos del formulario.</text:p>
              </text:list-item>
              <text:list-item>
                <text:p text:style-name="P119">El usuario procede a guardar los datos en el sistema.</text:p>
              </text:list-item>
              <text:list-item>
                <text:p text:style-name="P119">El sistema valida que los datos ingresados no tengan errores en el formado de la información.</text:p>
              </text:list-item>
              <text:list-item>
                <text:p text:style-name="P119">El sistema despliega un mensaje advertencia.</text:p>
              </text:list-item>
              <text:list-item>
                <text:p text:style-name="P119">El sistema registra el nuevo usuario.</text:p>
              </text:list-item>
              <text:list-item>
                <text:p text:style-name="P136"><text:soft-page-break/><text:span text:style-name="Fuente_20_de_20_párrafo_20_predeter."><text:span text:style-name="T5">El sistema muestra el mensaje indicando que reporte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Flujos alternativos:</text:p>
          </table:table-cell>
          <table:table-cell table:style-name="Tabla16.B6" table:number-columns-spanned="3" office:value-type="string">
            <text:list xml:id="list92005725172625" text:continue-numbering="true" text:style-name="L55">
              <text:list-item>
                <text:list>
                  <text:list-item>
                    <text:p text:style-name="P71">Error con la base de datos</text:p>
                  </text:list-item>
                </text:list>
              </text:list-item>
            </text:list>
            <text:list xml:id="list6326591897807491987" text:style-name="L56">
              <text:list-item>
                <text:list>
                  <text:list-item>
                    <text:p text:style-name="P72">Error con la conexión de base de datos.</text:p>
                  </text:list-item>
                  <text:list-item>
                    <text:p text:style-name="P72">Error interno en la base de datos</text:p>
                  </text:list-item>
                </text:list>
              </text:list-item>
            </text:list>
            <text:list xml:id="list92005726150551" text:continue-list="list92005725172625" text:style-name="L55">
              <text:list-item>
                <text:list>
                  <text:list-item>
                    <text:p text:style-name="P71">Error con los datos ingresados.</text:p>
                  </text:list-item>
                </text:list>
              </text:list-item>
            </text:list>
            <text:list xml:id="list997662638218912799" text:style-name="L57">
              <text:list-item>
                <text:list>
                  <text:list-item>
                    <text:p text:style-name="P73">Error con el formato de algún campo del formulario.</text:p>
                  </text:list-item>
                  <text:list-item>
                    <text:p text:style-name="P73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Excepciones:</text:p>
          </table:table-cell>
          <table:table-cell table:style-name="Tabla16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Incluye:</text:p>
          </table:table-cell>
          <table:table-cell table:style-name="Tabla16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Prioridad:</text:p>
          </table:table-cell>
          <table:table-cell table:style-name="Tabla16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Frecuencia de uso:</text:p>
          </table:table-cell>
          <table:table-cell table:style-name="Tabla16.B6" table:number-columns-spanned="3" office:value-type="string">
            <text:p text:style-name="P19">Baja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Reglas de Negocio:</text:p>
          </table:table-cell>
          <table:table-cell table:style-name="Tabla16.B6" table:number-columns-spanned="3" office:value-type="string">
            <text:p text:style-name="P19">RN-<text:span text:style-name="T17">13</text:span>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Requisitos especiales:</text:p>
          </table:table-cell>
          <table:table-cell table:style-name="Tabla16.B6" table:number-columns-spanned="3" office:value-type="string">
            <text:list xml:id="list5537716943127191547" text:style-name="L58">
              <text:list-item>
                <text:p text:style-name="P99">Buen funcionamiento del sistema(Software y Hardware)</text:p>
              </text:list-item>
              <text:list-item>
                <text:p text:style-name="P99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3">Asunción:</text:p>
          </table:table-cell>
          <table:table-cell table:style-name="Tabla16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16.A18" office:value-type="string">
            <text:p text:style-name="P23">Notas y problemas:</text:p>
          </table:table-cell>
          <table:table-cell table:style-name="Tabla16.B2" table:number-columns-spanned="3" office:value-type="string">
            <text:p text:style-name="P19">Espere alta frecuencia de ejecución de este caso de uso dentro de las primeras 2 semanas después de soltar sistema.</text:p>
          </table:table-cell>
          <table:covered-table-cell/>
          <table:covered-table-cell/>
        </table:table-row>
        <table:table-row>
          <table:table-cell table:style-name="Tabla16.B3" office:value-type="string">
            <text:p text:style-name="P12">Tecnología:</text:p>
          </table:table-cell>
          <table:table-cell table:style-name="Tabla16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40_274517593"/><text:bookmark-start text:name="__RefHeading__6069_442473116"/><text:span text:style-name="T15">Id </text:span><text:bookmark-start text:name="_Toc355607490"/>-15<text:bookmark-end text:name="__RefHeading__4040_274517593"/><text:bookmark-end text:name="__RefHeading__6069_442473116"/><text:bookmark-end text:name="_Toc355607490"/></text:h>
      <text:p text:style-name="P12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23">ID del caso de uso:</text:p>
          </table:table-cell>
          <table:table-cell table:style-name="Tabla17.B1" table:number-columns-spanned="3" office:value-type="string">
            <text:p text:style-name="P19">CU-15</text:p>
          </table:table-cell>
          <table:covered-table-cell/>
          <table:covered-table-cell/>
        </table:table-row>
        <text:soft-page-break/>
        <table:table-row>
          <table:table-cell table:style-name="Tabla17.A2" office:value-type="string">
            <text:p text:style-name="P23">Nombre del caso uso:</text:p>
          </table:table-cell>
          <table:table-cell table:style-name="Tabla17.B2" table:number-columns-spanned="3" office:value-type="string">
            <text:p text:style-name="P21">Registrar Empleados.</text:p>
          </table:table-cell>
          <table:covered-table-cell/>
          <table:covered-table-cell/>
        </table:table-row>
        <table:table-row>
          <table:table-cell table:style-name="Tabla17.A3" office:value-type="string">
            <text:p text:style-name="P23">Creado por:</text:p>
          </table:table-cell>
          <table:table-cell table:style-name="Tabla17.B3" office:value-type="string">
            <text:p text:style-name="P19">Carlos Alemán.</text:p>
          </table:table-cell>
          <table:table-cell table:style-name="Tabla17.C3" office:value-type="string">
            <text:p text:style-name="P19">Modificado por:</text:p>
          </table:table-cell>
          <table:table-cell table:style-name="Tabla17.C3" office:value-type="string">
            <text:p text:style-name="P19"/>
          </table:table-cell>
        </table:table-row>
        <table:table-row>
          <table:table-cell table:style-name="Tabla17.A3" office:value-type="string">
            <text:p text:style-name="P23">Fecha de creación:</text:p>
          </table:table-cell>
          <table:table-cell table:style-name="Tabla17.B3" office:value-type="string">
            <text:p text:style-name="P19">Jueves <text:span text:style-name="T13">2 </text:span>de mayo del 2013.</text:p>
          </table:table-cell>
          <table:table-cell table:style-name="Tabla17.C3" office:value-type="string">
            <text:p text:style-name="P23">Fecha de Última Actualización:</text:p>
          </table:table-cell>
          <table:table-cell table:style-name="Tabla17.C3" office:value-type="string">
            <text:p text:style-name="P19"/>
          </table:table-cell>
        </table:table-row>
        <table:table-row>
          <table:table-cell table:style-name="Tabla17.A2" office:value-type="string">
            <text:p text:style-name="P23">Actores:</text:p>
          </table:table-cell>
          <table:table-cell table:style-name="Tabla17.B5" table:number-columns-spanned="3" office:value-type="string">
            <text:p text:style-name="P19">Empleados.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Descripción:</text:p>
          </table:table-cell>
          <table:table-cell table:style-name="Tabla17.B6" table:number-columns-spanned="3" office:value-type="string">
            <text:p text:style-name="P19">Se requiere empleados por lo que los empleado se proceden a registrar en el sistema.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Precondiciones:</text:p>
          </table:table-cell>
          <table:table-cell table:style-name="Tabla17.B6" table:number-columns-spanned="3" office:value-type="string">
            <text:p text:style-name="P19">Ser contratado como empleado.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Pos-condiciones:</text:p>
          </table:table-cell>
          <table:table-cell table:style-name="Tabla17.B6" table:number-columns-spanned="3" office:value-type="string">
            <text:p text:style-name="P19">Debe de ingresar todos los datos personales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Flujo normal:</text:p>
          </table:table-cell>
          <table:table-cell table:style-name="Tabla17.B6" table:number-columns-spanned="3" office:value-type="string">
            <text:list xml:id="list2738589334547302907" text:style-name="L59">
              <text:list-item>
                <text:p text:style-name="P120">Llenar los datos del formulario,</text:p>
              </text:list-item>
              <text:list-item>
                <text:p text:style-name="P120">Definir el tipo de nuevo usuario.</text:p>
              </text:list-item>
              <text:list-item>
                <text:p text:style-name="P120">El usuario procede a guardar los datos en el sistema.</text:p>
              </text:list-item>
              <text:list-item>
                <text:p text:style-name="P120">El sistema valida que los datos ingresados no tengan errores en el formado de la información.</text:p>
              </text:list-item>
              <text:list-item>
                <text:p text:style-name="P120">El sistema despliega un mensaje advertencia.</text:p>
              </text:list-item>
              <text:list-item>
                <text:p text:style-name="P120">El sistema registra el nuevo usuario.</text:p>
              </text:list-item>
              <text:list-item>
                <text:p text:style-name="P137"><text:span text:style-name="Fuente_20_de_20_párrafo_20_predeter."><text:span text:style-name="T5">El sistema muestra el mensaje indicando que el registro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Flujos alternativos:</text:p>
          </table:table-cell>
          <table:table-cell table:style-name="Tabla17.B6" table:number-columns-spanned="3" office:value-type="string">
            <text:list xml:id="list92005744162911" text:continue-numbering="true" text:style-name="L59">
              <text:list-item>
                <text:list>
                  <text:list-item>
                    <text:p text:style-name="P74">Error con la base de datos</text:p>
                  </text:list-item>
                </text:list>
              </text:list-item>
            </text:list>
            <text:list xml:id="list7260145749614397985" text:style-name="L60">
              <text:list-item>
                <text:list>
                  <text:list-item>
                    <text:p text:style-name="P75">Error con la conexión de base de datos.</text:p>
                  </text:list-item>
                  <text:list-item>
                    <text:p text:style-name="P75">Error interno en la base de datos</text:p>
                  </text:list-item>
                </text:list>
              </text:list-item>
            </text:list>
            <text:list xml:id="list92005745157547" text:continue-list="list92005744162911" text:style-name="L59">
              <text:list-item>
                <text:list>
                  <text:list-item>
                    <text:p text:style-name="P74">Error con los datos ingresados.</text:p>
                  </text:list-item>
                </text:list>
              </text:list-item>
            </text:list>
            <text:list xml:id="list1918190167067822041" text:style-name="L61">
              <text:list-item>
                <text:list>
                  <text:list-item>
                    <text:p text:style-name="P76">Error con el formato de algún campo del formulario.</text:p>
                  </text:list-item>
                  <text:list-item>
                    <text:p text:style-name="P76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Excepciones:</text:p>
          </table:table-cell>
          <table:table-cell table:style-name="Tabla17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ext:soft-page-break/>
        <table:table-row>
          <table:table-cell table:style-name="Tabla17.A2" office:value-type="string">
            <text:p text:style-name="P23">Incluye:</text:p>
          </table:table-cell>
          <table:table-cell table:style-name="Tabla17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Prioridad:</text:p>
          </table:table-cell>
          <table:table-cell table:style-name="Tabla17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Frecuencia de uso:</text:p>
          </table:table-cell>
          <table:table-cell table:style-name="Tabla17.B6" table:number-columns-spanned="3" office:value-type="string">
            <text:p text:style-name="P19">Baja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Reglas de Negocio:</text:p>
          </table:table-cell>
          <table:table-cell table:style-name="Tabla17.B6" table:number-columns-spanned="3" office:value-type="string">
            <text:p text:style-name="P19">RN-1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Requisitos especiales:</text:p>
          </table:table-cell>
          <table:table-cell table:style-name="Tabla17.B6" table:number-columns-spanned="3" office:value-type="string">
            <text:list xml:id="list2292646816857919653" text:style-name="L62">
              <text:list-item>
                <text:p text:style-name="P100">Buen funcionamiento del sistema(Software y Hardware)</text:p>
              </text:list-item>
              <text:list-item>
                <text:p text:style-name="P100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3">Asunción:</text:p>
          </table:table-cell>
          <table:table-cell table:style-name="Tabla17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17.A18" office:value-type="string">
            <text:p text:style-name="P23">Notas y problemas:</text:p>
          </table:table-cell>
          <table:table-cell table:style-name="Tabla17.B2" table:number-columns-spanned="3" office:value-type="string">
            <text:p text:style-name="P19">Espere alta frecuencia de ejecución de este caso de uso dentro de las primeras 2 semanas después de soltar sistema.</text:p>
          </table:table-cell>
          <table:covered-table-cell/>
          <table:covered-table-cell/>
        </table:table-row>
        <table:table-row>
          <table:table-cell table:style-name="Tabla17.B3" office:value-type="string">
            <text:p text:style-name="P12">Tecnología:</text:p>
          </table:table-cell>
          <table:table-cell table:style-name="Tabla17.B3" table:number-columns-spanned="3" office:value-type="string">
            <text:p text:style-name="P12">Ordenador</text:p>
            <text:p text:style-name="P12">Conexión a internet de al menos 1 megabit para la computadora.</text:p>
            <text:p text:style-name="P12">Servidor Core i5, monitor 15 pulgadas, 4 gigas RAM, 500 gigabit Disco Duro.</text:p>
          </table:table-cell>
          <table:covered-table-cell/>
          <table:covered-table-cell/>
        </table:table-row>
      </table:table>
      <text:p text:style-name="P12"/>
      <text:h text:style-name="P29" text:outline-level="2"><text:bookmark-start text:name="__RefHeading__4042_274517593"/><text:bookmark-start text:name="__RefHeading__6071_442473116"/><text:span text:style-name="T15">Id </text:span><text:bookmark-start text:name="_Toc355607491"/>-16<text:bookmark-end text:name="__RefHeading__4042_274517593"/><text:bookmark-end text:name="__RefHeading__6071_442473116"/><text:bookmark-end text:name="_Toc355607491"/></text:h>
      <text:p text:style-name="P1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>
          <table:table-cell table:style-name="Tabla18.A1" office:value-type="string">
            <text:p text:style-name="P23">ID del caso de uso:</text:p>
          </table:table-cell>
          <table:table-cell table:style-name="Tabla18.B1" table:number-columns-spanned="3" office:value-type="string">
            <text:p text:style-name="P19">CU-16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Nombre del caso uso:</text:p>
          </table:table-cell>
          <table:table-cell table:style-name="Tabla18.B2" table:number-columns-spanned="3" office:value-type="string">
            <text:p text:style-name="P21">Reportar días que no trabajara.</text:p>
          </table:table-cell>
          <table:covered-table-cell/>
          <table:covered-table-cell/>
        </table:table-row>
        <table:table-row>
          <table:table-cell table:style-name="Tabla18.A3" office:value-type="string">
            <text:p text:style-name="P23">Creado por:</text:p>
          </table:table-cell>
          <table:table-cell table:style-name="Tabla18.B3" office:value-type="string">
            <text:p text:style-name="P19">Carlos Alemán.</text:p>
          </table:table-cell>
          <table:table-cell table:style-name="Tabla18.C3" office:value-type="string">
            <text:p text:style-name="P19">Modificado por:</text:p>
          </table:table-cell>
          <table:table-cell table:style-name="Tabla18.C3" office:value-type="string">
            <text:p text:style-name="P19">Carlos Alemán.</text:p>
          </table:table-cell>
        </table:table-row>
        <table:table-row>
          <table:table-cell table:style-name="Tabla18.A3" office:value-type="string">
            <text:p text:style-name="P23">Fecha de creación:</text:p>
          </table:table-cell>
          <table:table-cell table:style-name="Tabla18.B3" office:value-type="string">
            <text:p text:style-name="P19">Jueves <text:span text:style-name="T12">2</text:span> de mayo del 2013.</text:p>
          </table:table-cell>
          <table:table-cell table:style-name="Tabla18.C3" office:value-type="string">
            <text:p text:style-name="P23">Fecha de Última Actualización:</text:p>
          </table:table-cell>
          <table:table-cell table:style-name="Tabla18.C3" office:value-type="string">
            <text:p text:style-name="P19"><text:span text:style-name="T12">Lunes 6</text:span> de mayo del 2013.</text:p>
          </table:table-cell>
        </table:table-row>
        <table:table-row>
          <table:table-cell table:style-name="Tabla18.A2" office:value-type="string">
            <text:p text:style-name="P23">Actores:</text:p>
          </table:table-cell>
          <table:table-cell table:style-name="Tabla18.B5" table:number-columns-spanned="3" office:value-type="string">
            <text:p text:style-name="P19">Empleado 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Descripción:</text:p>
          </table:table-cell>
          <table:table-cell table:style-name="Tabla18.B6" table:number-columns-spanned="3" office:value-type="string">
            <text:p text:style-name="P19">El sistema le facilita al empleado indicar los días que no puede trabajar, para posteriormente buscar un sustituto temporal.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Precondiciones:</text:p>
          </table:table-cell>
          <table:table-cell table:style-name="Tabla18.B6" table:number-columns-spanned="3" office:value-type="string">
            <text:p text:style-name="P19">Ingresar en el sistema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Pos-condiciones:</text:p>
          </table:table-cell>
          <table:table-cell table:style-name="Tabla18.B6" table:number-columns-spanned="3" office:value-type="string">
            <text:p text:style-name="P19">Debe de ingresar todos los datos que se piden en el sistema. 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Flujo normal:</text:p>
          </table:table-cell>
          <table:table-cell table:style-name="Tabla18.B6" table:number-columns-spanned="3" office:value-type="string">
            <text:list xml:id="list2852409313280615422" text:style-name="L63">
              <text:list-item>
                <text:p text:style-name="P121">Llenar los datos del formulario,</text:p>
              </text:list-item>
              <text:list-item>
                <text:p text:style-name="P121">El usuario procede a guardar la solicitud en el sistema.</text:p>
              </text:list-item>
              <text:list-item>
                <text:p text:style-name="P121">El sistema valida que los datos ingresados no tengan <text:soft-page-break/>errores en el formado de la información.</text:p>
              </text:list-item>
              <text:list-item>
                <text:p text:style-name="P121">El sistema despliega un mensaje advertencia.</text:p>
              </text:list-item>
              <text:list-item>
                <text:p text:style-name="P121">El sistema registra la solicitud. </text:p>
              </text:list-item>
              <text:list-item>
                <text:p text:style-name="P138"><text:span text:style-name="Fuente_20_de_20_párrafo_20_predeter."><text:span text:style-name="T5">El sistema muestra el mensaje indicando que la solicitud fue exitosa. 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Flujos alternativos:</text:p>
          </table:table-cell>
          <table:table-cell table:style-name="Tabla18.B6" table:number-columns-spanned="3" office:value-type="string">
            <text:list xml:id="list92005763156811" text:continue-numbering="true" text:style-name="L63">
              <text:list-item>
                <text:list>
                  <text:list-item>
                    <text:p text:style-name="P77">Error con la base de datos</text:p>
                  </text:list-item>
                </text:list>
              </text:list-item>
            </text:list>
            <text:list xml:id="list5883183208489940097" text:style-name="L64">
              <text:list-item>
                <text:list>
                  <text:list-item>
                    <text:p text:style-name="P78">Error con la conexión de base de datos.</text:p>
                  </text:list-item>
                  <text:list-item>
                    <text:p text:style-name="P78">Error interno en la base de datos</text:p>
                  </text:list-item>
                </text:list>
              </text:list-item>
            </text:list>
            <text:list xml:id="list92005764154765" text:continue-list="list92005763156811" text:style-name="L63">
              <text:list-item>
                <text:list>
                  <text:list-item>
                    <text:p text:style-name="P77">Error con los datos ingresados.</text:p>
                  </text:list-item>
                </text:list>
              </text:list-item>
            </text:list>
            <text:list xml:id="list4790674099044554760" text:style-name="L65">
              <text:list-item>
                <text:list>
                  <text:list-item>
                    <text:p text:style-name="P79">Error con el formato de algún campo del formulario.</text:p>
                  </text:list-item>
                  <text:list-item>
                    <text:p text:style-name="P79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Excepciones:</text:p>
          </table:table-cell>
          <table:table-cell table:style-name="Tabla18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Incluye:</text:p>
          </table:table-cell>
          <table:table-cell table:style-name="Tabla18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Prioridad:</text:p>
          </table:table-cell>
          <table:table-cell table:style-name="Tabla18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Frecuencia de uso:</text:p>
          </table:table-cell>
          <table:table-cell table:style-name="Tabla18.B6" table:number-columns-spanned="3" office:value-type="string">
            <text:p text:style-name="P19">Baja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Reglas de Negocio:</text:p>
          </table:table-cell>
          <table:table-cell table:style-name="Tabla18.B6" table:number-columns-spanned="3" office:value-type="string">
            <text:p text:style-name="P19">RN-33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Requisitos especiales:</text:p>
          </table:table-cell>
          <table:table-cell table:style-name="Tabla18.B6" table:number-columns-spanned="3" office:value-type="string">
            <text:list xml:id="list3837310446054165763" text:style-name="L66">
              <text:list-item>
                <text:p text:style-name="P101">Buen funcionamiento del sistema(Software y Hardware)</text:p>
              </text:list-item>
              <text:list-item>
                <text:p text:style-name="P101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23">Asunción:</text:p>
          </table:table-cell>
          <table:table-cell table:style-name="Tabla18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18.A18" office:value-type="string">
            <text:p text:style-name="P23">Notas y problemas:</text:p>
          </table:table-cell>
          <table:table-cell table:style-name="Tabla18.B2" table:number-columns-spanned="3" office:value-type="string">
            <text:p text:style-name="P19">Espere alta frecuencia de ejecución de este caso de uso dentro de las primeras 2 semanas después de soltar sistema.</text:p>
          </table:table-cell>
          <table:covered-table-cell/>
          <table:covered-table-cell/>
        </table:table-row>
        <table:table-row>
          <table:table-cell table:style-name="Tabla18.B3" office:value-type="string">
            <text:p text:style-name="P12">Tecnología:</text:p>
          </table:table-cell>
          <table:table-cell table:style-name="Tabla18.B3" table:number-columns-spanned="3" office:value-type="string">
            <text:p text:style-name="P12">Cualquier computadora con un navegador y acceso a internet. 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44_274517593"/><text:bookmark-start text:name="__RefHeading__6073_442473116"/><text:span text:style-name="T15">Id </text:span><text:bookmark-start text:name="_Toc355607492"/>-17<text:bookmark-end text:name="__RefHeading__4044_274517593"/><text:bookmark-end text:name="__RefHeading__6073_442473116"/><text:bookmark-end text:name="_Toc355607492"/></text:h>
      <text:p text:style-name="P12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ext:soft-page-break/>
        <table:table-row>
          <table:table-cell table:style-name="Tabla19.A1" office:value-type="string">
            <text:p text:style-name="P23">ID del caso de uso:</text:p>
          </table:table-cell>
          <table:table-cell table:style-name="Tabla19.B1" table:number-columns-spanned="3" office:value-type="string">
            <text:p text:style-name="P19">CU-17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Nombre del caso uso:</text:p>
          </table:table-cell>
          <table:table-cell table:style-name="Tabla19.B2" table:number-columns-spanned="3" office:value-type="string">
            <text:p text:style-name="P21">Justificar los días que no se llegó al trabajo.</text:p>
          </table:table-cell>
          <table:covered-table-cell/>
          <table:covered-table-cell/>
        </table:table-row>
        <table:table-row>
          <table:table-cell table:style-name="Tabla19.A3" office:value-type="string">
            <text:p text:style-name="P23">Creado por:</text:p>
          </table:table-cell>
          <table:table-cell table:style-name="Tabla19.B3" office:value-type="string">
            <text:p text:style-name="P19">Carlos Alemán.</text:p>
          </table:table-cell>
          <table:table-cell table:style-name="Tabla19.C3" office:value-type="string">
            <text:p text:style-name="P19">Modificado por:</text:p>
          </table:table-cell>
          <table:table-cell table:style-name="Tabla19.C3" office:value-type="string">
            <text:p text:style-name="P19">Carlos Alemán.</text:p>
          </table:table-cell>
        </table:table-row>
        <table:table-row>
          <table:table-cell table:style-name="Tabla19.A3" office:value-type="string">
            <text:p text:style-name="P23">Fecha de creación:</text:p>
          </table:table-cell>
          <table:table-cell table:style-name="Tabla19.B3" office:value-type="string">
            <text:p text:style-name="P19">Jueves <text:span text:style-name="T12">2</text:span> de mayo del 2013.</text:p>
          </table:table-cell>
          <table:table-cell table:style-name="Tabla19.C3" office:value-type="string">
            <text:p text:style-name="P23">Fecha de Última Actualización:</text:p>
          </table:table-cell>
          <table:table-cell table:style-name="Tabla19.C3" office:value-type="string">
            <text:p text:style-name="P19"><text:span text:style-name="T12">Lunes 6</text:span> de mayo del 2013.</text:p>
          </table:table-cell>
        </table:table-row>
        <table:table-row>
          <table:table-cell table:style-name="Tabla19.A2" office:value-type="string">
            <text:p text:style-name="P23">Actores:</text:p>
          </table:table-cell>
          <table:table-cell table:style-name="Tabla19.B5" table:number-columns-spanned="3" office:value-type="string">
            <text:p text:style-name="P19">Empleado 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Descripción:</text:p>
          </table:table-cell>
          <table:table-cell table:style-name="Tabla19.B6" table:number-columns-spanned="3" office:value-type="string">
            <text:p text:style-name="P19">El sistema le facilita al empleado justificar los días que no pudo llegar a trabajar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Precondiciones:</text:p>
          </table:table-cell>
          <table:table-cell table:style-name="Tabla19.B6" table:number-columns-spanned="3" office:value-type="string">
            <text:p text:style-name="P19">Ingresar en el sistema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Pos-condiciones:</text:p>
          </table:table-cell>
          <table:table-cell table:style-name="Tabla19.B6" table:number-columns-spanned="3" office:value-type="string">
            <text:p text:style-name="P19">Debe de ingresar todos los datos que se piden en el sistema. 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Flujo normal:</text:p>
          </table:table-cell>
          <table:table-cell table:style-name="Tabla19.B6" table:number-columns-spanned="3" office:value-type="string">
            <text:list xml:id="list4100288582686222289" text:style-name="L67">
              <text:list-item>
                <text:p text:style-name="P122">Llenar los datos del formulario.</text:p>
              </text:list-item>
              <text:list-item>
                <text:p text:style-name="P122">El usuario procede a guardar la justificacion en el sistema.</text:p>
              </text:list-item>
              <text:list-item>
                <text:p text:style-name="P122">El sistema valida que los datos ingresados no tengan errores en el formado de la información.</text:p>
              </text:list-item>
              <text:list-item>
                <text:p text:style-name="P122">El sistema despliega un mensaje advertencia.</text:p>
              </text:list-item>
              <text:list-item>
                <text:p text:style-name="P122">El sistema registra la solicitud. </text:p>
              </text:list-item>
              <text:list-item>
                <text:p text:style-name="P139"><text:span text:style-name="Fuente_20_de_20_párrafo_20_predeter."><text:span text:style-name="T5">El sistema muestra el mensaje indicando que el reporte de fue exitoso. 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Flujos alternativos:</text:p>
          </table:table-cell>
          <table:table-cell table:style-name="Tabla19.B6" table:number-columns-spanned="3" office:value-type="string">
            <text:list xml:id="list92005784157650" text:continue-numbering="true" text:style-name="L67">
              <text:list-item>
                <text:list>
                  <text:list-item>
                    <text:p text:style-name="P80">Error con la base de datos</text:p>
                  </text:list-item>
                </text:list>
              </text:list-item>
            </text:list>
            <text:list xml:id="list920057841576501" text:continue-list="list5883183208489940097" text:style-name="L64">
              <text:list-item>
                <text:list>
                  <text:list-item>
                    <text:p text:style-name="P78">Error con la conexión de base de datos.</text:p>
                  </text:list-item>
                  <text:list-item>
                    <text:p text:style-name="P78">Error interno en la base de datos</text:p>
                  </text:list-item>
                </text:list>
              </text:list-item>
            </text:list>
            <text:list xml:id="list92005785151382" text:continue-list="list92005784157650" text:style-name="L67">
              <text:list-item>
                <text:list>
                  <text:list-item>
                    <text:p text:style-name="P80">Error con los datos ingresados.</text:p>
                  </text:list-item>
                </text:list>
              </text:list-item>
            </text:list>
            <text:list xml:id="list92005785146284" text:continue-list="list4790674099044554760" text:style-name="L65">
              <text:list-item>
                <text:list>
                  <text:list-item>
                    <text:p text:style-name="P79">Error con el formato de algún campo del formulario.</text:p>
                  </text:list-item>
                  <text:list-item>
                    <text:p text:style-name="P79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Excepciones:</text:p>
          </table:table-cell>
          <table:table-cell table:style-name="Tabla19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ext:soft-page-break/>
        <table:table-row>
          <table:table-cell table:style-name="Tabla19.A2" office:value-type="string">
            <text:p text:style-name="P23">Incluye:</text:p>
          </table:table-cell>
          <table:table-cell table:style-name="Tabla19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Prioridad:</text:p>
          </table:table-cell>
          <table:table-cell table:style-name="Tabla19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Frecuencia de uso:</text:p>
          </table:table-cell>
          <table:table-cell table:style-name="Tabla19.B6" table:number-columns-spanned="3" office:value-type="string">
            <text:p text:style-name="P19">Baja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Reglas de Negocio:</text:p>
          </table:table-cell>
          <table:table-cell table:style-name="Tabla19.B6" table:number-columns-spanned="3" office:value-type="string">
            <text:p text:style-name="P19">RN-33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Requisitos especiales:</text:p>
          </table:table-cell>
          <table:table-cell table:style-name="Tabla19.B6" table:number-columns-spanned="3" office:value-type="string">
            <text:list xml:id="list8145481586864917123" text:style-name="L68">
              <text:list-item>
                <text:p text:style-name="P102">Acceso al sistema por medio del ordenador de la empresa o bien por medio de la aplicación web del sistema.</text:p>
              </text:list-item>
              <text:list-item>
                <text:p text:style-name="P102">Buen funcionamiento del sistema(Software y Hardware)</text:p>
              </text:list-item>
              <text:list-item>
                <text:p text:style-name="P102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3">Asunción:</text:p>
          </table:table-cell>
          <table:table-cell table:style-name="Tabla19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19.A18" office:value-type="string">
            <text:p text:style-name="P23">Notas y problemas:</text:p>
          </table:table-cell>
          <table:table-cell table:style-name="Tabla19.B2" table:number-columns-spanned="3" office:value-type="string">
            <text:p text:style-name="P19">Espere alta frecuencia de ejecución de este caso de uso dentro de las primeras 2 semanas después de soltar sistema.</text:p>
          </table:table-cell>
          <table:covered-table-cell/>
          <table:covered-table-cell/>
        </table:table-row>
        <table:table-row>
          <table:table-cell table:style-name="Tabla19.B3" office:value-type="string">
            <text:p text:style-name="P12">Tecnología:</text:p>
          </table:table-cell>
          <table:table-cell table:style-name="Tabla19.B3" table:number-columns-spanned="3" office:value-type="string">
            <text:p text:style-name="P12">Cualquier computadora con un navegador y acceso a internet. 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46_274517593"/><text:bookmark-start text:name="__RefHeading__6075_442473116"/><text:span text:style-name="T15">Id </text:span><text:bookmark-start text:name="_Toc355607493"/>-18<text:bookmark-end text:name="__RefHeading__4046_274517593"/><text:bookmark-end text:name="__RefHeading__6075_442473116"/><text:bookmark-end text:name="_Toc355607493"/></text:h>
      <text:p text:style-name="P12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>
          <table:table-cell table:style-name="Tabla20.A1" office:value-type="string">
            <text:p text:style-name="P23">ID del caso de uso:</text:p>
          </table:table-cell>
          <table:table-cell table:style-name="Tabla20.B1" table:number-columns-spanned="3" office:value-type="string">
            <text:p text:style-name="P19">CU-18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Nombre del caso uso:</text:p>
          </table:table-cell>
          <table:table-cell table:style-name="Tabla20.B2" table:number-columns-spanned="3" office:value-type="string">
            <text:p text:style-name="P21">Registrar clientes.</text:p>
          </table:table-cell>
          <table:covered-table-cell/>
          <table:covered-table-cell/>
        </table:table-row>
        <table:table-row>
          <table:table-cell table:style-name="Tabla20.A3" office:value-type="string">
            <text:p text:style-name="P23">Creado por:</text:p>
          </table:table-cell>
          <table:table-cell table:style-name="Tabla20.B3" office:value-type="string">
            <text:p text:style-name="P19">Carlos Alemán.</text:p>
          </table:table-cell>
          <table:table-cell table:style-name="Tabla20.C3" office:value-type="string">
            <text:p text:style-name="P19">Modificado por:</text:p>
          </table:table-cell>
          <table:table-cell table:style-name="Tabla20.C3" office:value-type="string">
            <text:p text:style-name="P19">Carlos Alemán.</text:p>
          </table:table-cell>
        </table:table-row>
        <table:table-row>
          <table:table-cell table:style-name="Tabla20.A3" office:value-type="string">
            <text:p text:style-name="P23">Fecha de creación:</text:p>
          </table:table-cell>
          <table:table-cell table:style-name="Tabla20.B3" office:value-type="string">
            <text:p text:style-name="P19">Jueves <text:span text:style-name="T12">2</text:span> de mayo del 2013.</text:p>
          </table:table-cell>
          <table:table-cell table:style-name="Tabla20.C3" office:value-type="string">
            <text:p text:style-name="P23">Fecha de Última Actualización:</text:p>
          </table:table-cell>
          <table:table-cell table:style-name="Tabla20.C3" office:value-type="string">
            <text:p text:style-name="P19"><text:span text:style-name="T12">Lunes 6</text:span> de mayo del 2013.</text:p>
          </table:table-cell>
        </table:table-row>
        <table:table-row>
          <table:table-cell table:style-name="Tabla20.A2" office:value-type="string">
            <text:p text:style-name="P23">Actores:</text:p>
          </table:table-cell>
          <table:table-cell table:style-name="Tabla20.B5" table:number-columns-spanned="3" office:value-type="string">
            <text:p text:style-name="P19">Clientes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Descripción:</text:p>
          </table:table-cell>
          <table:table-cell table:style-name="Tabla20.B6" table:number-columns-spanned="3" office:value-type="string">
            <text:p text:style-name="P19">El sistema ofrece un registro de clientes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Precondiciones:</text:p>
          </table:table-cell>
          <table:table-cell table:style-name="Tabla20.B6" table:number-columns-spanned="3" office:value-type="string">
            <text:p text:style-name="P19">Tener acceso a internet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Pos-condiciones:</text:p>
          </table:table-cell>
          <table:table-cell table:style-name="Tabla20.B6" table:number-columns-spanned="3" office:value-type="string">
            <text:p text:style-name="P19">Debe de ingresar todos los datos personales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Flujo normal:</text:p>
          </table:table-cell>
          <table:table-cell table:style-name="Tabla20.B6" table:number-columns-spanned="3" office:value-type="string">
            <text:list xml:id="list92005800148404" text:continue-list="list92005785151382" text:style-name="L67">
              <text:list-item>
                <text:p text:style-name="P122">Sistema direcciona a los clientes a la aplicación web del sistema.</text:p>
              </text:list-item>
              <text:list-item>
                <text:p text:style-name="P122">Llenar los datos del formulario,</text:p>
              </text:list-item>
              <text:list-item>
                <text:p text:style-name="P122">Definir el tipo de nuevo usuario.</text:p>
              </text:list-item>
              <text:list-item>
                <text:p text:style-name="P122"><text:soft-page-break/>El usuario procede a guardar los datos en el sistema.</text:p>
              </text:list-item>
              <text:list-item>
                <text:p text:style-name="P122">El sistema valida que los datos ingresados no tengan errores en el formado de la información.</text:p>
              </text:list-item>
              <text:list-item>
                <text:p text:style-name="P122">El sistema despliega un mensaje advertencia.</text:p>
              </text:list-item>
              <text:list-item>
                <text:p text:style-name="P122">El sistema registra el nuevo usuario.</text:p>
              </text:list-item>
              <text:list-item>
                <text:p text:style-name="P139"><text:span text:style-name="Fuente_20_de_20_párrafo_20_predeter."><text:span text:style-name="T5">El sistema muestra el mensaje indicando que el registro fue exitos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Flujos alternativos:</text:p>
          </table:table-cell>
          <table:table-cell table:style-name="Tabla20.B6" table:number-columns-spanned="3" office:value-type="string">
            <text:list xml:id="list92005803157683" text:continue-numbering="true" text:style-name="L67">
              <text:list-item>
                <text:list>
                  <text:list-item>
                    <text:p text:style-name="P80">Error con la base de datos</text:p>
                  </text:list-item>
                </text:list>
              </text:list-item>
            </text:list>
            <text:list xml:id="list92005804170982" text:continue-list="list920057841576501" text:style-name="L64">
              <text:list-item>
                <text:list>
                  <text:list-item>
                    <text:p text:style-name="P78">Error con la conexión de base de datos.</text:p>
                  </text:list-item>
                  <text:list-item>
                    <text:p text:style-name="P78">Error interno en la base de datos</text:p>
                  </text:list-item>
                </text:list>
              </text:list-item>
            </text:list>
            <text:list xml:id="list92005805153131" text:continue-list="list92005803157683" text:style-name="L67">
              <text:list-item>
                <text:list>
                  <text:list-item>
                    <text:p text:style-name="P80">Error con los datos ingresados.</text:p>
                  </text:list-item>
                </text:list>
              </text:list-item>
            </text:list>
            <text:list xml:id="list92005805146543" text:continue-list="list92005785146284" text:style-name="L65">
              <text:list-item>
                <text:list>
                  <text:list-item>
                    <text:p text:style-name="P79">Error con el formato de algún campo del formulario.</text:p>
                  </text:list-item>
                  <text:list-item>
                    <text:p text:style-name="P79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Excepciones:</text:p>
          </table:table-cell>
          <table:table-cell table:style-name="Tabla20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Incluye:</text:p>
          </table:table-cell>
          <table:table-cell table:style-name="Tabla20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Prioridad:</text:p>
          </table:table-cell>
          <table:table-cell table:style-name="Tabla20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Frecuencia de uso:</text:p>
          </table:table-cell>
          <table:table-cell table:style-name="Tabla20.B6" table:number-columns-spanned="3" office:value-type="string">
            <text:p text:style-name="P19">Baja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Reglas de Negocio:</text:p>
          </table:table-cell>
          <table:table-cell table:style-name="Tabla20.B6" table:number-columns-spanned="3" office:value-type="string">
            <text:p text:style-name="P19">RN-1<text:span text:style-name="T17">7</text:span>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Requisitos especiales:</text:p>
          </table:table-cell>
          <table:table-cell table:style-name="Tabla20.B6" table:number-columns-spanned="3" office:value-type="string">
            <text:list xml:id="list92005811148507" text:continue-list="list8145481586864917123" text:style-name="L68">
              <text:list-item>
                <text:p text:style-name="P102">Tener conexión a internet </text:p>
              </text:list-item>
              <text:list-item>
                <text:p text:style-name="P102">Buen funcionamiento del sistema(Software y Hardware)</text:p>
              </text:list-item>
              <text:list-item>
                <text:p text:style-name="P102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3">Asunción:</text:p>
          </table:table-cell>
          <table:table-cell table:style-name="Tabla20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20.A18" office:value-type="string">
            <text:p text:style-name="P23">Notas y problemas:</text:p>
          </table:table-cell>
          <table:table-cell table:style-name="Tabla20.B2" table:number-columns-spanned="3" office:value-type="string">
            <text:p text:style-name="P19">Espere alta frecuencia de ejecución de este caso de uso dentro de las primeras 2 semanas después de soltar sistema.</text:p>
          </table:table-cell>
          <table:covered-table-cell/>
          <table:covered-table-cell/>
        </table:table-row>
        <table:table-row>
          <table:table-cell table:style-name="Tabla20.B3" office:value-type="string">
            <text:p text:style-name="P12">Tecnología:</text:p>
          </table:table-cell>
          <table:table-cell table:style-name="Tabla20.B3" table:number-columns-spanned="3" office:value-type="string">
            <text:p text:style-name="P12">Cualquier computadora con un navegador y acceso a internet. </text:p>
          </table:table-cell>
          <table:covered-table-cell/>
          <table:covered-table-cell/>
        </table:table-row>
      </table:table>
      <text:p text:style-name="P12"/>
      <text:h text:style-name="P29" text:outline-level="2"><text:bookmark-start text:name="__RefHeading__4048_274517593"/><text:bookmark-start text:name="__RefHeading__6077_442473116"/><text:soft-page-break/><text:span text:style-name="T15">Id </text:span><text:bookmark-start text:name="_Toc355607494"/>-19<text:bookmark-end text:name="__RefHeading__4048_274517593"/><text:bookmark-end text:name="__RefHeading__6077_442473116"/><text:bookmark-end text:name="_Toc355607494"/></text:h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>
          <table:table-cell table:style-name="Tabla21.A1" office:value-type="string">
            <text:p text:style-name="P23">ID del caso de uso:</text:p>
          </table:table-cell>
          <table:table-cell table:style-name="Tabla21.B1" table:number-columns-spanned="3" office:value-type="string">
            <text:p text:style-name="P19">CU-19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Nombre del caso uso:</text:p>
          </table:table-cell>
          <table:table-cell table:style-name="Tabla21.B2" table:number-columns-spanned="3" office:value-type="string">
            <text:p text:style-name="P21">Solicitud de pedidos.</text:p>
          </table:table-cell>
          <table:covered-table-cell/>
          <table:covered-table-cell/>
        </table:table-row>
        <table:table-row>
          <table:table-cell table:style-name="Tabla21.A3" office:value-type="string">
            <text:p text:style-name="P23">Creado por:</text:p>
          </table:table-cell>
          <table:table-cell table:style-name="Tabla21.B3" office:value-type="string">
            <text:p text:style-name="P19">Carlos Alemán.</text:p>
          </table:table-cell>
          <table:table-cell table:style-name="Tabla21.C3" office:value-type="string">
            <text:p text:style-name="P19">Modificado por:</text:p>
          </table:table-cell>
          <table:table-cell table:style-name="Tabla21.C3" office:value-type="string">
            <text:p text:style-name="P19">Carlos Alemán.</text:p>
          </table:table-cell>
        </table:table-row>
        <table:table-row>
          <table:table-cell table:style-name="Tabla21.A3" office:value-type="string">
            <text:p text:style-name="P23">Fecha de creación:</text:p>
          </table:table-cell>
          <table:table-cell table:style-name="Tabla21.B3" office:value-type="string">
            <text:p text:style-name="P19">Jueves <text:span text:style-name="T12">2</text:span> de mayo del 2013.</text:p>
          </table:table-cell>
          <table:table-cell table:style-name="Tabla21.C3" office:value-type="string">
            <text:p text:style-name="P23">Fecha de Última Actualización:</text:p>
          </table:table-cell>
          <table:table-cell table:style-name="Tabla21.C3" office:value-type="string">
            <text:p text:style-name="P19"><text:span text:style-name="T12">Lunes 6</text:span> de mayo del 2013.</text:p>
          </table:table-cell>
        </table:table-row>
        <table:table-row>
          <table:table-cell table:style-name="Tabla21.A2" office:value-type="string">
            <text:p text:style-name="P23">Actores:</text:p>
          </table:table-cell>
          <table:table-cell table:style-name="Tabla21.B5" table:number-columns-spanned="3" office:value-type="string">
            <text:p text:style-name="P19">Empleados 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Descripción:</text:p>
          </table:table-cell>
          <table:table-cell table:style-name="Tabla21.B6" table:number-columns-spanned="3" office:value-type="string">
            <text:p text:style-name="P19">Se requiere de una aplicación web donde el cliente pueda hacer pedidos.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Precondiciones:</text:p>
          </table:table-cell>
          <table:table-cell table:style-name="Tabla21.B6" table:number-columns-spanned="3" office:value-type="string">
            <text:p text:style-name="P19">Tener acceso a internet</text:p>
            <text:p text:style-name="P19">Ingresar al sistema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Pos-condiciones:</text:p>
          </table:table-cell>
          <table:table-cell table:style-name="Tabla21.B6" table:number-columns-spanned="3" office:value-type="string">
            <text:p text:style-name="P19">Debe de seleccionar los productos para hacer el pedido.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Flujo normal:</text:p>
          </table:table-cell>
          <table:table-cell table:style-name="Tabla21.B6" table:number-columns-spanned="3" office:value-type="string">
            <text:list xml:id="list4184285890651899559" text:style-name="L69">
              <text:list-item>
                <text:p text:style-name="P123">Llenar los datos del formulario,</text:p>
              </text:list-item>
              <text:list-item>
                <text:p text:style-name="P123">Seleccionar los productos que ofrece el sistema.</text:p>
              </text:list-item>
              <text:list-item>
                <text:p text:style-name="P123">Seleccionar la cantidad de productos que ofrece el sistema.</text:p>
              </text:list-item>
              <text:list-item>
                <text:p text:style-name="P123">El sistema valida que los datos ingresados no tengan errores en el formado de la información.</text:p>
              </text:list-item>
              <text:list-item>
                <text:p text:style-name="P123">El sistema despliega un mensaje advertencia.</text:p>
              </text:list-item>
              <text:list-item>
                <text:p text:style-name="P123">El sistema registra el nuevo usuario.</text:p>
              </text:list-item>
              <text:list-item>
                <text:p text:style-name="P140"><text:span text:style-name="Fuente_20_de_20_párrafo_20_predeter."><text:span text:style-name="T5">El sistema muestra el mensaje indicando el pedido fue exitoso. 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Flujos alternativos:</text:p>
          </table:table-cell>
          <table:table-cell table:style-name="Tabla21.B6" table:number-columns-spanned="3" office:value-type="string">
            <text:list xml:id="list92005824151710" text:continue-numbering="true" text:style-name="L69">
              <text:list-item>
                <text:list>
                  <text:list-item>
                    <text:p text:style-name="P81">Error con la base de datos</text:p>
                  </text:list-item>
                </text:list>
              </text:list-item>
            </text:list>
            <text:list xml:id="list8566574402480821389" text:style-name="L70">
              <text:list-item>
                <text:list>
                  <text:list-item>
                    <text:p text:style-name="P82">Error con la conexión de base de datos.</text:p>
                  </text:list-item>
                  <text:list-item>
                    <text:p text:style-name="P82">Error interno en la base de datos</text:p>
                  </text:list-item>
                </text:list>
              </text:list-item>
            </text:list>
            <text:list xml:id="list92005825165805" text:continue-list="list92005824151710" text:style-name="L69">
              <text:list-item>
                <text:list>
                  <text:list-item>
                    <text:p text:style-name="P81">Error con los datos ingresados.</text:p>
                  </text:list-item>
                </text:list>
              </text:list-item>
            </text:list>
            <text:list xml:id="list1972363032007949559" text:style-name="L71">
              <text:list-item>
                <text:list>
                  <text:list-item>
                    <text:p text:style-name="P83">Error con el formato de algún campo del formulario.</text:p>
                  </text:list-item>
                  <text:list-item>
                    <text:p text:style-name="P83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ext:soft-page-break/>
        <table:table-row>
          <table:table-cell table:style-name="Tabla21.A2" office:value-type="string">
            <text:p text:style-name="P23">Excepciones:</text:p>
          </table:table-cell>
          <table:table-cell table:style-name="Tabla21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Incluye:</text:p>
          </table:table-cell>
          <table:table-cell table:style-name="Tabla21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Prioridad:</text:p>
          </table:table-cell>
          <table:table-cell table:style-name="Tabla21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Frecuencia de uso:</text:p>
          </table:table-cell>
          <table:table-cell table:style-name="Tabla21.B6" table:number-columns-spanned="3" office:value-type="string">
            <text:p text:style-name="P19">Baja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Reglas de Negocio:</text:p>
          </table:table-cell>
          <table:table-cell table:style-name="Tabla21.B6" table:number-columns-spanned="3" office:value-type="string">
            <text:p text:style-name="P19">RN-<text:span text:style-name="T17">18</text:span>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Requisitos especiales:</text:p>
          </table:table-cell>
          <table:table-cell table:style-name="Tabla21.B6" table:number-columns-spanned="3" office:value-type="string">
            <text:list xml:id="list826812442029086312" text:style-name="L72">
              <text:list-item>
                <text:p text:style-name="P103">Tener acceso a internet. </text:p>
              </text:list-item>
              <text:list-item>
                <text:p text:style-name="P103">Buen funcionamiento del sistema(Software y Hardware)</text:p>
              </text:list-item>
              <text:list-item>
                <text:p text:style-name="P103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3">Asunción:</text:p>
          </table:table-cell>
          <table:table-cell table:style-name="Tabla21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21.A18" office:value-type="string">
            <text:p text:style-name="P23">Notas y problemas:</text:p>
          </table:table-cell>
          <table:table-cell table:style-name="Tabla21.B2" table:number-columns-spanned="3" office:value-type="string">
            <text:p text:style-name="P19">Espere alta frecuencia de ejecución de este caso de uso dentro de las primeras 2 semanas después de soltar sistema.</text:p>
          </table:table-cell>
          <table:covered-table-cell/>
          <table:covered-table-cell/>
        </table:table-row>
        <table:table-row>
          <table:table-cell table:style-name="Tabla21.B3" office:value-type="string">
            <text:p text:style-name="P12">Tecnología:</text:p>
          </table:table-cell>
          <table:table-cell table:style-name="Tabla21.B3" table:number-columns-spanned="3" office:value-type="string">
            <text:p text:style-name="P12">Cualquier computadora con un navegador y acceso a internet.</text:p>
          </table:table-cell>
          <table:covered-table-cell/>
          <table:covered-table-cell/>
        </table:table-row>
      </table:table>
      <text:p text:style-name="P12"/>
      <text:p text:style-name="P12"/>
      <text:h text:style-name="P29" text:outline-level="2"><text:bookmark-start text:name="__RefHeading__4050_274517593"/><text:bookmark-start text:name="__RefHeading__6079_442473116"/><text:span text:style-name="T15">Id </text:span><text:bookmark-start text:name="_Toc355607495"/>-20<text:bookmark-end text:name="__RefHeading__4050_274517593"/><text:bookmark-end text:name="__RefHeading__6079_442473116"/><text:bookmark-end text:name="_Toc355607495"/></text:h>
      <text:p text:style-name="P1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23">ID del caso de uso:</text:p>
          </table:table-cell>
          <table:table-cell table:style-name="Tabla22.B1" table:number-columns-spanned="3" office:value-type="string">
            <text:p text:style-name="P19">CU-20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Nombre del caso uso:</text:p>
          </table:table-cell>
          <table:table-cell table:style-name="Tabla22.B2" table:number-columns-spanned="3" office:value-type="string">
            <text:p text:style-name="P21">Anular pedidos.</text:p>
          </table:table-cell>
          <table:covered-table-cell/>
          <table:covered-table-cell/>
        </table:table-row>
        <table:table-row>
          <table:table-cell table:style-name="Tabla22.A3" office:value-type="string">
            <text:p text:style-name="P23">Creado por:</text:p>
          </table:table-cell>
          <table:table-cell table:style-name="Tabla22.B3" office:value-type="string">
            <text:p text:style-name="P19">Carlos Alemán.</text:p>
          </table:table-cell>
          <table:table-cell table:style-name="Tabla22.C3" office:value-type="string">
            <text:p text:style-name="P19">Modificado por:</text:p>
          </table:table-cell>
          <table:table-cell table:style-name="Tabla22.C3" office:value-type="string">
            <text:p text:style-name="P19">Carlos Alemán.</text:p>
          </table:table-cell>
        </table:table-row>
        <table:table-row>
          <table:table-cell table:style-name="Tabla22.A3" office:value-type="string">
            <text:p text:style-name="P23">Fecha de creación:</text:p>
          </table:table-cell>
          <table:table-cell table:style-name="Tabla22.B3" office:value-type="string">
            <text:p text:style-name="P19">Jueves <text:span text:style-name="T12">2</text:span> de mayo del 2013.</text:p>
          </table:table-cell>
          <table:table-cell table:style-name="Tabla22.C3" office:value-type="string">
            <text:p text:style-name="P23">Fecha de Última Actualización:</text:p>
          </table:table-cell>
          <table:table-cell table:style-name="Tabla22.C3" office:value-type="string">
            <text:p text:style-name="P19"><text:span text:style-name="T12">Lunes 6</text:span> de mayo del 2013.</text:p>
          </table:table-cell>
        </table:table-row>
        <table:table-row>
          <table:table-cell table:style-name="Tabla22.A2" office:value-type="string">
            <text:p text:style-name="P23">Actores:</text:p>
          </table:table-cell>
          <table:table-cell table:style-name="Tabla22.B5" table:number-columns-spanned="3" office:value-type="string">
            <text:p text:style-name="P19">Cliente 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Descripción:</text:p>
          </table:table-cell>
          <table:table-cell table:style-name="Tabla22.B6" table:number-columns-spanned="3" office:value-type="string">
            <text:p text:style-name="P19">Se el cliente puede cancelar el pedido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Precondiciones:</text:p>
          </table:table-cell>
          <table:table-cell table:style-name="Tabla22.B6" table:number-columns-spanned="3" office:value-type="string">
            <text:p text:style-name="P19">Tener acceso a internet.</text:p>
            <text:p text:style-name="P19">Ingresar al sistema.</text:p>
            <text:p text:style-name="P19">Ver si el sistema funciona correctamente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Pos-condiciones:</text:p>
          </table:table-cell>
          <table:table-cell table:style-name="Tabla22.B6" table:number-columns-spanned="3" office:value-type="string">
            <text:p text:style-name="P19">El usuario debe seleccionar el pedio a desee anular.</text:p>
            <text:p text:style-name="P19"/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Flujo normal:</text:p>
          </table:table-cell>
          <table:table-cell table:style-name="Tabla22.B6" table:number-columns-spanned="3" office:value-type="string">
            <text:list xml:id="list5759962261030152800" text:style-name="L73">
              <text:list-item>
                <text:p text:style-name="P124">Seleccionar el número de pedidos pendiente.</text:p>
              </text:list-item>
              <text:list-item>
                <text:p text:style-name="P124"><text:soft-page-break/>El usuario indica la anulación del pedido.</text:p>
              </text:list-item>
              <text:list-item>
                <text:p text:style-name="P124">El sistema valida que los datos ingresados no tengan errores en el formado de la información.</text:p>
              </text:list-item>
              <text:list-item>
                <text:p text:style-name="P124">El sistema despliega un mensaje advertencia.</text:p>
              </text:list-item>
              <text:list-item>
                <text:p text:style-name="P124">El sistema registra el nuevo usuario.</text:p>
              </text:list-item>
              <text:list-item>
                <text:p text:style-name="P141"><text:span text:style-name="Fuente_20_de_20_párrafo_20_predeter."><text:span text:style-name="T5">El sistema muestra el mensaje indicando que el pedido fue anulado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Flujos alternativos:</text:p>
          </table:table-cell>
          <table:table-cell table:style-name="Tabla22.B6" table:number-columns-spanned="3" office:value-type="string">
            <text:list xml:id="list92005844145194" text:continue-numbering="true" text:style-name="L73">
              <text:list-item>
                <text:list>
                  <text:list-item>
                    <text:p text:style-name="P84">Error con la base de datos</text:p>
                  </text:list-item>
                </text:list>
              </text:list-item>
            </text:list>
            <text:list xml:id="list1443759361594571350" text:style-name="L74">
              <text:list-item>
                <text:list>
                  <text:list-item>
                    <text:p text:style-name="P85">Error con la conexión de base de datos.</text:p>
                  </text:list-item>
                  <text:list-item>
                    <text:p text:style-name="P85">Error interno en la base de datos</text:p>
                  </text:list-item>
                </text:list>
              </text:list-item>
            </text:list>
            <text:list xml:id="list92005845142185" text:continue-list="list92005844145194" text:style-name="L73">
              <text:list-item>
                <text:list>
                  <text:list-item>
                    <text:p text:style-name="P84">Error con los datos ingresados.</text:p>
                  </text:list-item>
                </text:list>
              </text:list-item>
            </text:list>
            <text:list xml:id="list2442283774728200589" text:style-name="L75">
              <text:list-item>
                <text:list>
                  <text:list-item>
                    <text:p text:style-name="P86">Error con el formato de algún campo del formulario.</text:p>
                  </text:list-item>
                  <text:list-item>
                    <text:p text:style-name="P86">Error con la existencia del mismo usuario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Excepciones:</text:p>
          </table:table-cell>
          <table:table-cell table:style-name="Tabla22.B6" table:number-columns-spanned="3" office:value-type="string">
            <text:p text:style-name="P19">El ordenador no responde.</text:p>
            <text:p text:style-name="P19">El ordenados esta averiado.</text:p>
            <text:p text:style-name="P19">Problemas con la conexión a internet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Incluye:</text:p>
          </table:table-cell>
          <table:table-cell table:style-name="Tabla22.B6" table:number-columns-spanned="3" office:value-type="string">
            <text:p text:style-name="P19">Autenticar la identidad del usuario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Prioridad:</text:p>
          </table:table-cell>
          <table:table-cell table:style-name="Tabla22.B6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Frecuencia de uso:</text:p>
          </table:table-cell>
          <table:table-cell table:style-name="Tabla22.B6" table:number-columns-spanned="3" office:value-type="string">
            <text:p text:style-name="P19">Baja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Reglas de Negocio:</text:p>
          </table:table-cell>
          <table:table-cell table:style-name="Tabla22.B6" table:number-columns-spanned="3" office:value-type="string">
            <text:p text:style-name="P19">RN-1<text:span text:style-name="T17">9</text:span>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Requisitos especiales:</text:p>
          </table:table-cell>
          <table:table-cell table:style-name="Tabla22.B6" table:number-columns-spanned="3" office:value-type="string">
            <text:list xml:id="list6702186704071905444" text:style-name="L76">
              <text:list-item>
                <text:p text:style-name="P104">Tener accesos a internet.</text:p>
              </text:list-item>
              <text:list-item>
                <text:p text:style-name="P104">Buen funcionamiento del sistema(Software y Hardware)</text:p>
              </text:list-item>
              <text:list-item>
                <text:p text:style-name="P104">Recuperación ante fallos</text:p>
              </text:list-item>
            </text:list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3">Asunción:</text:p>
          </table:table-cell>
          <table:table-cell table:style-name="Tabla22.B6" table:number-columns-spanned="3" office:value-type="string">
            <text:p text:style-name="P19">El usuario debería saber cómo usar el sistema</text:p>
            <text:p text:style-name="P19">Los datos ingresados por el jefe deberían de ser correctos</text:p>
          </table:table-cell>
          <table:covered-table-cell/>
          <table:covered-table-cell/>
        </table:table-row>
        <table:table-row>
          <table:table-cell table:style-name="Tabla22.A18" office:value-type="string">
            <text:p text:style-name="P23">Notas y problemas:</text:p>
          </table:table-cell>
          <table:table-cell table:style-name="Tabla22.B2" table:number-columns-spanned="3" office:value-type="string">
            <text:p text:style-name="P19">Espere alta frecuencia de ejecución de este caso de uso dentro de las primeras 2 semanas después de soltar sistema.</text:p>
          </table:table-cell>
          <table:covered-table-cell/>
          <table:covered-table-cell/>
        </table:table-row>
        <table:table-row>
          <table:table-cell table:style-name="Tabla22.B3" office:value-type="string">
            <text:p text:style-name="P12">Tecnología:</text:p>
          </table:table-cell>
          <table:table-cell table:style-name="Tabla22.B3" table:number-columns-spanned="3" office:value-type="string">
            <text:p text:style-name="P12">Cualquier computadora con un navegador y acceso a internet.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C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C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Normal" style:default-outline-level="1">
      <style:paragraph-properties fo:margin-top="0.176cm" fo:margin-bottom="0.176cm" style:contextual-spacing="false" fo:hyphenation-ladder-count="no-limit"/>
      <style:text-properties fo:font-size="24pt" fo:font-weight="bold" style:font-name-asian="Times New Roman" style:font-family-asian="'Times New Roman'" style:font-family-generic-asian="roman" style:font-pitch-asian="variable" style:font-size-asian="24pt" style:language-asian="es" style:country-asian="CR" style:font-weight-asian="bold" style:font-name-complex="Times New Roman" style:font-family-complex="'Times New Roman'" style:font-family-generic-complex="roman" style:font-pitch-complex="variable" style:font-size-complex="24pt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1.5pt" fo:hyphenate="false"/>
    </style:style>
    <style:style style:name="Título_20_3" style:display-name="Título 3" style:family="paragraph" style:parent-style-name="Standard" style:next-style-name="Text_20_body" style:default-outline-level="3">
      <style:paragraph-properties fo:margin-top="0.106cm" fo:margin-bottom="0.106cm" style:contextual-spacing="false" fo:hyphenation-ladder-count="no-limit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able_20_Head" style:display-name="Table Head" style:family="paragraph" style:parent-style-name="Título_20_3" style:next-style-name="Table_20_Text" style:default-outline-level="3" style:list-style-name="">
      <style:paragraph-properties fo:margin-top="0.529cm" fo:margin-bottom="0cm" style:contextual-spacing="false" fo:line-height="0.423cm" fo:hyphenation-ladder-count="no-limit" fo:keep-with-next="auto"/>
      <style:text-properties fo:font-style="italic" style:font-style-asian="italic" fo:hyphenate="false"/>
    </style:style>
    <style:style style:name="Table_20_Text" style:display-name="Table Text" style:family="paragraph" style:parent-style-name="Standard">
      <style:paragraph-properties fo:margin-left="0.127cm" fo:margin-right="0.127cm" fo:margin-top="0.071cm" fo:margin-bottom="0.071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Título_20_de_20_TDC" style:display-name="Título de TDC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keep-together="always" fo:orphans="2" fo:widows="2" fo:hyphenation-ladder-count="no-limit" fo:keep-with-next="always" style:vertical-align="auto"/>
      <style:text-properties fo:color="#2e74b5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Numbering_20_Symbols" style:display-name="Numbering Symbols" style:family="text"/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/>
    </style:style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Título_20_2_20_Car" style:display-name="Título 2 Car" style:family="text" style:parent-style-name="Fuente_20_de_20_párrafo_20_predeter.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1.5pt"/>
    </style:style>
    <style:style style:name="Título_20_4_20_Car" style:display-name="Título 4 Car" style:family="text" style:parent-style-name="Fuente_20_de_20_párrafo_20_predeter.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ize-complex="10.5pt" style:font-style-complex="italic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1pt" style:font-size-asian="11pt"/>
    </style:style>
    <style:style style:name="MT1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shadow="none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footer>
        <text:p text:style-name="Normal"/>
        <text:p text:style-name="Normal"/>
      </style:footer>
    </style:master-page>
    <style:master-page style:name="MPF0" style:page-layout-name="Mpm3" style:next-style-name="MP0">
      <style:footer>
        <text:p text:style-name="MP1"><text:span text:style-name="Fuente_20_de_20_párrafo_20_predeter."><text:span text:style-name="MT1"><text:page-number text:select-page="current">1</text:page-number></text:span></text:span></text:p>
        <text:p text:style-name="Footer"/>
      </style:footer>
    </style:master-page>
    <style:master-page style:name="MP1" style:page-layout-name="Mpm4">
      <style:footer>
        <text:p text:style-name="MP2"><text:page-number text:select-page="current">31</text:page-number></text:p>
      </style:footer>
    </style:master-page>
    <style:master-page style:name="Endnot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ff819b65674ae6c83f3cbab9e4a4c2b292a7a94</meta:generator>
    <meta:creation-date>2013-05-05T21:05:00</meta:creation-date>
    <dc:date>2014-08-22T09:20:05.298000000</dc:date>
    <meta:editing-cycles>32</meta:editing-cycles>
    <meta:editing-duration>PT7H55M40S</meta:editing-duration>
    <meta:document-statistic meta:table-count="22" meta:image-count="0" meta:object-count="0" meta:page-count="36" meta:paragraph-count="1249" meta:word-count="6377" meta:character-count="37701" meta:non-whitespace-character-count="32842"/>
    <meta:template xlink:type="simple" xlink:actuate="onRequest" xlink:title="" xlink:href="Normal.dotm"/>
  </office:meta>
</office:document-meta>
</file>